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border-bottom="none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order-left="0.99pt groove #000000" fo:border-right="none" fo:border-top="none"/>
    </style:style>
    <style:style style:name="ce7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Default">
      <style:table-cell-properties fo:border-bottom="none" fo:border-left="0.99pt solid #000000" fo:border-right="0.99pt solid #000000" fo:border-top="none"/>
    </style:style>
    <style:style style:name="ce6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fo:border-bottom="none" fo:border-left="none" fo:border-right="none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7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78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79" style:family="table-cell" style:parent-style-name="Default">
      <style:table-cell-properties fo:border-bottom="0.99pt ridge #000000" fo:background-color="transparent" fo:border-left="0.99pt ridge #000000" fo:border-right="none" fo:border-top="none"/>
    </style:style>
    <style:style style:name="ce13" style:family="table-cell" style:parent-style-name="Default">
      <style:table-cell-properties fo:border-bottom="none" fo:border-left="none" fo:border-right="0.99pt groove #000000" fo:border-top="0.99pt groove #000000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</style:style>
    <style:style style:name="ce44" style:family="table-cell" style:parent-style-name="Default">
      <style:table-cell-properties fo:border-bottom="none" fo:border-left="0.99pt solid #000000" fo:border-right="none" fo:border-top="none"/>
    </style:style>
    <style:style style:name="ce4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0.99pt groove #000000" fo:border-left="none" fo:border-right="none" fo:border-top="0.99pt groove #000000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in"/>
    </style:style>
    <style:style style:name="ce1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0.99pt ridge #000000" fo:border-right="0.99pt ridge #000000" fo:border-top="none"/>
    </style:style>
    <style:style style:name="ce21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>
      <style:table-cell-properties fo:border-bottom="0.99pt solid #000000" fo:border-left="none" fo:border-right="none" fo:border-top="none"/>
    </style:style>
    <style:style style:name="ce22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99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100" style:family="table-cell" style:parent-style-name="Default">
      <style:table-cell-properties fo:border-bottom="0.99pt ridge #000000" fo:background-color="transparent" fo:border-left="none" fo:border-right="0.99pt ridge #000000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>
      <style:table-cell-properties fo:border-bottom="none" fo:border-left="none" fo:border-right="0.99pt solid #000000" fo:border-top="none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104" style:family="table-cell" style:parent-style-name="Default">
      <style:table-cell-properties fo:border-bottom="none" fo:background-color="transparent" fo:border-left="0.99pt groove #000000" fo:border-right="none" fo:border-top="0.99pt groove #000000"/>
    </style:style>
    <style:style style:name="ce105" style:family="table-cell" style:parent-style-name="Default">
      <style:table-cell-properties fo:border-bottom="none" fo:background-color="transparent" fo:border-left="0.99pt groove #000000" fo:border-right="none" fo:border-top="none"/>
    </style:style>
    <style:style style:name="ce106" style:family="table-cell" style:parent-style-name="Default">
      <style:table-cell-properties fo:border-bottom="0.99pt groove #000000" fo:background-color="transparent" fo:border-left="0.99pt groove #000000" fo:border-right="none" fo:border-top="none"/>
    </style:style>
    <style:style style:name="ce92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08" style:family="table-cell" style:parent-style-name="Default">
      <style:table-cell-properties fo:border-bottom="none" fo:background-color="transparent" fo:border-left="none" fo:border-right="none" fo:border-top="0.99pt groove #000000"/>
    </style:style>
    <style:style style:name="ce109" style:family="table-cell" style:parent-style-name="Default">
      <style:table-cell-properties fo:border-bottom="0.99pt groove #000000" fo:background-color="transparent" fo:border-left="none" fo:border-right="none" fo:border-top="none"/>
    </style:style>
    <style:style style:name="ce93" style:family="table-cell" style:parent-style-name="Default">
      <style:table-cell-properties fo:border-bottom="0.99pt solid #000000" fo:border-left="none" fo:border-right="none" fo:border-top="0.99pt solid #000000"/>
    </style:style>
    <style:style style:name="ce111" style:family="table-cell" style:parent-style-name="Default">
      <style:table-cell-properties fo:border-bottom="none" fo:background-color="transparent" fo:border-left="none" fo:border-right="0.99pt groove #000000" fo:border-top="0.99pt groove #000000"/>
    </style:style>
    <style:style style:name="ce112" style:family="table-cell" style:parent-style-name="Default">
      <style:table-cell-properties fo:border-bottom="none" fo:background-color="transparent" fo:border-left="none" fo:border-right="0.99pt groove #000000" fo:border-top="none"/>
    </style:style>
    <style:style style:name="ce113" style:family="table-cell" style:parent-style-name="Default">
      <style:table-cell-properties fo:border-bottom="0.99pt groove #000000" fo:background-color="transparent" fo:border-left="none" fo:border-right="0.99pt groove #000000" fo:border-top="none"/>
    </style:style>
    <style:style style:name="ce94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Default" style:data-style-name="N1">
      <style:table-cell-properties fo:border-bottom="none" fo:border-left="0.99pt ridge #000000" fo:border-right="none" fo:border-top="0.99pt ridge #000000"/>
    </style:style>
    <style:style style:name="ce26" style:family="table-cell" style:parent-style-name="Default" style:data-style-name="N1">
      <style:table-cell-properties fo:border-bottom="none" fo:border-left="0.99pt ridge #000000" fo:border-right="none" fo:border-top="none"/>
    </style:style>
    <style:style style:name="ce27" style:family="table-cell" style:parent-style-name="Default" style:data-style-name="N1">
      <style:table-cell-properties fo:border-bottom="0.99pt ridge #000000" fo:border-left="0.99pt ridge #000000" fo:border-right="none" fo:border-top="none"/>
    </style:style>
    <style:style style:name="ce28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 style:data-style-name="N1">
      <style:table-cell-properties fo:border-bottom="0.99pt ridge #000000" fo:border-left="none" fo:border-right="none" fo:border-top="none"/>
    </style:style>
    <style:style style:name="ce31" style:family="table-cell" style:parent-style-name="Default" style:data-style-name="N1">
      <style:table-cell-properties fo:border-bottom="none" fo:border-left="none" fo:border-right="0.99pt ridge #000000" fo:border-top="0.99pt ridge #000000"/>
    </style:style>
    <style:style style:name="ce32" style:family="table-cell" style:parent-style-name="Default" style:data-style-name="N1">
      <style:table-cell-properties fo:border-bottom="none" fo:border-left="none" fo:border-right="0.99pt ridge #000000" fo:border-top="none"/>
    </style:style>
    <style:style style:name="ce33" style:family="table-cell" style:parent-style-name="Default" style:data-style-name="N1">
      <style:table-cell-properties fo:border-bottom="0.99pt ridge #000000" fo:border-left="none" fo:border-right="0.99pt ridge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end" fo:margin-left="0in"/>
    </style:style>
    <style:style style:name="ce3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in"/>
    </style:style>
    <style:style style:name="ce3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end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in"/>
    </style:style>
    <style:style style:name="ce4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0in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ce141" style:family="table-cell" style:parent-style-name="Default">
      <style:table-cell-properties fo:border-bottom="none" style:text-align-source="value-type" style:repeat-content="false" fo:border-left="none" fo:border-right="0.99pt solid #000000" fo:border-top="non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933in" svg:height="8.0835in" svg:x="56.878in" svg:y="0in">
            <draw:object draw:notify-on-update-of-ranges="Sheet1.C4:Sheet1.C4 Sheet1.C5:Sheet1.C36 Sheet1.M4:Sheet1.M4 Sheet1.M5:Sheet1.M36 Sheet1.N4:Sheet1.N4 Sheet1.N5:Sheet1.N36 Sheet1.O4:Sheet1.O4 Sheet1.O5:Sheet1.O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961in" svg:height="8.1465in" svg:x="70.726in" svg:y="0in">
            <draw:object draw:notify-on-update-of-ranges="Sheet1.P4:Sheet1.P4 Sheet1.P5:Sheet1.P36 Sheet1.Q4:Sheet1.Q4 Sheet1.Q5:Sheet1.Q36 Sheet1.R4:Sheet1.R4 Sheet1.R5:Sheet1.R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7165in" svg:height="8.178in" svg:x="83.7331in" svg:y="0in">
            <draw:object draw:notify-on-update-of-ranges="Sheet1.S4:Sheet1.S4 Sheet1.S5:Sheet1.S36 Sheet1.T4:Sheet1.T4 Sheet1.T5:Sheet1.T36 Sheet1.U4:Sheet1.U4 Sheet1.U5:Sheet1.U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4972in" svg:height="8.2409in" svg:x="97.1303in" svg:y="0in">
            <draw:object draw:notify-on-update-of-ranges="Sheet1.V4:Sheet1.V4 Sheet1.V5:Sheet1.V36 Sheet1.W4:Sheet1.W4 Sheet1.W5:Sheet1.W36 Sheet1.X4:Sheet1.X4 Sheet1.X5:Sheet1.X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.0142in" svg:height="8.1256in" svg:x="56.939in" svg:y="9.3807in">
            <draw:object draw:notify-on-update-of-ranges="Sheet1.C59:Sheet1.C59 Sheet1.C60:Sheet1.C91 Sheet1.M59:Sheet1.M59 Sheet1.M60:Sheet1.M91 Sheet1.N59:Sheet1.N59 Sheet1.N60:Sheet1.N91 Sheet1.O59:Sheet1.O59 Sheet1.O60:Sheet1.O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9992in" svg:height="8.2835in" svg:x="70.8362in" svg:y="9.2744in">
            <draw:object draw:notify-on-update-of-ranges="Sheet1.P59:Sheet1.P59 Sheet1.P60:Sheet1.P91 Sheet1.Q59:Sheet1.Q59 Sheet1.Q60:Sheet1.Q91 Sheet1.R59:Sheet1.R59 Sheet1.R60:Sheet1.R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.0193in" svg:height="8.2421in" svg:x="84.3803in" svg:y="9.2937in">
            <draw:object draw:notify-on-update-of-ranges="Sheet1.S59:Sheet1.S59 Sheet1.S60:Sheet1.S91 Sheet1.T59:Sheet1.T59 Sheet1.T60:Sheet1.T91 Sheet1.U59:Sheet1.U59 Sheet1.U60:Sheet1.U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.8181in" svg:height="8.265in" svg:x="98.0598in" svg:y="9.2606in">
            <draw:object draw:notify-on-update-of-ranges="Sheet1.V59:Sheet1.V59 Sheet1.V60:Sheet1.V91 Sheet1.W59:Sheet1.W59 Sheet1.W60:Sheet1.W91 Sheet1.X59:Sheet1.X59 Sheet1.X60:Sheet1.X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2" table:default-cell-style-name="ce78"/>
        <table:table-column table:style-name="co2" table:number-columns-repeated="7" table:default-cell-style-name="Default"/>
        <table:table-column table:style-name="co2" table:default-cell-style-name="ce49"/>
        <table:table-column table:style-name="co2" table:default-cell-style-name="ce26"/>
        <table:table-column table:style-name="co2" table:default-cell-style-name="ce29"/>
        <table:table-column table:style-name="co2" table:default-cell-style-name="ce32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44"/>
        <table:table-column table:style-name="co2" table:default-cell-style-name="Default"/>
        <table:table-column table:style-name="co2" table:default-cell-style-name="ce49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/>
          <table:table-cell table:style-name="Default"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/>
          <table:table-cell table:style-name="Default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arger system</text:p>
          </table:table-cell>
          <table:table-cell table:style-name="ce7"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float" office:value="110571868.4" calcext:value-type="float">
            <text:p>110571868.4</text:p>
          </table:table-cell>
          <table:table-cell office:value-type="float" office:value="109112343" calcext:value-type="float">
            <text:p>109112343</text:p>
          </table:table-cell>
          <table:table-cell table:style-name="ce87" office:value-type="float" office:value="110346179" calcext:value-type="float">
            <text:p>110346179</text:p>
          </table:table-cell>
          <table:table-cell table:style-name="ce99" office:value-type="float" office:value="109068203" calcext:value-type="float">
            <text:p>109068203</text:p>
          </table:table-cell>
          <table:table-cell table:style-name="ce104" office:value-type="float" office:value="109447331" calcext:value-type="float">
            <text:p>109447331</text:p>
          </table:table-cell>
          <table:table-cell table:style-name="ce108" office:value-type="float" office:value="110685013" calcext:value-type="float">
            <text:p>110685013</text:p>
          </table:table-cell>
          <table:table-cell table:style-name="ce111" office:value-type="float" office:value="111184373" calcext:value-type="float">
            <text:p>111184373</text:p>
          </table:table-cell>
          <table:table-cell table:style-name="ce104" office:value-type="float" office:value="109265639" calcext:value-type="float">
            <text:p>109265639</text:p>
          </table:table-cell>
          <table:table-cell table:style-name="ce108" office:value-type="float" office:value="110837507" calcext:value-type="float">
            <text:p>110837507</text:p>
          </table:table-cell>
          <table:table-cell table:style-name="ce111" office:value-type="float" office:value="109068203" calcext:value-type="float">
            <text:p>109068203</text:p>
          </table:table-cell>
          <table:table-cell table:style-name="ce25" table:formula="of:=([.D5]+[.G5]+[.J5])/3" office:value-type="float" office:value="109275104.333333" calcext:value-type="float">
            <text:p>109275104</text:p>
          </table:table-cell>
          <table:table-cell table:style-name="ce28" table:formula="of:=([.E5]+[.H5]+[.K5])/3" office:value-type="float" office:value="110622899.666667" calcext:value-type="float">
            <text:p>110622900</text:p>
          </table:table-cell>
          <table:table-cell table:style-name="ce31" table:formula="of:=([.F5]+[.I5]+[.L5])/3" office:value-type="float" office:value="109773593" calcext:value-type="float">
            <text:p>109773593</text:p>
          </table:table-cell>
          <table:table-cell table:style-name="ce34" table:formula="of:=[.C5]/[.M5]" office:value-type="float" office:value="1.01186696708805" calcext:value-type="float">
            <text:p>1.01186696708805</text:p>
          </table:table-cell>
          <table:table-cell table:style-name="ce37" table:formula="of:=[.C5]/[.N5]" office:value-type="float" office:value="0.999538691655883" calcext:value-type="float">
            <text:p>0.999538691655883</text:p>
          </table:table-cell>
          <table:table-cell table:style-name="ce40" table:formula="of:=[.C5]/[.O5]" office:value-type="float" office:value="1.0072720166862" calcext:value-type="float">
            <text:p>1.0072720166862</text:p>
          </table:table-cell>
          <table:table-cell table:style-name="ce34" table:formula="of:=[.M5]/[.M5]" office:value-type="float" office:value="1" calcext:value-type="float">
            <text:p>1</text:p>
          </table:table-cell>
          <table:table-cell table:style-name="ce37" table:formula="of:=[.N5]/[.N5]" office:value-type="float" office:value="1" calcext:value-type="float">
            <text:p>1</text:p>
          </table:table-cell>
          <table:table-cell table:style-name="ce40" table:formula="of:=[.O5]/[.O5]" office:value-type="float" office:value="1" calcext:value-type="float">
            <text:p>1</text:p>
          </table:table-cell>
          <table:table-cell table:style-name="ce43" table:formula="of:=[.P5]/1" office:value-type="float" office:value="1.01186696708805" calcext:value-type="float">
            <text:p>1.01186696708805</text:p>
          </table:table-cell>
          <table:table-cell table:style-name="ce46" table:formula="of:=[.Q5]/1" office:value-type="float" office:value="0.999538691655883" calcext:value-type="float">
            <text:p>0.999538691655883</text:p>
          </table:table-cell>
          <table:table-cell table:style-name="ce48" table:formula="of:=[.R5]/1" office:value-type="float" office:value="1.0072720166862" calcext:value-type="float">
            <text:p>1.0072720166862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56602813" calcext:value-type="float">
            <text:p>56602813</text:p>
          </table:table-cell>
          <table:table-cell table:style-name="ce87" office:value-type="float" office:value="83379247" calcext:value-type="float">
            <text:p>83379247</text:p>
          </table:table-cell>
          <table:table-cell table:style-name="ce99" office:value-type="float" office:value="55468052" calcext:value-type="float">
            <text:p>55468052</text:p>
          </table:table-cell>
          <table:table-cell table:style-name="ce105" office:value-type="float" office:value="55249078" calcext:value-type="float">
            <text:p>55249078</text:p>
          </table:table-cell>
          <table:table-cell table:style-name="ce87" office:value-type="float" office:value="81220349" calcext:value-type="float">
            <text:p>81220349</text:p>
          </table:table-cell>
          <table:table-cell table:style-name="ce112" office:value-type="float" office:value="61368923" calcext:value-type="float">
            <text:p>61368923</text:p>
          </table:table-cell>
          <table:table-cell table:style-name="ce105" office:value-type="float" office:value="55501319" calcext:value-type="float">
            <text:p>55501319</text:p>
          </table:table-cell>
          <table:table-cell table:style-name="ce87" office:value-type="float" office:value="75198597" calcext:value-type="float">
            <text:p>75198597</text:p>
          </table:table-cell>
          <table:table-cell table:style-name="ce112" office:value-type="float" office:value="55468052" calcext:value-type="float">
            <text:p>55468052</text:p>
          </table:table-cell>
          <table:table-cell table:formula="of:=([.D6]+[.G6]+[.J6])/3" office:value-type="float" office:value="55784403.3333333" calcext:value-type="float">
            <text:p>55784403</text:p>
          </table:table-cell>
          <table:table-cell table:formula="of:=([.E6]+[.H6]+[.K6])/3" office:value-type="float" office:value="79932731" calcext:value-type="float">
            <text:p>79932731</text:p>
          </table:table-cell>
          <table:table-cell table:formula="of:=([.F6]+[.I6]+[.L6])/3" office:value-type="float" office:value="57435009" calcext:value-type="float">
            <text:p>57435009</text:p>
          </table:table-cell>
          <table:table-cell table:formula="of:=[.C6]/[.M6]" office:value-type="float" office:value="1.98212872761747" calcext:value-type="float">
            <text:p>1.98212872761747</text:p>
          </table:table-cell>
          <table:table-cell table:formula="of:=[.C6]/[.N6]" office:value-type="float" office:value="1.38331152979122" calcext:value-type="float">
            <text:p>1.38331152979122</text:p>
          </table:table-cell>
          <table:table-cell table:formula="of:=[.C6]/[.O6]" office:value-type="float" office:value="1.92516498778646" calcext:value-type="float">
            <text:p>1.92516498778646</text:p>
          </table:table-cell>
          <table:table-cell table:formula="of:=[.M5]/[.M6]" office:value-type="float" office:value="1.95888273072264" calcext:value-type="float">
            <text:p>1.95888273072264</text:p>
          </table:table-cell>
          <table:table-cell table:formula="of:=[.N5]/[.N6]" office:value-type="float" office:value="1.38394995745443" calcext:value-type="float">
            <text:p>1.38394995745443</text:p>
          </table:table-cell>
          <table:table-cell table:formula="of:=[.O5]/[.O6]" office:value-type="float" office:value="1.9112662278855" calcext:value-type="float">
            <text:p>1.9112662278855</text:p>
          </table:table-cell>
          <table:table-cell table:formula="of:=[.P6]/2" office:value-type="float" office:value="0.991064363808737" calcext:value-type="float">
            <text:p>0.991064363808737</text:p>
          </table:table-cell>
          <table:table-cell table:formula="of:=[.Q6]/2" office:value-type="float" office:value="0.69165576489561" calcext:value-type="float">
            <text:p>0.69165576489561</text:p>
          </table:table-cell>
          <table:table-cell table:formula="of:=[.R6]/2" office:value-type="float" office:value="0.962582493893228" calcext:value-type="float">
            <text:p>0.962582493893228</text:p>
          </table:table-cell>
          <table:table-cell table:number-columns-repeated="3" table:style-name="ce20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37712651" calcext:value-type="float">
            <text:p>37712651</text:p>
          </table:table-cell>
          <table:table-cell table:style-name="ce87" office:value-type="float" office:value="39924170" calcext:value-type="float">
            <text:p>39924170</text:p>
          </table:table-cell>
          <table:table-cell table:style-name="ce99" office:value-type="float" office:value="37236233" calcext:value-type="float">
            <text:p>37236233</text:p>
          </table:table-cell>
          <table:table-cell table:style-name="ce105" office:value-type="float" office:value="37411982" calcext:value-type="float">
            <text:p>37411982</text:p>
          </table:table-cell>
          <table:table-cell table:style-name="ce87" office:value-type="float" office:value="40930095" calcext:value-type="float">
            <text:p>40930095</text:p>
          </table:table-cell>
          <table:table-cell table:style-name="ce112" office:value-type="float" office:value="39676105" calcext:value-type="float">
            <text:p>39676105</text:p>
          </table:table-cell>
          <table:table-cell table:style-name="ce105" office:value-type="float" office:value="37528479" calcext:value-type="float">
            <text:p>37528479</text:p>
          </table:table-cell>
          <table:table-cell table:style-name="ce87" office:value-type="float" office:value="40100570" calcext:value-type="float">
            <text:p>40100570</text:p>
          </table:table-cell>
          <table:table-cell table:style-name="ce112" office:value-type="float" office:value="37236233" calcext:value-type="float">
            <text:p>37236233</text:p>
          </table:table-cell>
          <table:table-cell table:formula="of:=([.D7]+[.G7]+[.J7])/3" office:value-type="float" office:value="37551037.3333333" calcext:value-type="float">
            <text:p>37551037</text:p>
          </table:table-cell>
          <table:table-cell table:formula="of:=([.E7]+[.H7]+[.K7])/3" office:value-type="float" office:value="40318278.3333333" calcext:value-type="float">
            <text:p>40318278</text:p>
          </table:table-cell>
          <table:table-cell table:formula="of:=([.F7]+[.I7]+[.L7])/3" office:value-type="float" office:value="38049523.6666667" calcext:value-type="float">
            <text:p>38049524</text:p>
          </table:table-cell>
          <table:table-cell table:formula="of:=[.C7]/[.M7]" office:value-type="float" office:value="2.94457560302462" calcext:value-type="float">
            <text:p>2.94457560302462</text:p>
          </table:table-cell>
          <table:table-cell table:formula="of:=[.C7]/[.N7]" office:value-type="float" office:value="2.74247495108401" calcext:value-type="float">
            <text:p>2.74247495108401</text:p>
          </table:table-cell>
          <table:table-cell table:formula="of:=[.C7]/[.O7]" office:value-type="float" office:value="2.90599875490338" calcext:value-type="float">
            <text:p>2.90599875490338</text:p>
          </table:table-cell>
          <table:table-cell table:formula="of:=[.M5]/[.M7]" office:value-type="float" office:value="2.91004222768387" calcext:value-type="float">
            <text:p>2.91004222768387</text:p>
          </table:table-cell>
          <table:table-cell table:formula="of:=[.N5]/[.N7]" office:value-type="float" office:value="2.74374066154528" calcext:value-type="float">
            <text:p>2.74374066154528</text:p>
          </table:table-cell>
          <table:table-cell table:formula="of:=[.O5]/[.O7]" office:value-type="float" office:value="2.88501884968845" calcext:value-type="float">
            <text:p>2.88501884968845</text:p>
          </table:table-cell>
          <table:table-cell table:formula="of:=[.P7]/3" office:value-type="float" office:value="0.981525201008206" calcext:value-type="float">
            <text:p>0.981525201008206</text:p>
          </table:table-cell>
          <table:table-cell table:formula="of:=[.Q7]/3" office:value-type="float" office:value="0.914158317028005" calcext:value-type="float">
            <text:p>0.914158317028005</text:p>
          </table:table-cell>
          <table:table-cell table:formula="of:=[.R7]/3" office:value-type="float" office:value="0.96866625163446" calcext:value-type="float">
            <text:p>0.96866625163446</text:p>
          </table:table-cell>
          <table:table-cell table:style-name="ce5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style-name="ce56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30568940" calcext:value-type="float">
            <text:p>30568940</text:p>
          </table:table-cell>
          <table:table-cell table:style-name="ce87" office:value-type="float" office:value="30376950" calcext:value-type="float">
            <text:p>30376950</text:p>
          </table:table-cell>
          <table:table-cell table:style-name="ce99" office:value-type="float" office:value="27860942" calcext:value-type="float">
            <text:p>27860942</text:p>
          </table:table-cell>
          <table:table-cell table:style-name="ce105" office:value-type="float" office:value="28466762" calcext:value-type="float">
            <text:p>28466762</text:p>
          </table:table-cell>
          <table:table-cell table:style-name="ce87" office:value-type="float" office:value="30566143" calcext:value-type="float">
            <text:p>30566143</text:p>
          </table:table-cell>
          <table:table-cell table:style-name="ce112" office:value-type="float" office:value="41898815" calcext:value-type="float">
            <text:p>41898815</text:p>
          </table:table-cell>
          <table:table-cell table:style-name="ce105" office:value-type="float" office:value="27958708" calcext:value-type="float">
            <text:p>27958708</text:p>
          </table:table-cell>
          <table:table-cell table:style-name="ce87" office:value-type="float" office:value="30477257" calcext:value-type="float">
            <text:p>30477257</text:p>
          </table:table-cell>
          <table:table-cell table:style-name="ce112" office:value-type="float" office:value="27860942" calcext:value-type="float">
            <text:p>27860942</text:p>
          </table:table-cell>
          <table:table-cell table:formula="of:=([.D8]+[.G8]+[.J8])/3" office:value-type="float" office:value="28998136.6666667" calcext:value-type="float">
            <text:p>28998137</text:p>
          </table:table-cell>
          <table:table-cell table:formula="of:=([.E8]+[.H8]+[.K8])/3" office:value-type="float" office:value="30473450" calcext:value-type="float">
            <text:p>30473450</text:p>
          </table:table-cell>
          <table:table-cell table:formula="of:=([.F8]+[.I8]+[.L8])/3" office:value-type="float" office:value="32540233" calcext:value-type="float">
            <text:p>32540233</text:p>
          </table:table-cell>
          <table:table-cell table:formula="of:=[.C8]/[.M8]" office:value-type="float" office:value="3.81306804885509" calcext:value-type="float">
            <text:p>3.81306804885509</text:p>
          </table:table-cell>
          <table:table-cell table:formula="of:=[.C8]/[.N8]" office:value-type="float" office:value="3.62846571031504" calcext:value-type="float">
            <text:p>3.62846571031504</text:p>
          </table:table-cell>
          <table:table-cell table:formula="of:=[.C8]/[.O8]" office:value-type="float" office:value="3.39800481453221" calcext:value-type="float">
            <text:p>3.39800481453221</text:p>
          </table:table-cell>
          <table:table-cell table:formula="of:=[.M5]/[.M8]" office:value-type="float" office:value="3.76834917323998" calcext:value-type="float">
            <text:p>3.76834917323998</text:p>
          </table:table-cell>
          <table:table-cell table:formula="of:=[.N5]/[.N8]" office:value-type="float" office:value="3.63014032433698" calcext:value-type="float">
            <text:p>3.63014032433698</text:p>
          </table:table-cell>
          <table:table-cell table:formula="of:=[.O5]/[.O8]" office:value-type="float" office:value="3.37347286357784" calcext:value-type="float">
            <text:p>3.37347286357784</text:p>
          </table:table-cell>
          <table:table-cell table:formula="of:=[.P8]/4" office:value-type="float" office:value="0.953267012213773" calcext:value-type="float">
            <text:p>0.953267012213773</text:p>
          </table:table-cell>
          <table:table-cell table:formula="of:=[.Q8]/4" office:value-type="float" office:value="0.907116427578761" calcext:value-type="float">
            <text:p>0.907116427578761</text:p>
          </table:table-cell>
          <table:table-cell table:formula="of:=[.R8]/4" office:value-type="float" office:value="0.849501203633053" calcext:value-type="float">
            <text:p>0.849501203633053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22861434" calcext:value-type="float">
            <text:p>22861434</text:p>
          </table:table-cell>
          <table:table-cell table:style-name="ce87" office:value-type="float" office:value="24048943" calcext:value-type="float">
            <text:p>24048943</text:p>
          </table:table-cell>
          <table:table-cell table:style-name="ce99" office:value-type="float" office:value="22764424" calcext:value-type="float">
            <text:p>22764424</text:p>
          </table:table-cell>
          <table:table-cell table:style-name="ce105" office:value-type="float" office:value="23376440" calcext:value-type="float">
            <text:p>23376440</text:p>
          </table:table-cell>
          <table:table-cell table:style-name="ce87" office:value-type="float" office:value="24002214" calcext:value-type="float">
            <text:p>24002214</text:p>
          </table:table-cell>
          <table:table-cell table:style-name="ce112" office:value-type="float" office:value="26850934" calcext:value-type="float">
            <text:p>26850934</text:p>
          </table:table-cell>
          <table:table-cell table:style-name="ce105" office:value-type="float" office:value="22415367" calcext:value-type="float">
            <text:p>22415367</text:p>
          </table:table-cell>
          <table:table-cell table:style-name="ce87" office:value-type="float" office:value="24592471" calcext:value-type="float">
            <text:p>24592471</text:p>
          </table:table-cell>
          <table:table-cell table:style-name="ce112" office:value-type="float" office:value="22764424" calcext:value-type="float">
            <text:p>22764424</text:p>
          </table:table-cell>
          <table:table-cell table:formula="of:=([.D9]+[.G9]+[.J9])/3" office:value-type="float" office:value="22884413.6666667" calcext:value-type="float">
            <text:p>22884414</text:p>
          </table:table-cell>
          <table:table-cell table:formula="of:=([.E9]+[.H9]+[.K9])/3" office:value-type="float" office:value="24214542.6666667" calcext:value-type="float">
            <text:p>24214543</text:p>
          </table:table-cell>
          <table:table-cell table:formula="of:=([.F9]+[.I9]+[.L9])/3" office:value-type="float" office:value="24126594" calcext:value-type="float">
            <text:p>24126594</text:p>
          </table:table-cell>
          <table:table-cell table:formula="of:=[.C9]/[.M9]" office:value-type="float" office:value="4.83175448628856" calcext:value-type="float">
            <text:p>4.83175448628856</text:p>
          </table:table-cell>
          <table:table-cell table:formula="of:=[.C9]/[.N9]" office:value-type="float" office:value="4.56634138922687" calcext:value-type="float">
            <text:p>4.56634138922687</text:p>
          </table:table-cell>
          <table:table-cell table:formula="of:=[.C9]/[.O9]" office:value-type="float" office:value="4.58298707227386" calcext:value-type="float">
            <text:p>4.58298707227386</text:p>
          </table:table-cell>
          <table:table-cell table:formula="of:=[.M5]/[.M9]" office:value-type="float" office:value="4.77508866624374" calcext:value-type="float">
            <text:p>4.77508866624374</text:p>
          </table:table-cell>
          <table:table-cell table:formula="of:=[.N5]/[.N9]" office:value-type="float" office:value="4.56844885280234" calcext:value-type="float">
            <text:p>4.56844885280234</text:p>
          </table:table-cell>
          <table:table-cell table:formula="of:=[.O5]/[.O9]" office:value-type="float" office:value="4.54990012266133" calcext:value-type="float">
            <text:p>4.54990012266133</text:p>
          </table:table-cell>
          <table:table-cell table:formula="of:=[.P9]/5" office:value-type="float" office:value="0.966350897257713" calcext:value-type="float">
            <text:p>0.966350897257713</text:p>
          </table:table-cell>
          <table:table-cell table:formula="of:=[.Q9]/5" office:value-type="float" office:value="0.913268277845374" calcext:value-type="float">
            <text:p>0.913268277845374</text:p>
          </table:table-cell>
          <table:table-cell table:formula="of:=[.R9]/5" office:value-type="float" office:value="0.916597414454771" calcext:value-type="float">
            <text:p>0.916597414454771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0,0</text:p>
          </table:table-cell>
          <table:table-cell table:style-name="ce56" office:value-type="string" calcext:value-type="string">
            <text:p>0,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18910049" calcext:value-type="float">
            <text:p>18910049</text:p>
          </table:table-cell>
          <table:table-cell table:style-name="ce87" office:value-type="float" office:value="21300912" calcext:value-type="float">
            <text:p>21300912</text:p>
          </table:table-cell>
          <table:table-cell table:style-name="ce99" office:value-type="float" office:value="18670965" calcext:value-type="float">
            <text:p>18670965</text:p>
          </table:table-cell>
          <table:table-cell table:style-name="ce105" office:value-type="float" office:value="18819429" calcext:value-type="float">
            <text:p>18819429</text:p>
          </table:table-cell>
          <table:table-cell table:style-name="ce87" office:value-type="float" office:value="20677970" calcext:value-type="float">
            <text:p>20677970</text:p>
          </table:table-cell>
          <table:table-cell table:style-name="ce112" office:value-type="float" office:value="18692379" calcext:value-type="float">
            <text:p>18692379</text:p>
          </table:table-cell>
          <table:table-cell table:style-name="ce105" office:value-type="float" office:value="18866191" calcext:value-type="float">
            <text:p>18866191</text:p>
          </table:table-cell>
          <table:table-cell table:style-name="ce87" office:value-type="float" office:value="20726154" calcext:value-type="float">
            <text:p>20726154</text:p>
          </table:table-cell>
          <table:table-cell table:style-name="ce112" office:value-type="float" office:value="18670965" calcext:value-type="float">
            <text:p>18670965</text:p>
          </table:table-cell>
          <table:table-cell table:formula="of:=([.D10]+[.G10]+[.J10])/3" office:value-type="float" office:value="18865223" calcext:value-type="float">
            <text:p>18865223</text:p>
          </table:table-cell>
          <table:table-cell table:formula="of:=([.E10]+[.H10]+[.K10])/3" office:value-type="float" office:value="20901678.6666667" calcext:value-type="float">
            <text:p>20901679</text:p>
          </table:table-cell>
          <table:table-cell table:formula="of:=([.F10]+[.I10]+[.L10])/3" office:value-type="float" office:value="18678103" calcext:value-type="float">
            <text:p>18678103</text:p>
          </table:table-cell>
          <table:table-cell table:formula="of:=[.C10]/[.M10]" office:value-type="float" office:value="5.86114823026476" calcext:value-type="float">
            <text:p>5.86114823026476</text:p>
          </table:table-cell>
          <table:table-cell table:formula="of:=[.C10]/[.N10]" office:value-type="float" office:value="5.29009512409817" calcext:value-type="float">
            <text:p>5.29009512409817</text:p>
          </table:table-cell>
          <table:table-cell table:formula="of:=[.C10]/[.O10]" office:value-type="float" office:value="5.91986608061857" calcext:value-type="float">
            <text:p>5.91986608061857</text:p>
          </table:table-cell>
          <table:table-cell table:formula="of:=[.M5]/[.M10]" office:value-type="float" office:value="5.79240989270751" calcext:value-type="float">
            <text:p>5.79240989270751</text:p>
          </table:table-cell>
          <table:table-cell table:formula="of:=[.N5]/[.N10]" office:value-type="float" office:value="5.2925366154004" calcext:value-type="float">
            <text:p>5.2925366154004</text:p>
          </table:table-cell>
          <table:table-cell table:formula="of:=[.O5]/[.O10]" office:value-type="float" office:value="5.87712751128956" calcext:value-type="float">
            <text:p>5.87712751128956</text:p>
          </table:table-cell>
          <table:table-cell table:formula="of:=[.P10]/6" office:value-type="float" office:value="0.976858038377459" calcext:value-type="float">
            <text:p>0.976858038377459</text:p>
          </table:table-cell>
          <table:table-cell table:formula="of:=[.Q10]/6" office:value-type="float" office:value="0.881682520683028" calcext:value-type="float">
            <text:p>0.881682520683028</text:p>
          </table:table-cell>
          <table:table-cell table:formula="of:=[.R10]/6" office:value-type="float" office:value="0.986644346769762" calcext:value-type="float">
            <text:p>0.986644346769762</text:p>
          </table:table-cell>
          <table:table-cell table:style-name="ce52" office:value-type="string" calcext:value-type="string">
            <text:p>1-32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17485362" calcext:value-type="float">
            <text:p>17485362</text:p>
          </table:table-cell>
          <table:table-cell table:style-name="ce87" office:value-type="float" office:value="17335015" calcext:value-type="float">
            <text:p>17335015</text:p>
          </table:table-cell>
          <table:table-cell table:style-name="ce99" office:value-type="float" office:value="16076647" calcext:value-type="float">
            <text:p>16076647</text:p>
          </table:table-cell>
          <table:table-cell table:style-name="ce105" office:value-type="float" office:value="17920952" calcext:value-type="float">
            <text:p>17920952</text:p>
          </table:table-cell>
          <table:table-cell table:style-name="ce87" office:value-type="float" office:value="17403188" calcext:value-type="float">
            <text:p>17403188</text:p>
          </table:table-cell>
          <table:table-cell table:style-name="ce112" office:value-type="float" office:value="16284207" calcext:value-type="float">
            <text:p>16284207</text:p>
          </table:table-cell>
          <table:table-cell table:style-name="ce105" office:value-type="float" office:value="16467168" calcext:value-type="float">
            <text:p>16467168</text:p>
          </table:table-cell>
          <table:table-cell table:style-name="ce87" office:value-type="float" office:value="16970448" calcext:value-type="float">
            <text:p>16970448</text:p>
          </table:table-cell>
          <table:table-cell table:style-name="ce112" office:value-type="float" office:value="16076647" calcext:value-type="float">
            <text:p>16076647</text:p>
          </table:table-cell>
          <table:table-cell table:formula="of:=([.D11]+[.G11]+[.J11])/3" office:value-type="float" office:value="17291160.6666667" calcext:value-type="float">
            <text:p>17291161</text:p>
          </table:table-cell>
          <table:table-cell table:formula="of:=([.E11]+[.H11]+[.K11])/3" office:value-type="float" office:value="17236217" calcext:value-type="float">
            <text:p>17236217</text:p>
          </table:table-cell>
          <table:table-cell table:formula="of:=([.F11]+[.I11]+[.L11])/3" office:value-type="float" office:value="16145833.6666667" calcext:value-type="float">
            <text:p>16145834</text:p>
          </table:table-cell>
          <table:table-cell table:formula="of:=[.C11]/[.M11]" office:value-type="float" office:value="6.39470481661516" calcext:value-type="float">
            <text:p>6.39470481661516</text:p>
          </table:table-cell>
          <table:table-cell table:formula="of:=[.C11]/[.N11]" office:value-type="float" office:value="6.41508913469818" calcext:value-type="float">
            <text:p>6.41508913469818</text:p>
          </table:table-cell>
          <table:table-cell table:formula="of:=[.C11]/[.O11]" office:value-type="float" office:value="6.84832203048626" calcext:value-type="float">
            <text:p>6.84832203048626</text:p>
          </table:table-cell>
          <table:table-cell table:formula="of:=[.M5]/[.M11]" office:value-type="float" office:value="6.31970903746157" calcext:value-type="float">
            <text:p>6.31970903746157</text:p>
          </table:table-cell>
          <table:table-cell table:formula="of:=[.N5]/[.N11]" office:value-type="float" office:value="6.41804983463986" calcext:value-type="float">
            <text:p>6.41804983463986</text:p>
          </table:table-cell>
          <table:table-cell table:formula="of:=[.O5]/[.O11]" office:value-type="float" office:value="6.79888045834569" calcext:value-type="float">
            <text:p>6.79888045834569</text:p>
          </table:table-cell>
          <table:table-cell table:formula="of:=[.P11]/7" office:value-type="float" office:value="0.913529259516452" calcext:value-type="float">
            <text:p>0.913529259516452</text:p>
          </table:table-cell>
          <table:table-cell table:formula="of:=[.Q11]/7" office:value-type="float" office:value="0.916441304956882" calcext:value-type="float">
            <text:p>0.916441304956882</text:p>
          </table:table-cell>
          <table:table-cell table:formula="of:=[.R11]/7" office:value-type="float" office:value="0.978331718640894" calcext:value-type="float">
            <text:p>0.978331718640894</text:p>
          </table:table-cell>
          <table:table-cell table:style-name="ce45"/>
          <table:table-cell table:style-name="ce138" office:value-type="string" calcext:value-type="string">
            <text:p>1-6*</text:p>
          </table:table-cell>
          <table:table-cell table:style-name="ce5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14378103" calcext:value-type="float">
            <text:p>14378103</text:p>
          </table:table-cell>
          <table:table-cell table:style-name="ce87" office:value-type="float" office:value="15303151" calcext:value-type="float">
            <text:p>15303151</text:p>
          </table:table-cell>
          <table:table-cell table:style-name="ce99" office:value-type="float" office:value="14245497" calcext:value-type="float">
            <text:p>14245497</text:p>
          </table:table-cell>
          <table:table-cell table:style-name="ce105" office:value-type="float" office:value="15704201" calcext:value-type="float">
            <text:p>15704201</text:p>
          </table:table-cell>
          <table:table-cell table:style-name="ce87" office:value-type="float" office:value="15552532" calcext:value-type="float">
            <text:p>15552532</text:p>
          </table:table-cell>
          <table:table-cell table:style-name="ce112" office:value-type="float" office:value="15223089" calcext:value-type="float">
            <text:p>15223089</text:p>
          </table:table-cell>
          <table:table-cell table:style-name="ce105" office:value-type="float" office:value="14468938" calcext:value-type="float">
            <text:p>14468938</text:p>
          </table:table-cell>
          <table:table-cell table:style-name="ce87" office:value-type="float" office:value="15780927" calcext:value-type="float">
            <text:p>15780927</text:p>
          </table:table-cell>
          <table:table-cell table:style-name="ce112" office:value-type="float" office:value="14245497" calcext:value-type="float">
            <text:p>14245497</text:p>
          </table:table-cell>
          <table:table-cell table:formula="of:=([.D12]+[.G12]+[.J12])/3" office:value-type="float" office:value="14850414" calcext:value-type="float">
            <text:p>14850414</text:p>
          </table:table-cell>
          <table:table-cell table:formula="of:=([.E12]+[.H12]+[.K12])/3" office:value-type="float" office:value="15545536.6666667" calcext:value-type="float">
            <text:p>15545537</text:p>
          </table:table-cell>
          <table:table-cell table:formula="of:=([.F12]+[.I12]+[.L12])/3" office:value-type="float" office:value="14571361" calcext:value-type="float">
            <text:p>14571361</text:p>
          </table:table-cell>
          <table:table-cell table:formula="of:=[.C12]/[.M12]" office:value-type="float" office:value="7.44570948661768" calcext:value-type="float">
            <text:p>7.44570948661768</text:p>
          </table:table-cell>
          <table:table-cell table:formula="of:=[.C12]/[.N12]" office:value-type="float" office:value="7.11277267365703" calcext:value-type="float">
            <text:p>7.11277267365703</text:p>
          </table:table-cell>
          <table:table-cell table:formula="of:=[.C12]/[.O12]" office:value-type="float" office:value="7.58830066731584" calcext:value-type="float">
            <text:p>7.58830066731584</text:p>
          </table:table-cell>
          <table:table-cell table:formula="of:=[.M5]/[.M12]" office:value-type="float" office:value="7.35838774146858" calcext:value-type="float">
            <text:p>7.35838774146858</text:p>
          </table:table-cell>
          <table:table-cell table:formula="of:=[.N5]/[.N12]" office:value-type="float" office:value="7.11605536937612" calcext:value-type="float">
            <text:p>7.11605536937612</text:p>
          </table:table-cell>
          <table:table-cell table:formula="of:=[.O5]/[.O12]" office:value-type="float" office:value="7.53351680738676" calcext:value-type="float">
            <text:p>7.53351680738676</text:p>
          </table:table-cell>
          <table:table-cell table:formula="of:=[.P12]/8" office:value-type="float" office:value="0.93071368582721" calcext:value-type="float">
            <text:p>0.93071368582721</text:p>
          </table:table-cell>
          <table:table-cell table:formula="of:=[.Q12]/8" office:value-type="float" office:value="0.889096584207128" calcext:value-type="float">
            <text:p>0.889096584207128</text:p>
          </table:table-cell>
          <table:table-cell table:formula="of:=[.R12]/8" office:value-type="float" office:value="0.94853758341448" calcext:value-type="float">
            <text:p>0.94853758341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13857462" calcext:value-type="float">
            <text:p>13857462</text:p>
          </table:table-cell>
          <table:table-cell table:style-name="ce87" office:value-type="float" office:value="13534416" calcext:value-type="float">
            <text:p>13534416</text:p>
          </table:table-cell>
          <table:table-cell table:style-name="ce99" office:value-type="float" office:value="12651093" calcext:value-type="float">
            <text:p>12651093</text:p>
          </table:table-cell>
          <table:table-cell table:style-name="ce105" office:value-type="float" office:value="12772462" calcext:value-type="float">
            <text:p>12772462</text:p>
          </table:table-cell>
          <table:table-cell table:style-name="ce87" office:value-type="float" office:value="13502595" calcext:value-type="float">
            <text:p>13502595</text:p>
          </table:table-cell>
          <table:table-cell table:style-name="ce112" office:value-type="float" office:value="12780036" calcext:value-type="float">
            <text:p>12780036</text:p>
          </table:table-cell>
          <table:table-cell table:style-name="ce105" office:value-type="float" office:value="12820337" calcext:value-type="float">
            <text:p>12820337</text:p>
          </table:table-cell>
          <table:table-cell table:style-name="ce87" office:value-type="float" office:value="13557520" calcext:value-type="float">
            <text:p>13557520</text:p>
          </table:table-cell>
          <table:table-cell table:style-name="ce112" office:value-type="float" office:value="12651093" calcext:value-type="float">
            <text:p>12651093</text:p>
          </table:table-cell>
          <table:table-cell table:formula="of:=([.D13]+[.G13]+[.J13])/3" office:value-type="float" office:value="13150087" calcext:value-type="float">
            <text:p>13150087</text:p>
          </table:table-cell>
          <table:table-cell table:formula="of:=([.E13]+[.H13]+[.K13])/3" office:value-type="float" office:value="13531510.3333333" calcext:value-type="float">
            <text:p>13531510</text:p>
          </table:table-cell>
          <table:table-cell table:formula="of:=([.F13]+[.I13]+[.L13])/3" office:value-type="float" office:value="12694074" calcext:value-type="float">
            <text:p>12694074</text:p>
          </table:table-cell>
          <table:table-cell table:formula="of:=[.C13]/[.M13]" office:value-type="float" office:value="8.40845147260242" calcext:value-type="float">
            <text:p>8.40845147260242</text:p>
          </table:table-cell>
          <table:table-cell table:formula="of:=[.C13]/[.N13]" office:value-type="float" office:value="8.1714358320829" calcext:value-type="float">
            <text:p>8.1714358320829</text:p>
          </table:table-cell>
          <table:table-cell table:formula="of:=[.C13]/[.O13]" office:value-type="float" office:value="8.71051077849397" calcext:value-type="float">
            <text:p>8.71051077849397</text:p>
          </table:table-cell>
          <table:table-cell table:formula="of:=[.M5]/[.M13]" office:value-type="float" office:value="8.30983888801141" calcext:value-type="float">
            <text:p>8.30983888801141</text:p>
          </table:table-cell>
          <table:table-cell table:formula="of:=[.N5]/[.N13]" office:value-type="float" office:value="8.17520712334378" calcext:value-type="float">
            <text:p>8.17520712334378</text:p>
          </table:table-cell>
          <table:table-cell table:formula="of:=[.O5]/[.O13]" office:value-type="float" office:value="8.6476251044385" calcext:value-type="float">
            <text:p>8.6476251044385</text:p>
          </table:table-cell>
          <table:table-cell table:formula="of:=[.P13]/9" office:value-type="float" office:value="0.934272385844714" calcext:value-type="float">
            <text:p>0.934272385844714</text:p>
          </table:table-cell>
          <table:table-cell table:formula="of:=[.Q13]/9" office:value-type="float" office:value="0.907937314675877" calcext:value-type="float">
            <text:p>0.907937314675877</text:p>
          </table:table-cell>
          <table:table-cell table:formula="of:=[.R13]/9" office:value-type="float" office:value="0.967834530943774" calcext:value-type="float">
            <text:p>0.967834530943774</text:p>
          </table:table-cell>
          <table:table-cell/>
          <table:table-cell office:value-type="string" calcext:value-type="string">
            <text:p>*(1 from 1 to 16, 6 from 17 to 32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11555746" calcext:value-type="float">
            <text:p>11555746</text:p>
          </table:table-cell>
          <table:table-cell table:style-name="ce87" office:value-type="float" office:value="12306748" calcext:value-type="float">
            <text:p>12306748</text:p>
          </table:table-cell>
          <table:table-cell table:style-name="ce99" office:value-type="float" office:value="11781018" calcext:value-type="float">
            <text:p>11781018</text:p>
          </table:table-cell>
          <table:table-cell table:style-name="ce105" office:value-type="float" office:value="12005704" calcext:value-type="float">
            <text:p>12005704</text:p>
          </table:table-cell>
          <table:table-cell table:style-name="ce87" office:value-type="float" office:value="12647236" calcext:value-type="float">
            <text:p>12647236</text:p>
          </table:table-cell>
          <table:table-cell table:style-name="ce112" office:value-type="float" office:value="14189151" calcext:value-type="float">
            <text:p>14189151</text:p>
          </table:table-cell>
          <table:table-cell table:style-name="ce105" office:value-type="float" office:value="11751253" calcext:value-type="float">
            <text:p>11751253</text:p>
          </table:table-cell>
          <table:table-cell table:style-name="ce87" office:value-type="float" office:value="12944510" calcext:value-type="float">
            <text:p>12944510</text:p>
          </table:table-cell>
          <table:table-cell table:style-name="ce112" office:value-type="float" office:value="11781018" calcext:value-type="float">
            <text:p>11781018</text:p>
          </table:table-cell>
          <table:table-cell table:formula="of:=([.D14]+[.G14]+[.J14])/3" office:value-type="float" office:value="11770901" calcext:value-type="float">
            <text:p>11770901</text:p>
          </table:table-cell>
          <table:table-cell table:formula="of:=([.E14]+[.H14]+[.K14])/3" office:value-type="float" office:value="12632831.3333333" calcext:value-type="float">
            <text:p>12632831</text:p>
          </table:table-cell>
          <table:table-cell table:formula="of:=([.F14]+[.I14]+[.L14])/3" office:value-type="float" office:value="12583729" calcext:value-type="float">
            <text:p>12583729</text:p>
          </table:table-cell>
          <table:table-cell table:formula="of:=[.C14]/[.M14]" office:value-type="float" office:value="9.39366225236284" calcext:value-type="float">
            <text:p>9.39366225236284</text:p>
          </table:table-cell>
          <table:table-cell table:formula="of:=[.C14]/[.N14]" office:value-type="float" office:value="8.75273843863031" calcext:value-type="float">
            <text:p>8.75273843863031</text:p>
          </table:table-cell>
          <table:table-cell table:formula="of:=[.C14]/[.O14]" office:value-type="float" office:value="8.78689205719545" calcext:value-type="float">
            <text:p>8.78689205719545</text:p>
          </table:table-cell>
          <table:table-cell table:formula="of:=[.M5]/[.M14]" office:value-type="float" office:value="9.2834953189508" calcext:value-type="float">
            <text:p>9.2834953189508</text:p>
          </table:table-cell>
          <table:table-cell table:formula="of:=[.N5]/[.N14]" office:value-type="float" office:value="8.75677801339547" calcext:value-type="float">
            <text:p>8.75677801339547</text:p>
          </table:table-cell>
          <table:table-cell table:formula="of:=[.O5]/[.O14]" office:value-type="float" office:value="8.72345494725768" calcext:value-type="float">
            <text:p>8.72345494725768</text:p>
          </table:table-cell>
          <table:table-cell table:formula="of:=[.P14]/10" office:value-type="float" office:value="0.939366225236284" calcext:value-type="float">
            <text:p>0.939366225236284</text:p>
          </table:table-cell>
          <table:table-cell table:formula="of:=[.Q14]/10" office:value-type="float" office:value="0.875273843863031" calcext:value-type="float">
            <text:p>0.875273843863031</text:p>
          </table:table-cell>
          <table:table-cell table:formula="of:=[.R14]/10" office:value-type="float" office:value="0.878689205719545" calcext:value-type="float">
            <text:p>0.8786892057195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10496582" calcext:value-type="float">
            <text:p>10496582</text:p>
          </table:table-cell>
          <table:table-cell table:style-name="ce87" office:value-type="float" office:value="11720563" calcext:value-type="float">
            <text:p>11720563</text:p>
          </table:table-cell>
          <table:table-cell table:style-name="ce99" office:value-type="float" office:value="10394544" calcext:value-type="float">
            <text:p>10394544</text:p>
          </table:table-cell>
          <table:table-cell table:style-name="ce105" office:value-type="float" office:value="11610554" calcext:value-type="float">
            <text:p>11610554</text:p>
          </table:table-cell>
          <table:table-cell table:style-name="ce87" office:value-type="float" office:value="12139073" calcext:value-type="float">
            <text:p>12139073</text:p>
          </table:table-cell>
          <table:table-cell table:style-name="ce112" office:value-type="float" office:value="10768870" calcext:value-type="float">
            <text:p>10768870</text:p>
          </table:table-cell>
          <table:table-cell table:style-name="ce105" office:value-type="float" office:value="10538712" calcext:value-type="float">
            <text:p>10538712</text:p>
          </table:table-cell>
          <table:table-cell table:style-name="ce87" office:value-type="float" office:value="11678137" calcext:value-type="float">
            <text:p>11678137</text:p>
          </table:table-cell>
          <table:table-cell table:style-name="ce112" office:value-type="float" office:value="10394544" calcext:value-type="float">
            <text:p>10394544</text:p>
          </table:table-cell>
          <table:table-cell table:formula="of:=([.D15]+[.G15]+[.J15])/3" office:value-type="float" office:value="10881949.3333333" calcext:value-type="float">
            <text:p>10881949</text:p>
          </table:table-cell>
          <table:table-cell table:formula="of:=([.E15]+[.H15]+[.K15])/3" office:value-type="float" office:value="11845924.3333333" calcext:value-type="float">
            <text:p>11845924</text:p>
          </table:table-cell>
          <table:table-cell table:formula="of:=([.F15]+[.I15]+[.L15])/3" office:value-type="float" office:value="10519319.3333333" calcext:value-type="float">
            <text:p>10519319</text:p>
          </table:table-cell>
          <table:table-cell table:formula="of:=[.C15]/[.M15]" office:value-type="float" office:value="10.1610350326939" calcext:value-type="float">
            <text:p>10.1610350326939</text:p>
          </table:table-cell>
          <table:table-cell table:formula="of:=[.C15]/[.N15]" office:value-type="float" office:value="9.33416973539676" calcext:value-type="float">
            <text:p>9.33416973539676</text:p>
          </table:table-cell>
          <table:table-cell table:formula="of:=[.C15]/[.O15]" office:value-type="float" office:value="10.5113139829896" calcext:value-type="float">
            <text:p>10.5113139829896</text:p>
          </table:table-cell>
          <table:table-cell table:formula="of:=[.M5]/[.M15]" office:value-type="float" office:value="10.0418685095881" calcext:value-type="float">
            <text:p>10.0418685095881</text:p>
          </table:table-cell>
          <table:table-cell table:formula="of:=[.N5]/[.N15]" office:value-type="float" office:value="9.33847765305946" calcext:value-type="float">
            <text:p>9.33847765305946</text:p>
          </table:table-cell>
          <table:table-cell table:formula="of:=[.O5]/[.O15]" office:value-type="float" office:value="10.4354273809478" calcext:value-type="float">
            <text:p>10.4354273809478</text:p>
          </table:table-cell>
          <table:table-cell table:formula="of:=[.P15]/11" office:value-type="float" office:value="0.923730457517627" calcext:value-type="float">
            <text:p>0.923730457517627</text:p>
          </table:table-cell>
          <table:table-cell table:formula="of:=[.Q15]/11" office:value-type="float" office:value="0.848560885036069" calcext:value-type="float">
            <text:p>0.848560885036069</text:p>
          </table:table-cell>
          <table:table-cell table:formula="of:=[.R15]/11" office:value-type="float" office:value="0.955573998453604" calcext:value-type="float">
            <text:p>0.955573998453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9684806" calcext:value-type="float">
            <text:p>9684806</text:p>
          </table:table-cell>
          <table:table-cell table:style-name="ce87" office:value-type="float" office:value="10873784" calcext:value-type="float">
            <text:p>10873784</text:p>
          </table:table-cell>
          <table:table-cell table:style-name="ce99" office:value-type="float" office:value="9723295" calcext:value-type="float">
            <text:p>9723295</text:p>
          </table:table-cell>
          <table:table-cell table:style-name="ce105" office:value-type="float" office:value="9874511" calcext:value-type="float">
            <text:p>9874511</text:p>
          </table:table-cell>
          <table:table-cell table:style-name="ce87" office:value-type="float" office:value="11573480" calcext:value-type="float">
            <text:p>11573480</text:p>
          </table:table-cell>
          <table:table-cell table:style-name="ce112" office:value-type="float" office:value="9719390" calcext:value-type="float">
            <text:p>9719390</text:p>
          </table:table-cell>
          <table:table-cell table:style-name="ce105" office:value-type="float" office:value="10546265" calcext:value-type="float">
            <text:p>10546265</text:p>
          </table:table-cell>
          <table:table-cell table:style-name="ce87" office:value-type="float" office:value="10865037" calcext:value-type="float">
            <text:p>10865037</text:p>
          </table:table-cell>
          <table:table-cell table:style-name="ce112" office:value-type="float" office:value="9723295" calcext:value-type="float">
            <text:p>9723295</text:p>
          </table:table-cell>
          <table:table-cell table:formula="of:=([.D16]+[.G16]+[.J16])/3" office:value-type="float" office:value="10035194" calcext:value-type="float">
            <text:p>10035194</text:p>
          </table:table-cell>
          <table:table-cell table:formula="of:=([.E16]+[.H16]+[.K16])/3" office:value-type="float" office:value="11104100.3333333" calcext:value-type="float">
            <text:p>11104100</text:p>
          </table:table-cell>
          <table:table-cell table:formula="of:=([.F16]+[.I16]+[.L16])/3" office:value-type="float" office:value="9721993.33333333" calcext:value-type="float">
            <text:p>9721993</text:p>
          </table:table-cell>
          <table:table-cell table:formula="of:=[.C16]/[.M16]" office:value-type="float" office:value="11.0184086525881" calcext:value-type="float">
            <text:p>11.0184086525881</text:p>
          </table:table-cell>
          <table:table-cell table:formula="of:=[.C16]/[.N16]" office:value-type="float" office:value="9.95775119827358" calcext:value-type="float">
            <text:p>9.95775119827358</text:p>
          </table:table-cell>
          <table:table-cell table:formula="of:=[.C16]/[.O16]" office:value-type="float" office:value="11.3733742257246" calcext:value-type="float">
            <text:p>11.3733742257246</text:p>
          </table:table-cell>
          <table:table-cell table:formula="of:=[.M5]/[.M16]" office:value-type="float" office:value="10.8891870285052" calcext:value-type="float">
            <text:p>10.8891870285052</text:p>
          </table:table-cell>
          <table:table-cell table:formula="of:=[.N5]/[.N16]" office:value-type="float" office:value="9.96234691203108" calcext:value-type="float">
            <text:p>9.96234691203108</text:p>
          </table:table-cell>
          <table:table-cell table:formula="of:=[.O5]/[.O16]" office:value-type="float" office:value="11.2912639657574" calcext:value-type="float">
            <text:p>11.2912639657574</text:p>
          </table:table-cell>
          <table:table-cell table:formula="of:=[.P16]/12" office:value-type="float" office:value="0.918200721049007" calcext:value-type="float">
            <text:p>0.918200721049007</text:p>
          </table:table-cell>
          <table:table-cell table:formula="of:=[.Q16]/12" office:value-type="float" office:value="0.829812599856131" calcext:value-type="float">
            <text:p>0.829812599856131</text:p>
          </table:table-cell>
          <table:table-cell table:formula="of:=[.R16]/12" office:value-type="float" office:value="0.947781185477052" calcext:value-type="float">
            <text:p>0.947781185477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9138944" calcext:value-type="float">
            <text:p>9138944</text:p>
          </table:table-cell>
          <table:table-cell table:style-name="ce87" office:value-type="float" office:value="9852956" calcext:value-type="float">
            <text:p>9852956</text:p>
          </table:table-cell>
          <table:table-cell table:style-name="ce99" office:value-type="float" office:value="8715772" calcext:value-type="float">
            <text:p>8715772</text:p>
          </table:table-cell>
          <table:table-cell table:style-name="ce105" office:value-type="float" office:value="9073666" calcext:value-type="float">
            <text:p>9073666</text:p>
          </table:table-cell>
          <table:table-cell table:style-name="ce87" office:value-type="float" office:value="10466060" calcext:value-type="float">
            <text:p>10466060</text:p>
          </table:table-cell>
          <table:table-cell table:style-name="ce99" office:value-type="float" office:value="8985772" calcext:value-type="float">
            <text:p>8985772</text:p>
          </table:table-cell>
          <table:table-cell table:style-name="ce105" office:value-type="float" office:value="9796039" calcext:value-type="float">
            <text:p>9796039</text:p>
          </table:table-cell>
          <table:table-cell table:style-name="ce87" office:value-type="float" office:value="9947129" calcext:value-type="float">
            <text:p>9947129</text:p>
          </table:table-cell>
          <table:table-cell table:style-name="ce112" office:value-type="float" office:value="8715772" calcext:value-type="float">
            <text:p>8715772</text:p>
          </table:table-cell>
          <table:table-cell table:formula="of:=([.D17]+[.G17]+[.J17])/3" office:value-type="float" office:value="9336216.33333333" calcext:value-type="float">
            <text:p>9336216</text:p>
          </table:table-cell>
          <table:table-cell table:formula="of:=([.E17]+[.H17]+[.K17])/3" office:value-type="float" office:value="10088715" calcext:value-type="float">
            <text:p>10088715</text:p>
          </table:table-cell>
          <table:table-cell table:formula="of:=([.F17]+[.I17]+[.L17])/3" office:value-type="float" office:value="8805772" calcext:value-type="float">
            <text:p>8805772</text:p>
          </table:table-cell>
          <table:table-cell table:formula="of:=[.C17]/[.M17]" office:value-type="float" office:value="11.8433275807055" calcext:value-type="float">
            <text:p>11.8433275807055</text:p>
          </table:table-cell>
          <table:table-cell table:formula="of:=[.C17]/[.N17]" office:value-type="float" office:value="10.9599555939483" calcext:value-type="float">
            <text:p>10.9599555939483</text:p>
          </table:table-cell>
          <table:table-cell table:formula="of:=[.C17]/[.O17]" office:value-type="float" office:value="12.5567489596596" calcext:value-type="float">
            <text:p>12.5567489596596</text:p>
          </table:table-cell>
          <table:table-cell table:formula="of:=[.M5]/[.M17]" office:value-type="float" office:value="11.7044314775768" calcext:value-type="float">
            <text:p>11.7044314775768</text:p>
          </table:table-cell>
          <table:table-cell table:formula="of:=[.N5]/[.N17]" office:value-type="float" office:value="10.965013846329" calcext:value-type="float">
            <text:p>10.965013846329</text:p>
          </table:table-cell>
          <table:table-cell table:formula="of:=[.O5]/[.O17]" office:value-type="float" office:value="12.4660953065785" calcext:value-type="float">
            <text:p>12.4660953065785</text:p>
          </table:table-cell>
          <table:table-cell table:formula="of:=[.P17]/13" office:value-type="float" office:value="0.911025198515809" calcext:value-type="float">
            <text:p>0.911025198515809</text:p>
          </table:table-cell>
          <table:table-cell table:formula="of:=[.Q17]/13" office:value-type="float" office:value="0.843073507226791" calcext:value-type="float">
            <text:p>0.843073507226791</text:p>
          </table:table-cell>
          <table:table-cell table:formula="of:=[.R17]/13" office:value-type="float" office:value="0.965903766127665" calcext:value-type="float">
            <text:p>0.965903766127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8496598" calcext:value-type="float">
            <text:p>8496598</text:p>
          </table:table-cell>
          <table:table-cell table:style-name="ce87" office:value-type="float" office:value="10823835" calcext:value-type="float">
            <text:p>10823835</text:p>
          </table:table-cell>
          <table:table-cell table:style-name="ce99" office:value-type="float" office:value="8105879" calcext:value-type="float">
            <text:p>8105879</text:p>
          </table:table-cell>
          <table:table-cell table:style-name="ce105" office:value-type="float" office:value="8911809" calcext:value-type="float">
            <text:p>8911809</text:p>
          </table:table-cell>
          <table:table-cell table:style-name="ce87" office:value-type="float" office:value="9629732" calcext:value-type="float">
            <text:p>9629732</text:p>
          </table:table-cell>
          <table:table-cell table:style-name="ce99" office:value-type="float" office:value="8535879" calcext:value-type="float">
            <text:p>8535879</text:p>
          </table:table-cell>
          <table:table-cell table:style-name="ce105" office:value-type="float" office:value="8458870" calcext:value-type="float">
            <text:p>8458870</text:p>
          </table:table-cell>
          <table:table-cell table:style-name="ce87" office:value-type="float" office:value="9390625" calcext:value-type="float">
            <text:p>9390625</text:p>
          </table:table-cell>
          <table:table-cell table:style-name="ce112" office:value-type="float" office:value="8105879" calcext:value-type="float">
            <text:p>8105879</text:p>
          </table:table-cell>
          <table:table-cell table:formula="of:=([.D18]+[.G18]+[.J18])/3" office:value-type="float" office:value="8622425.66666667" calcext:value-type="float">
            <text:p>8622426</text:p>
          </table:table-cell>
          <table:table-cell table:formula="of:=([.E18]+[.H18]+[.K18])/3" office:value-type="float" office:value="9948064" calcext:value-type="float">
            <text:p>9948064</text:p>
          </table:table-cell>
          <table:table-cell table:formula="of:=([.F18]+[.I18]+[.L18])/3" office:value-type="float" office:value="8249212.33333333" calcext:value-type="float">
            <text:p>8249212</text:p>
          </table:table-cell>
          <table:table-cell table:formula="of:=[.C18]/[.M18]" office:value-type="float" office:value="12.8237543209515" calcext:value-type="float">
            <text:p>12.8237543209515</text:p>
          </table:table-cell>
          <table:table-cell table:formula="of:=[.C18]/[.N18]" office:value-type="float" office:value="11.1149132534732" calcext:value-type="float">
            <text:p>11.1149132534732</text:p>
          </table:table-cell>
          <table:table-cell table:formula="of:=[.C18]/[.O18]" office:value-type="float" office:value="13.4039304520266" calcext:value-type="float">
            <text:p>13.4039304520266</text:p>
          </table:table-cell>
          <table:table-cell table:formula="of:=[.M5]/[.M18]" office:value-type="float" office:value="12.6733599752305" calcext:value-type="float">
            <text:p>12.6733599752305</text:p>
          </table:table-cell>
          <table:table-cell table:formula="of:=[.N5]/[.N18]" office:value-type="float" office:value="11.1200430221063" calcext:value-type="float">
            <text:p>11.1200430221063</text:p>
          </table:table-cell>
          <table:table-cell table:formula="of:=[.O5]/[.O18]" office:value-type="float" office:value="13.3071605584" calcext:value-type="float">
            <text:p>13.3071605584</text:p>
          </table:table-cell>
          <table:table-cell table:formula="of:=[.P18]/14" office:value-type="float" office:value="0.915982451496538" calcext:value-type="float">
            <text:p>0.915982451496538</text:p>
          </table:table-cell>
          <table:table-cell table:formula="of:=[.Q18]/14" office:value-type="float" office:value="0.793922375248089" calcext:value-type="float">
            <text:p>0.793922375248089</text:p>
          </table:table-cell>
          <table:table-cell table:formula="of:=[.R18]/14" office:value-type="float" office:value="0.957423603716185" calcext:value-type="float">
            <text:p>0.957423603716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7889263" calcext:value-type="float">
            <text:p>7889263</text:p>
          </table:table-cell>
          <table:table-cell table:style-name="ce87" office:value-type="float" office:value="9274362" calcext:value-type="float">
            <text:p>9274362</text:p>
          </table:table-cell>
          <table:table-cell table:style-name="ce99" office:value-type="float" office:value="7621348" calcext:value-type="float">
            <text:p>7621348</text:p>
          </table:table-cell>
          <table:table-cell table:style-name="ce105" office:value-type="float" office:value="8404230" calcext:value-type="float">
            <text:p>8404230</text:p>
          </table:table-cell>
          <table:table-cell table:style-name="ce87" office:value-type="float" office:value="9063830" calcext:value-type="float">
            <text:p>9063830</text:p>
          </table:table-cell>
          <table:table-cell table:style-name="ce99" office:value-type="float" office:value="7724348" calcext:value-type="float">
            <text:p>7724348</text:p>
          </table:table-cell>
          <table:table-cell table:style-name="ce105" office:value-type="float" office:value="8494650" calcext:value-type="float">
            <text:p>8494650</text:p>
          </table:table-cell>
          <table:table-cell table:style-name="ce87" office:value-type="float" office:value="10153317" calcext:value-type="float">
            <text:p>10153317</text:p>
          </table:table-cell>
          <table:table-cell table:style-name="ce112" office:value-type="float" office:value="7621348" calcext:value-type="float">
            <text:p>7621348</text:p>
          </table:table-cell>
          <table:table-cell table:formula="of:=([.D19]+[.G19]+[.J19])/3" office:value-type="float" office:value="8262714.33333333" calcext:value-type="float">
            <text:p>8262714</text:p>
          </table:table-cell>
          <table:table-cell table:formula="of:=([.E19]+[.H19]+[.K19])/3" office:value-type="float" office:value="9497169.66666667" calcext:value-type="float">
            <text:p>9497170</text:p>
          </table:table-cell>
          <table:table-cell table:formula="of:=([.F19]+[.I19]+[.L19])/3" office:value-type="float" office:value="7655681.33333333" calcext:value-type="float">
            <text:p>7655681</text:p>
          </table:table-cell>
          <table:table-cell table:formula="of:=[.C19]/[.M19]" office:value-type="float" office:value="13.3820272539173" calcext:value-type="float">
            <text:p>13.3820272539173</text:p>
          </table:table-cell>
          <table:table-cell table:formula="of:=[.C19]/[.N19]" office:value-type="float" office:value="11.6426127236715" calcext:value-type="float">
            <text:p>11.6426127236715</text:p>
          </table:table-cell>
          <table:table-cell table:formula="of:=[.C19]/[.O19]" office:value-type="float" office:value="14.4431127140262" calcext:value-type="float">
            <text:p>14.4431127140262</text:p>
          </table:table-cell>
          <table:table-cell table:formula="of:=[.M5]/[.M19]" office:value-type="float" office:value="13.2250855983847" calcext:value-type="float">
            <text:p>13.2250855983847</text:p>
          </table:table-cell>
          <table:table-cell table:formula="of:=[.N5]/[.N19]" office:value-type="float" office:value="11.6479860368224" calcext:value-type="float">
            <text:p>11.6479860368224</text:p>
          </table:table-cell>
          <table:table-cell table:formula="of:=[.O5]/[.O19]" office:value-type="float" office:value="14.3388404271791" calcext:value-type="float">
            <text:p>14.3388404271791</text:p>
          </table:table-cell>
          <table:table-cell table:formula="of:=[.P19]/15" office:value-type="float" office:value="0.892135150261155" calcext:value-type="float">
            <text:p>0.892135150261155</text:p>
          </table:table-cell>
          <table:table-cell table:formula="of:=[.Q19]/15" office:value-type="float" office:value="0.776174181578098" calcext:value-type="float">
            <text:p>0.776174181578098</text:p>
          </table:table-cell>
          <table:table-cell table:formula="of:=[.R19]/15" office:value-type="float" office:value="0.962874180935083" calcext:value-type="float">
            <text:p>0.962874180935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7913470" calcext:value-type="float">
            <text:p>7913470</text:p>
          </table:table-cell>
          <table:table-cell table:style-name="ce87" office:value-type="float" office:value="8575139" calcext:value-type="float">
            <text:p>8575139</text:p>
          </table:table-cell>
          <table:table-cell table:style-name="ce99" office:value-type="float" office:value="7259307" calcext:value-type="float">
            <text:p>7259307</text:p>
          </table:table-cell>
          <table:table-cell table:style-name="ce105" office:value-type="float" office:value="7451428" calcext:value-type="float">
            <text:p>7451428</text:p>
          </table:table-cell>
          <table:table-cell table:style-name="ce87" office:value-type="float" office:value="8769894" calcext:value-type="float">
            <text:p>8769894</text:p>
          </table:table-cell>
          <table:table-cell table:style-name="ce112" office:value-type="float" office:value="7461288" calcext:value-type="float">
            <text:p>7461288</text:p>
          </table:table-cell>
          <table:table-cell table:style-name="ce105" office:value-type="float" office:value="7571225" calcext:value-type="float">
            <text:p>7571225</text:p>
          </table:table-cell>
          <table:table-cell table:style-name="ce87" office:value-type="float" office:value="8747699" calcext:value-type="float">
            <text:p>8747699</text:p>
          </table:table-cell>
          <table:table-cell table:style-name="ce112" office:value-type="float" office:value="7259307" calcext:value-type="float">
            <text:p>7259307</text:p>
          </table:table-cell>
          <table:table-cell table:formula="of:=([.D20]+[.G20]+[.J20])/3" office:value-type="float" office:value="7645374.33333333" calcext:value-type="float">
            <text:p>7645374</text:p>
          </table:table-cell>
          <table:table-cell table:formula="of:=([.E20]+[.H20]+[.K20])/3" office:value-type="float" office:value="8697577.33333333" calcext:value-type="float">
            <text:p>8697577</text:p>
          </table:table-cell>
          <table:table-cell table:formula="of:=([.F20]+[.I20]+[.L20])/3" office:value-type="float" office:value="7326634" calcext:value-type="float">
            <text:p>7326634</text:p>
          </table:table-cell>
          <table:table-cell table:formula="of:=[.C20]/[.M20]" office:value-type="float" office:value="14.4625839859683" calcext:value-type="float">
            <text:p>14.4625839859683</text:p>
          </table:table-cell>
          <table:table-cell table:formula="of:=[.C20]/[.N20]" office:value-type="float" office:value="12.7129503035558" calcext:value-type="float">
            <text:p>12.7129503035558</text:p>
          </table:table-cell>
          <table:table-cell table:formula="of:=[.C20]/[.O20]" office:value-type="float" office:value="15.0917690715818" calcext:value-type="float">
            <text:p>15.0917690715818</text:p>
          </table:table-cell>
          <table:table-cell table:formula="of:=[.M5]/[.M20]" office:value-type="float" office:value="14.2929697839517" calcext:value-type="float">
            <text:p>14.2929697839517</text:p>
          </table:table-cell>
          <table:table-cell table:formula="of:=[.N5]/[.N20]" office:value-type="float" office:value="12.7188176002421" calcext:value-type="float">
            <text:p>12.7188176002421</text:p>
          </table:table-cell>
          <table:table-cell table:formula="of:=[.O5]/[.O20]" office:value-type="float" office:value="14.9828137996248" calcext:value-type="float">
            <text:p>14.9828137996248</text:p>
          </table:table-cell>
          <table:table-cell table:formula="of:=[.P20]/16" office:value-type="float" office:value="0.903911499123021" calcext:value-type="float">
            <text:p>0.903911499123021</text:p>
          </table:table-cell>
          <table:table-cell table:formula="of:=[.Q20]/16" office:value-type="float" office:value="0.794559393972237" calcext:value-type="float">
            <text:p>0.794559393972237</text:p>
          </table:table-cell>
          <table:table-cell table:formula="of:=[.R20]/16" office:value-type="float" office:value="0.943235566973866" calcext:value-type="float">
            <text:p>0.9432355669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7592697" calcext:value-type="float">
            <text:p>7592697</text:p>
          </table:table-cell>
          <table:table-cell table:style-name="ce87" office:value-type="float" office:value="7675642" calcext:value-type="float">
            <text:p>7675642</text:p>
          </table:table-cell>
          <table:table-cell table:style-name="ce99" office:value-type="float" office:value="6746634" calcext:value-type="float">
            <text:p>6746634</text:p>
          </table:table-cell>
          <table:table-cell table:style-name="ce105" office:value-type="float" office:value="7499140" calcext:value-type="float">
            <text:p>7499140</text:p>
          </table:table-cell>
          <table:table-cell table:style-name="ce87" office:value-type="float" office:value="7652589" calcext:value-type="float">
            <text:p>7652589</text:p>
          </table:table-cell>
          <table:table-cell table:style-name="ce112" office:value-type="float" office:value="6754991" calcext:value-type="float">
            <text:p>6754991</text:p>
          </table:table-cell>
          <table:table-cell table:style-name="ce105" office:value-type="float" office:value="7266527" calcext:value-type="float">
            <text:p>7266527</text:p>
          </table:table-cell>
          <table:table-cell table:style-name="ce87" office:value-type="float" office:value="7887559" calcext:value-type="float">
            <text:p>7887559</text:p>
          </table:table-cell>
          <table:table-cell table:style-name="ce112" office:value-type="float" office:value="6746634" calcext:value-type="float">
            <text:p>6746634</text:p>
          </table:table-cell>
          <table:table-cell table:formula="of:=([.D21]+[.G21]+[.J21])/3" office:value-type="float" office:value="7452788" calcext:value-type="float">
            <text:p>7452788</text:p>
          </table:table-cell>
          <table:table-cell table:formula="of:=([.E21]+[.H21]+[.K21])/3" office:value-type="float" office:value="7738596.66666667" calcext:value-type="float">
            <text:p>7738597</text:p>
          </table:table-cell>
          <table:table-cell table:formula="of:=([.F21]+[.I21]+[.L21])/3" office:value-type="float" office:value="6749419.66666667" calcext:value-type="float">
            <text:p>6749420</text:p>
          </table:table-cell>
          <table:table-cell table:formula="of:=[.C21]/[.M21]" office:value-type="float" office:value="14.8363093650323" calcext:value-type="float">
            <text:p>14.8363093650323</text:p>
          </table:table-cell>
          <table:table-cell table:formula="of:=[.C21]/[.N21]" office:value-type="float" office:value="14.2883617227758" calcext:value-type="float">
            <text:p>14.2883617227758</text:p>
          </table:table-cell>
          <table:table-cell table:formula="of:=[.C21]/[.O21]" office:value-type="float" office:value="16.3824260248745" calcext:value-type="float">
            <text:p>16.3824260248745</text:p>
          </table:table-cell>
          <table:table-cell table:formula="of:=[.M5]/[.M21]" office:value-type="float" office:value="14.6623121888525" calcext:value-type="float">
            <text:p>14.6623121888525</text:p>
          </table:table-cell>
          <table:table-cell table:formula="of:=[.N5]/[.N21]" office:value-type="float" office:value="14.2949561053059" calcext:value-type="float">
            <text:p>14.2949561053059</text:p>
          </table:table-cell>
          <table:table-cell table:formula="of:=[.O5]/[.O21]" office:value-type="float" office:value="16.2641528340782" calcext:value-type="float">
            <text:p>16.2641528340782</text:p>
          </table:table-cell>
          <table:table-cell table:formula="of:=[.P21]/17" office:value-type="float" office:value="0.872724080296015" calcext:value-type="float">
            <text:p>0.872724080296015</text:p>
          </table:table-cell>
          <table:table-cell table:formula="of:=[.Q21]/17" office:value-type="float" office:value="0.840491866045632" calcext:value-type="float">
            <text:p>0.840491866045632</text:p>
          </table:table-cell>
          <table:table-cell table:formula="of:=[.R21]/17" office:value-type="float" office:value="0.963672119110267" calcext:value-type="float">
            <text:p>0.963672119110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7045328" calcext:value-type="float">
            <text:p>7045328</text:p>
          </table:table-cell>
          <table:table-cell table:style-name="ce87" office:value-type="float" office:value="7921307" calcext:value-type="float">
            <text:p>7921307</text:p>
          </table:table-cell>
          <table:table-cell table:style-name="ce99" office:value-type="float" office:value="6462413" calcext:value-type="float">
            <text:p>6462413</text:p>
          </table:table-cell>
          <table:table-cell table:style-name="ce105" office:value-type="float" office:value="7119757" calcext:value-type="float">
            <text:p>7119757</text:p>
          </table:table-cell>
          <table:table-cell table:style-name="ce87" office:value-type="float" office:value="7690505" calcext:value-type="float">
            <text:p>7690505</text:p>
          </table:table-cell>
          <table:table-cell table:style-name="ce112" office:value-type="float" office:value="6454458" calcext:value-type="float">
            <text:p>6454458</text:p>
          </table:table-cell>
          <table:table-cell table:style-name="ce105" office:value-type="float" office:value="6823868" calcext:value-type="float">
            <text:p>6823868</text:p>
          </table:table-cell>
          <table:table-cell table:style-name="ce87" office:value-type="float" office:value="7338292" calcext:value-type="float">
            <text:p>7338292</text:p>
          </table:table-cell>
          <table:table-cell table:style-name="ce112" office:value-type="float" office:value="6462413" calcext:value-type="float">
            <text:p>6462413</text:p>
          </table:table-cell>
          <table:table-cell table:formula="of:=([.D22]+[.G22]+[.J22])/3" office:value-type="float" office:value="6996317.66666667" calcext:value-type="float">
            <text:p>6996318</text:p>
          </table:table-cell>
          <table:table-cell table:formula="of:=([.E22]+[.H22]+[.K22])/3" office:value-type="float" office:value="7650034.66666667" calcext:value-type="float">
            <text:p>7650035</text:p>
          </table:table-cell>
          <table:table-cell table:formula="of:=([.F22]+[.I22]+[.L22])/3" office:value-type="float" office:value="6459761.33333333" calcext:value-type="float">
            <text:p>6459761</text:p>
          </table:table-cell>
          <table:table-cell table:formula="of:=[.C22]/[.M22]" office:value-type="float" office:value="15.8042950117617" calcext:value-type="float">
            <text:p>15.8042950117617</text:p>
          </table:table-cell>
          <table:table-cell table:formula="of:=[.C22]/[.N22]" office:value-type="float" office:value="14.4537735079545" calcext:value-type="float">
            <text:p>14.4537735079545</text:p>
          </table:table-cell>
          <table:table-cell table:formula="of:=[.C22]/[.O22]" office:value-type="float" office:value="17.1170206907541" calcext:value-type="float">
            <text:p>17.1170206907541</text:p>
          </table:table-cell>
          <table:table-cell table:formula="of:=[.M5]/[.M22]" office:value-type="float" office:value="15.6189454995683" calcext:value-type="float">
            <text:p>15.6189454995683</text:p>
          </table:table-cell>
          <table:table-cell table:formula="of:=[.N5]/[.N22]" office:value-type="float" office:value="14.4604442315381" calcext:value-type="float">
            <text:p>14.4604442315381</text:p>
          </table:table-cell>
          <table:table-cell table:formula="of:=[.O5]/[.O22]" office:value-type="float" office:value="16.993444081835" calcext:value-type="float">
            <text:p>16.993444081835</text:p>
          </table:table-cell>
          <table:table-cell table:formula="of:=[.P22]/18" office:value-type="float" office:value="0.878016389542315" calcext:value-type="float">
            <text:p>0.878016389542315</text:p>
          </table:table-cell>
          <table:table-cell table:formula="of:=[.Q22]/18" office:value-type="float" office:value="0.802987417108582" calcext:value-type="float">
            <text:p>0.802987417108582</text:p>
          </table:table-cell>
          <table:table-cell table:formula="of:=[.R22]/18" office:value-type="float" office:value="0.950945593930784" calcext:value-type="float">
            <text:p>0.9509455939307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593543" calcext:value-type="float">
            <text:p>6593543</text:p>
          </table:table-cell>
          <table:table-cell table:style-name="ce87" office:value-type="float" office:value="7409597" calcext:value-type="float">
            <text:p>7409597</text:p>
          </table:table-cell>
          <table:table-cell table:style-name="ce99" office:value-type="float" office:value="6312604" calcext:value-type="float">
            <text:p>6312604</text:p>
          </table:table-cell>
          <table:table-cell table:style-name="ce105" office:value-type="float" office:value="6939648" calcext:value-type="float">
            <text:p>6939648</text:p>
          </table:table-cell>
          <table:table-cell table:style-name="ce87" office:value-type="float" office:value="8013774" calcext:value-type="float">
            <text:p>8013774</text:p>
          </table:table-cell>
          <table:table-cell table:style-name="ce112" office:value-type="float" office:value="6282532" calcext:value-type="float">
            <text:p>6282532</text:p>
          </table:table-cell>
          <table:table-cell table:style-name="ce105" office:value-type="float" office:value="6709794" calcext:value-type="float">
            <text:p>6709794</text:p>
          </table:table-cell>
          <table:table-cell table:style-name="ce87" office:value-type="float" office:value="7309556" calcext:value-type="float">
            <text:p>7309556</text:p>
          </table:table-cell>
          <table:table-cell table:style-name="ce112" office:value-type="float" office:value="6312604" calcext:value-type="float">
            <text:p>6312604</text:p>
          </table:table-cell>
          <table:table-cell table:formula="of:=([.D23]+[.G23]+[.J23])/3" office:value-type="float" office:value="6747661.66666667" calcext:value-type="float">
            <text:p>6747662</text:p>
          </table:table-cell>
          <table:table-cell table:formula="of:=([.E23]+[.H23]+[.K23])/3" office:value-type="float" office:value="7577642.33333333" calcext:value-type="float">
            <text:p>7577642</text:p>
          </table:table-cell>
          <table:table-cell table:formula="of:=([.F23]+[.I23]+[.L23])/3" office:value-type="float" office:value="6302580" calcext:value-type="float">
            <text:p>6302580</text:p>
          </table:table-cell>
          <table:table-cell table:formula="of:=[.C23]/[.M23]" office:value-type="float" office:value="16.3866942153047" calcext:value-type="float">
            <text:p>16.3866942153047</text:p>
          </table:table-cell>
          <table:table-cell table:formula="of:=[.C23]/[.N23]" office:value-type="float" office:value="14.5918563500424" calcext:value-type="float">
            <text:p>14.5918563500424</text:p>
          </table:table-cell>
          <table:table-cell table:formula="of:=[.C23]/[.O23]" office:value-type="float" office:value="17.5439055751772" calcext:value-type="float">
            <text:p>17.5439055751772</text:p>
          </table:table-cell>
          <table:table-cell table:formula="of:=[.M5]/[.M23]" office:value-type="float" office:value="16.1945144453745" calcext:value-type="float">
            <text:p>16.1945144453745</text:p>
          </table:table-cell>
          <table:table-cell table:formula="of:=[.N5]/[.N23]" office:value-type="float" office:value="14.5985908017916" calcext:value-type="float">
            <text:p>14.5985908017916</text:p>
          </table:table-cell>
          <table:table-cell table:formula="of:=[.O5]/[.O23]" office:value-type="float" office:value="17.4172470639008" calcext:value-type="float">
            <text:p>17.4172470639008</text:p>
          </table:table-cell>
          <table:table-cell table:formula="of:=[.P23]/19" office:value-type="float" office:value="0.862457590279195" calcext:value-type="float">
            <text:p>0.862457590279195</text:p>
          </table:table-cell>
          <table:table-cell table:formula="of:=[.Q23]/19" office:value-type="float" office:value="0.767992439475915" calcext:value-type="float">
            <text:p>0.767992439475915</text:p>
          </table:table-cell>
          <table:table-cell table:formula="of:=[.R23]/19" office:value-type="float" office:value="0.923363451325113" calcext:value-type="float">
            <text:p>0.923363451325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353618" calcext:value-type="float">
            <text:p>6353618</text:p>
          </table:table-cell>
          <table:table-cell table:style-name="ce87" office:value-type="float" office:value="6906710" calcext:value-type="float">
            <text:p>6906710</text:p>
          </table:table-cell>
          <table:table-cell table:style-name="ce99" office:value-type="float" office:value="5955530" calcext:value-type="float">
            <text:p>5955530</text:p>
          </table:table-cell>
          <table:table-cell table:style-name="ce105" office:value-type="float" office:value="7035400" calcext:value-type="float">
            <text:p>7035400</text:p>
          </table:table-cell>
          <table:table-cell table:style-name="ce87" office:value-type="float" office:value="6493959" calcext:value-type="float">
            <text:p>6493959</text:p>
          </table:table-cell>
          <table:table-cell table:style-name="ce112" office:value-type="float" office:value="6072084" calcext:value-type="float">
            <text:p>6072084</text:p>
          </table:table-cell>
          <table:table-cell table:style-name="ce105" office:value-type="float" office:value="6766289" calcext:value-type="float">
            <text:p>6766289</text:p>
          </table:table-cell>
          <table:table-cell table:style-name="ce87" office:value-type="float" office:value="6759009" calcext:value-type="float">
            <text:p>6759009</text:p>
          </table:table-cell>
          <table:table-cell table:style-name="ce112" office:value-type="float" office:value="5955530" calcext:value-type="float">
            <text:p>5955530</text:p>
          </table:table-cell>
          <table:table-cell table:formula="of:=([.D24]+[.G24]+[.J24])/3" office:value-type="float" office:value="6718435.66666667" calcext:value-type="float">
            <text:p>6718436</text:p>
          </table:table-cell>
          <table:table-cell table:formula="of:=([.E24]+[.H24]+[.K24])/3" office:value-type="float" office:value="6719892.66666667" calcext:value-type="float">
            <text:p>6719893</text:p>
          </table:table-cell>
          <table:table-cell table:formula="of:=([.F24]+[.I24]+[.L24])/3" office:value-type="float" office:value="5994381.33333333" calcext:value-type="float">
            <text:p>5994381</text:p>
          </table:table-cell>
          <table:table-cell table:formula="of:=[.C24]/[.M24]" office:value-type="float" office:value="16.4579782982219" calcext:value-type="float">
            <text:p>16.4579782982219</text:p>
          </table:table-cell>
          <table:table-cell table:formula="of:=[.C24]/[.N24]" office:value-type="float" office:value="16.4544098968247" calcext:value-type="float">
            <text:p>16.4544098968247</text:p>
          </table:table-cell>
          <table:table-cell table:formula="of:=[.C24]/[.O24]" office:value-type="float" office:value="18.4459183110584" calcext:value-type="float">
            <text:p>18.4459183110584</text:p>
          </table:table-cell>
          <table:table-cell table:formula="of:=[.M5]/[.M24]" office:value-type="float" office:value="16.2649625232699" calcext:value-type="float">
            <text:p>16.2649625232699</text:p>
          </table:table-cell>
          <table:table-cell table:formula="of:=[.N5]/[.N24]" office:value-type="float" office:value="16.4620039566108" calcext:value-type="float">
            <text:p>16.4620039566108</text:p>
          </table:table-cell>
          <table:table-cell table:formula="of:=[.O5]/[.O24]" office:value-type="float" office:value="18.3127477041834" calcext:value-type="float">
            <text:p>18.3127477041834</text:p>
          </table:table-cell>
          <table:table-cell table:formula="of:=[.P24]/20" office:value-type="float" office:value="0.822898914911095" calcext:value-type="float">
            <text:p>0.822898914911095</text:p>
          </table:table-cell>
          <table:table-cell table:formula="of:=[.Q24]/20" office:value-type="float" office:value="0.822720494841237" calcext:value-type="float">
            <text:p>0.822720494841237</text:p>
          </table:table-cell>
          <table:table-cell table:formula="of:=[.R24]/20" office:value-type="float" office:value="0.92229591555292" calcext:value-type="float">
            <text:p>0.92229591555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261643" calcext:value-type="float">
            <text:p>6261643</text:p>
          </table:table-cell>
          <table:table-cell table:style-name="ce87" office:value-type="float" office:value="7272759" calcext:value-type="float">
            <text:p>7272759</text:p>
          </table:table-cell>
          <table:table-cell table:style-name="ce99" office:value-type="float" office:value="6146432" calcext:value-type="float">
            <text:p>6146432</text:p>
          </table:table-cell>
          <table:table-cell table:style-name="ce105" office:value-type="float" office:value="6927394" calcext:value-type="float">
            <text:p>6927394</text:p>
          </table:table-cell>
          <table:table-cell table:style-name="ce87" office:value-type="float" office:value="8529606" calcext:value-type="float">
            <text:p>8529606</text:p>
          </table:table-cell>
          <table:table-cell table:style-name="ce112" office:value-type="float" office:value="5879288" calcext:value-type="float">
            <text:p>5879288</text:p>
          </table:table-cell>
          <table:table-cell table:style-name="ce105" office:value-type="float" office:value="6398773" calcext:value-type="float">
            <text:p>6398773</text:p>
          </table:table-cell>
          <table:table-cell table:style-name="ce87" office:value-type="float" office:value="6987851" calcext:value-type="float">
            <text:p>6987851</text:p>
          </table:table-cell>
          <table:table-cell table:style-name="ce112" office:value-type="float" office:value="6146432" calcext:value-type="float">
            <text:p>6146432</text:p>
          </table:table-cell>
          <table:table-cell table:formula="of:=([.D25]+[.G25]+[.J25])/3" office:value-type="float" office:value="6529270" calcext:value-type="float">
            <text:p>6529270</text:p>
          </table:table-cell>
          <table:table-cell table:formula="of:=([.E25]+[.H25]+[.K25])/3" office:value-type="float" office:value="7596738.66666667" calcext:value-type="float">
            <text:p>7596739</text:p>
          </table:table-cell>
          <table:table-cell table:formula="of:=([.F25]+[.I25]+[.L25])/3" office:value-type="float" office:value="6057384" calcext:value-type="float">
            <text:p>6057384</text:p>
          </table:table-cell>
          <table:table-cell table:formula="of:=[.C25]/[.M25]" office:value-type="float" office:value="16.9347979789471" calcext:value-type="float">
            <text:p>16.9347979789471</text:p>
          </table:table-cell>
          <table:table-cell table:formula="of:=[.C25]/[.N25]" office:value-type="float" office:value="14.5551760106179" calcext:value-type="float">
            <text:p>14.5551760106179</text:p>
          </table:table-cell>
          <table:table-cell table:formula="of:=[.C25]/[.O25]" office:value-type="float" office:value="18.2540628759874" calcext:value-type="float">
            <text:p>18.2540628759874</text:p>
          </table:table-cell>
          <table:table-cell table:formula="of:=[.M5]/[.M25]" office:value-type="float" office:value="16.7361901611257" calcext:value-type="float">
            <text:p>16.7361901611257</text:p>
          </table:table-cell>
          <table:table-cell table:formula="of:=[.N5]/[.N25]" office:value-type="float" office:value="14.5618935336111" calcext:value-type="float">
            <text:p>14.5618935336111</text:p>
          </table:table-cell>
          <table:table-cell table:formula="of:=[.O5]/[.O25]" office:value-type="float" office:value="18.1222773725423" calcext:value-type="float">
            <text:p>18.1222773725423</text:p>
          </table:table-cell>
          <table:table-cell table:formula="of:=[.P25]/21" office:value-type="float" office:value="0.806418951378434" calcext:value-type="float">
            <text:p>0.806418951378434</text:p>
          </table:table-cell>
          <table:table-cell table:formula="of:=[.Q25]/21" office:value-type="float" office:value="0.693103619553233" calcext:value-type="float">
            <text:p>0.693103619553233</text:p>
          </table:table-cell>
          <table:table-cell table:formula="of:=[.R25]/21" office:value-type="float" office:value="0.869241089332733" calcext:value-type="float">
            <text:p>0.869241089332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287071" calcext:value-type="float">
            <text:p>6287071</text:p>
          </table:table-cell>
          <table:table-cell table:style-name="ce87" office:value-type="float" office:value="7165845" calcext:value-type="float">
            <text:p>7165845</text:p>
          </table:table-cell>
          <table:table-cell table:style-name="ce99" office:value-type="float" office:value="5742529" calcext:value-type="float">
            <text:p>5742529</text:p>
          </table:table-cell>
          <table:table-cell table:style-name="ce105" office:value-type="float" office:value="6836707" calcext:value-type="float">
            <text:p>6836707</text:p>
          </table:table-cell>
          <table:table-cell table:style-name="ce87" office:value-type="float" office:value="6763344" calcext:value-type="float">
            <text:p>6763344</text:p>
          </table:table-cell>
          <table:table-cell table:style-name="ce112" office:value-type="float" office:value="6089193" calcext:value-type="float">
            <text:p>6089193</text:p>
          </table:table-cell>
          <table:table-cell table:style-name="ce105" office:value-type="float" office:value="6255612" calcext:value-type="float">
            <text:p>6255612</text:p>
          </table:table-cell>
          <table:table-cell table:style-name="ce87" office:value-type="float" office:value="6670546" calcext:value-type="float">
            <text:p>6670546</text:p>
          </table:table-cell>
          <table:table-cell table:style-name="ce112" office:value-type="float" office:value="5742529" calcext:value-type="float">
            <text:p>5742529</text:p>
          </table:table-cell>
          <table:table-cell table:formula="of:=([.D26]+[.G26]+[.J26])/3" office:value-type="float" office:value="6459796.66666667" calcext:value-type="float">
            <text:p>6459797</text:p>
          </table:table-cell>
          <table:table-cell table:formula="of:=([.E26]+[.H26]+[.K26])/3" office:value-type="float" office:value="6866578.33333333" calcext:value-type="float">
            <text:p>6866578</text:p>
          </table:table-cell>
          <table:table-cell table:formula="of:=([.F26]+[.I26]+[.L26])/3" office:value-type="float" office:value="5858083.66666667" calcext:value-type="float">
            <text:p>5858084</text:p>
          </table:table-cell>
          <table:table-cell table:formula="of:=[.C26]/[.M26]" office:value-type="float" office:value="17.1169270652998" calcext:value-type="float">
            <text:p>17.1169270652998</text:p>
          </table:table-cell>
          <table:table-cell table:formula="of:=[.C26]/[.N26]" office:value-type="float" office:value="16.1029064305924" calcext:value-type="float">
            <text:p>16.1029064305924</text:p>
          </table:table-cell>
          <table:table-cell table:formula="of:=[.C26]/[.O26]" office:value-type="float" office:value="18.8750920423294" calcext:value-type="float">
            <text:p>18.8750920423294</text:p>
          </table:table-cell>
          <table:table-cell table:formula="of:=[.M5]/[.M26]" office:value-type="float" office:value="16.9161832751186" calcext:value-type="float">
            <text:p>16.9161832751186</text:p>
          </table:table-cell>
          <table:table-cell table:formula="of:=[.N5]/[.N26]" office:value-type="float" office:value="16.1103382640602" calcext:value-type="float">
            <text:p>16.1103382640602</text:p>
          </table:table-cell>
          <table:table-cell table:formula="of:=[.O5]/[.O26]" office:value-type="float" office:value="18.7388230087302" calcext:value-type="float">
            <text:p>18.7388230087302</text:p>
          </table:table-cell>
          <table:table-cell table:formula="of:=[.P26]/22" office:value-type="float" office:value="0.778042139331808" calcext:value-type="float">
            <text:p>0.778042139331808</text:p>
          </table:table-cell>
          <table:table-cell table:formula="of:=[.Q26]/22" office:value-type="float" office:value="0.731950292299656" calcext:value-type="float">
            <text:p>0.731950292299656</text:p>
          </table:table-cell>
          <table:table-cell table:formula="of:=[.R26]/22" office:value-type="float" office:value="0.857958729196792" calcext:value-type="float">
            <text:p>0.857958729196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210040" calcext:value-type="float">
            <text:p>6210040</text:p>
          </table:table-cell>
          <table:table-cell table:style-name="ce87" office:value-type="float" office:value="6615182" calcext:value-type="float">
            <text:p>6615182</text:p>
          </table:table-cell>
          <table:table-cell table:style-name="ce99" office:value-type="float" office:value="5439869" calcext:value-type="float">
            <text:p>5439869</text:p>
          </table:table-cell>
          <table:table-cell table:style-name="ce105" office:value-type="float" office:value="6189331" calcext:value-type="float">
            <text:p>6189331</text:p>
          </table:table-cell>
          <table:table-cell table:style-name="ce87" office:value-type="float" office:value="6810941" calcext:value-type="float">
            <text:p>6810941</text:p>
          </table:table-cell>
          <table:table-cell table:style-name="ce112" office:value-type="float" office:value="5634577" calcext:value-type="float">
            <text:p>5634577</text:p>
          </table:table-cell>
          <table:table-cell table:style-name="ce105" office:value-type="float" office:value="6076878" calcext:value-type="float">
            <text:p>6076878</text:p>
          </table:table-cell>
          <table:table-cell table:style-name="ce87" office:value-type="float" office:value="6734043" calcext:value-type="float">
            <text:p>6734043</text:p>
          </table:table-cell>
          <table:table-cell table:style-name="ce112" office:value-type="float" office:value="5439869" calcext:value-type="float">
            <text:p>5439869</text:p>
          </table:table-cell>
          <table:table-cell table:formula="of:=([.D27]+[.G27]+[.J27])/3" office:value-type="float" office:value="6158749.66666667" calcext:value-type="float">
            <text:p>6158750</text:p>
          </table:table-cell>
          <table:table-cell table:formula="of:=([.E27]+[.H27]+[.K27])/3" office:value-type="float" office:value="6720055.33333333" calcext:value-type="float">
            <text:p>6720055</text:p>
          </table:table-cell>
          <table:table-cell table:formula="of:=([.F27]+[.I27]+[.L27])/3" office:value-type="float" office:value="5504771.66666667" calcext:value-type="float">
            <text:p>5504772</text:p>
          </table:table-cell>
          <table:table-cell table:formula="of:=[.C27]/[.M27]" office:value-type="float" office:value="17.9536227943237" calcext:value-type="float">
            <text:p>17.9536227943237</text:p>
          </table:table-cell>
          <table:table-cell table:formula="of:=[.C27]/[.N27]" office:value-type="float" office:value="16.4540115989124" calcext:value-type="float">
            <text:p>16.4540115989124</text:p>
          </table:table-cell>
          <table:table-cell table:formula="of:=[.C27]/[.O27]" office:value-type="float" office:value="20.0865494693543" calcext:value-type="float">
            <text:p>20.0865494693543</text:p>
          </table:table-cell>
          <table:table-cell table:formula="of:=[.M5]/[.M27]" office:value-type="float" office:value="17.7430664092046" calcext:value-type="float">
            <text:p>17.7430664092046</text:p>
          </table:table-cell>
          <table:table-cell table:formula="of:=[.N5]/[.N27]" office:value-type="float" office:value="16.4616054748756" calcext:value-type="float">
            <text:p>16.4616054748756</text:p>
          </table:table-cell>
          <table:table-cell table:formula="of:=[.O5]/[.O27]" office:value-type="float" office:value="19.9415342991823" calcext:value-type="float">
            <text:p>19.9415342991823</text:p>
          </table:table-cell>
          <table:table-cell table:formula="of:=[.P27]/23" office:value-type="float" office:value="0.780592295405377" calcext:value-type="float">
            <text:p>0.780592295405377</text:p>
          </table:table-cell>
          <table:table-cell table:formula="of:=[.Q27]/23" office:value-type="float" office:value="0.715391808648367" calcext:value-type="float">
            <text:p>0.715391808648367</text:p>
          </table:table-cell>
          <table:table-cell table:formula="of:=[.R27]/23" office:value-type="float" office:value="0.873328237798014" calcext:value-type="float">
            <text:p>0.873328237798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217345" calcext:value-type="float">
            <text:p>6217345</text:p>
          </table:table-cell>
          <table:table-cell table:style-name="ce87" office:value-type="float" office:value="6036493" calcext:value-type="float">
            <text:p>6036493</text:p>
          </table:table-cell>
          <table:table-cell table:style-name="ce99" office:value-type="float" office:value="5369954" calcext:value-type="float">
            <text:p>5369954</text:p>
          </table:table-cell>
          <table:table-cell table:style-name="ce105" office:value-type="float" office:value="6497440" calcext:value-type="float">
            <text:p>6497440</text:p>
          </table:table-cell>
          <table:table-cell table:style-name="ce87" office:value-type="float" office:value="6580840" calcext:value-type="float">
            <text:p>6580840</text:p>
          </table:table-cell>
          <table:table-cell table:style-name="ce112" office:value-type="float" office:value="5921823" calcext:value-type="float">
            <text:p>5921823</text:p>
          </table:table-cell>
          <table:table-cell table:style-name="ce105" office:value-type="float" office:value="6195174" calcext:value-type="float">
            <text:p>6195174</text:p>
          </table:table-cell>
          <table:table-cell table:style-name="ce87" office:value-type="float" office:value="6515923" calcext:value-type="float">
            <text:p>6515923</text:p>
          </table:table-cell>
          <table:table-cell table:style-name="ce112" office:value-type="float" office:value="5369954" calcext:value-type="float">
            <text:p>5369954</text:p>
          </table:table-cell>
          <table:table-cell table:formula="of:=([.D28]+[.G28]+[.J28])/3" office:value-type="float" office:value="6303319.66666667" calcext:value-type="float">
            <text:p>6303320</text:p>
          </table:table-cell>
          <table:table-cell table:formula="of:=([.E28]+[.H28]+[.K28])/3" office:value-type="float" office:value="6377752" calcext:value-type="float">
            <text:p>6377752</text:p>
          </table:table-cell>
          <table:table-cell table:formula="of:=([.F28]+[.I28]+[.L28])/3" office:value-type="float" office:value="5553910.33333333" calcext:value-type="float">
            <text:p>5553910</text:p>
          </table:table-cell>
          <table:table-cell table:formula="of:=[.C28]/[.M28]" office:value-type="float" office:value="17.5418468755009" calcext:value-type="float">
            <text:p>17.5418468755009</text:p>
          </table:table-cell>
          <table:table-cell table:formula="of:=[.C28]/[.N28]" office:value-type="float" office:value="17.3371226099729" calcext:value-type="float">
            <text:p>17.3371226099729</text:p>
          </table:table-cell>
          <table:table-cell table:formula="of:=[.C28]/[.O28]" office:value-type="float" office:value="19.9088321135421" calcext:value-type="float">
            <text:p>19.9088321135421</text:p>
          </table:table-cell>
          <table:table-cell table:formula="of:=[.M5]/[.M28]" office:value-type="float" office:value="17.3361197134272" calcext:value-type="float">
            <text:p>17.3361197134272</text:p>
          </table:table-cell>
          <table:table-cell table:formula="of:=[.N5]/[.N28]" office:value-type="float" office:value="17.3451240604317" calcext:value-type="float">
            <text:p>17.3451240604317</text:p>
          </table:table-cell>
          <table:table-cell table:formula="of:=[.O5]/[.O28]" office:value-type="float" office:value="19.7650999767071" calcext:value-type="float">
            <text:p>19.7650999767071</text:p>
          </table:table-cell>
          <table:table-cell table:formula="of:=[.P28]/24" office:value-type="float" office:value="0.730910286479204" calcext:value-type="float">
            <text:p>0.730910286479204</text:p>
          </table:table-cell>
          <table:table-cell table:formula="of:=[.Q28]/24" office:value-type="float" office:value="0.722380108748872" calcext:value-type="float">
            <text:p>0.722380108748872</text:p>
          </table:table-cell>
          <table:table-cell table:formula="of:=[.R28]/24" office:value-type="float" office:value="0.829534671397588" calcext:value-type="float">
            <text:p>0.829534671397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5897719" calcext:value-type="float">
            <text:p>5897719</text:p>
          </table:table-cell>
          <table:table-cell table:style-name="ce87" office:value-type="float" office:value="6135099" calcext:value-type="float">
            <text:p>6135099</text:p>
          </table:table-cell>
          <table:table-cell table:style-name="ce99" office:value-type="float" office:value="5320482" calcext:value-type="float">
            <text:p>5320482</text:p>
          </table:table-cell>
          <table:table-cell table:style-name="ce105" office:value-type="float" office:value="6127798" calcext:value-type="float">
            <text:p>6127798</text:p>
          </table:table-cell>
          <table:table-cell table:style-name="ce87" office:value-type="float" office:value="6587071" calcext:value-type="float">
            <text:p>6587071</text:p>
          </table:table-cell>
          <table:table-cell table:style-name="ce112" office:value-type="float" office:value="7175842" calcext:value-type="float">
            <text:p>7175842</text:p>
          </table:table-cell>
          <table:table-cell table:style-name="ce105" office:value-type="float" office:value="6349258" calcext:value-type="float">
            <text:p>6349258</text:p>
          </table:table-cell>
          <table:table-cell table:style-name="ce87" office:value-type="float" office:value="6533077" calcext:value-type="float">
            <text:p>6533077</text:p>
          </table:table-cell>
          <table:table-cell table:style-name="ce112" office:value-type="float" office:value="5320482" calcext:value-type="float">
            <text:p>5320482</text:p>
          </table:table-cell>
          <table:table-cell table:formula="of:=([.D29]+[.G29]+[.J29])/3" office:value-type="float" office:value="6124925" calcext:value-type="float">
            <text:p>6124925</text:p>
          </table:table-cell>
          <table:table-cell table:formula="of:=([.E29]+[.H29]+[.K29])/3" office:value-type="float" office:value="6418415.66666667" calcext:value-type="float">
            <text:p>6418416</text:p>
          </table:table-cell>
          <table:table-cell table:formula="of:=([.F29]+[.I29]+[.L29])/3" office:value-type="float" office:value="5938935.33333333" calcext:value-type="float">
            <text:p>5938935</text:p>
          </table:table-cell>
          <table:table-cell table:formula="of:=[.C29]/[.M29]" office:value-type="float" office:value="18.0527709971959" calcext:value-type="float">
            <text:p>18.0527709971959</text:p>
          </table:table-cell>
          <table:table-cell table:formula="of:=[.C29]/[.N29]" office:value-type="float" office:value="17.2272838255464" calcext:value-type="float">
            <text:p>17.2272838255464</text:p>
          </table:table-cell>
          <table:table-cell table:formula="of:=[.C29]/[.O29]" office:value-type="float" office:value="18.6181297141586" calcext:value-type="float">
            <text:p>18.6181297141586</text:p>
          </table:table-cell>
          <table:table-cell table:formula="of:=[.M5]/[.M29]" office:value-type="float" office:value="17.8410518224033" calcext:value-type="float">
            <text:p>17.8410518224033</text:p>
          </table:table-cell>
          <table:table-cell table:formula="of:=[.N5]/[.N29]" office:value-type="float" office:value="17.2352345830723" calcext:value-type="float">
            <text:p>17.2352345830723</text:p>
          </table:table-cell>
          <table:table-cell table:formula="of:=[.O5]/[.O29]" office:value-type="float" office:value="18.4837158242617" calcext:value-type="float">
            <text:p>18.4837158242617</text:p>
          </table:table-cell>
          <table:table-cell table:formula="of:=[.P29]/25" office:value-type="float" office:value="0.722110839887835" calcext:value-type="float">
            <text:p>0.722110839887835</text:p>
          </table:table-cell>
          <table:table-cell table:formula="of:=[.Q29]/25" office:value-type="float" office:value="0.689091353021854" calcext:value-type="float">
            <text:p>0.689091353021854</text:p>
          </table:table-cell>
          <table:table-cell table:formula="of:=[.R29]/25" office:value-type="float" office:value="0.744725188566346" calcext:value-type="float">
            <text:p>0.744725188566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101808" calcext:value-type="float">
            <text:p>6101808</text:p>
          </table:table-cell>
          <table:table-cell table:style-name="ce87" office:value-type="float" office:value="6471087" calcext:value-type="float">
            <text:p>6471087</text:p>
          </table:table-cell>
          <table:table-cell table:style-name="ce99" office:value-type="float" office:value="5129712" calcext:value-type="float">
            <text:p>5129712</text:p>
          </table:table-cell>
          <table:table-cell table:style-name="ce105" office:value-type="float" office:value="6352469" calcext:value-type="float">
            <text:p>6352469</text:p>
          </table:table-cell>
          <table:table-cell table:style-name="ce87" office:value-type="float" office:value="7658441" calcext:value-type="float">
            <text:p>7658441</text:p>
          </table:table-cell>
          <table:table-cell table:style-name="ce112" office:value-type="float" office:value="8169512" calcext:value-type="float">
            <text:p>8169512</text:p>
          </table:table-cell>
          <table:table-cell table:style-name="ce105" office:value-type="float" office:value="6087731" calcext:value-type="float">
            <text:p>6087731</text:p>
          </table:table-cell>
          <table:table-cell table:style-name="ce87" office:value-type="float" office:value="6334238" calcext:value-type="float">
            <text:p>6334238</text:p>
          </table:table-cell>
          <table:table-cell table:style-name="ce112" office:value-type="float" office:value="5129712" calcext:value-type="float">
            <text:p>5129712</text:p>
          </table:table-cell>
          <table:table-cell table:formula="of:=([.D30]+[.G30]+[.J30])/3" office:value-type="float" office:value="6180669.33333333" calcext:value-type="float">
            <text:p>6180669</text:p>
          </table:table-cell>
          <table:table-cell table:formula="of:=([.E30]+[.H30]+[.K30])/3" office:value-type="float" office:value="6821255.33333333" calcext:value-type="float">
            <text:p>6821255</text:p>
          </table:table-cell>
          <table:table-cell table:formula="of:=([.F30]+[.I30]+[.L30])/3" office:value-type="float" office:value="6142978.66666667" calcext:value-type="float">
            <text:p>6142979</text:p>
          </table:table-cell>
          <table:table-cell table:formula="of:=[.C30]/[.M30]" office:value-type="float" office:value="17.8899504951136" calcext:value-type="float">
            <text:p>17.8899504951136</text:p>
          </table:table-cell>
          <table:table-cell table:formula="of:=[.C30]/[.N30]" office:value-type="float" office:value="16.2099002304854" calcext:value-type="float">
            <text:p>16.2099002304854</text:p>
          </table:table-cell>
          <table:table-cell table:formula="of:=[.C30]/[.O30]" office:value-type="float" office:value="17.9997155126047" calcext:value-type="float">
            <text:p>17.9997155126047</text:p>
          </table:table-cell>
          <table:table-cell table:formula="of:=[.M5]/[.M30]" office:value-type="float" office:value="17.680140845587" calcext:value-type="float">
            <text:p>17.680140845587</text:p>
          </table:table-cell>
          <table:table-cell table:formula="of:=[.N5]/[.N30]" office:value-type="float" office:value="16.2173814438652" calcext:value-type="float">
            <text:p>16.2173814438652</text:p>
          </table:table-cell>
          <table:table-cell table:formula="of:=[.O5]/[.O30]" office:value-type="float" office:value="17.8697662740812" calcext:value-type="float">
            <text:p>17.8697662740812</text:p>
          </table:table-cell>
          <table:table-cell table:formula="of:=[.P30]/26" office:value-type="float" office:value="0.68807501904283" calcext:value-type="float">
            <text:p>0.68807501904283</text:p>
          </table:table-cell>
          <table:table-cell table:formula="of:=[.Q30]/26" office:value-type="float" office:value="0.623457701172517" calcext:value-type="float">
            <text:p>0.623457701172517</text:p>
          </table:table-cell>
          <table:table-cell table:formula="of:=[.R30]/26" office:value-type="float" office:value="0.692296750484798" calcext:value-type="float">
            <text:p>0.692296750484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5865480" calcext:value-type="float">
            <text:p>5865480</text:p>
          </table:table-cell>
          <table:table-cell table:style-name="ce87" office:value-type="float" office:value="6177925" calcext:value-type="float">
            <text:p>6177925</text:p>
          </table:table-cell>
          <table:table-cell table:style-name="ce99" office:value-type="float" office:value="5103671" calcext:value-type="float">
            <text:p>5103671</text:p>
          </table:table-cell>
          <table:table-cell table:style-name="ce105" office:value-type="float" office:value="6267017" calcext:value-type="float">
            <text:p>6267017</text:p>
          </table:table-cell>
          <table:table-cell table:style-name="ce87" office:value-type="float" office:value="6006922" calcext:value-type="float">
            <text:p>6006922</text:p>
          </table:table-cell>
          <table:table-cell table:style-name="ce112" office:value-type="float" office:value="7226867" calcext:value-type="float">
            <text:p>7226867</text:p>
          </table:table-cell>
          <table:table-cell table:style-name="ce105" office:value-type="float" office:value="6125700" calcext:value-type="float">
            <text:p>6125700</text:p>
          </table:table-cell>
          <table:table-cell table:style-name="ce87" office:value-type="float" office:value="6803620" calcext:value-type="float">
            <text:p>6803620</text:p>
          </table:table-cell>
          <table:table-cell table:style-name="ce112" office:value-type="float" office:value="5103671" calcext:value-type="float">
            <text:p>5103671</text:p>
          </table:table-cell>
          <table:table-cell table:formula="of:=([.D31]+[.G31]+[.J31])/3" office:value-type="float" office:value="6086065.66666667" calcext:value-type="float">
            <text:p>6086066</text:p>
          </table:table-cell>
          <table:table-cell table:formula="of:=([.E31]+[.H31]+[.K31])/3" office:value-type="float" office:value="6329489" calcext:value-type="float">
            <text:p>6329489</text:p>
          </table:table-cell>
          <table:table-cell table:formula="of:=([.F31]+[.I31]+[.L31])/3" office:value-type="float" office:value="5811403" calcext:value-type="float">
            <text:p>5811403</text:p>
          </table:table-cell>
          <table:table-cell table:formula="of:=[.C31]/[.M31]" office:value-type="float" office:value="18.1680373587819" calcext:value-type="float">
            <text:p>18.1680373587819</text:p>
          </table:table-cell>
          <table:table-cell table:formula="of:=[.C31]/[.N31]" office:value-type="float" office:value="17.4693199403617" calcext:value-type="float">
            <text:p>17.4693199403617</text:p>
          </table:table-cell>
          <table:table-cell table:formula="of:=[.C31]/[.O31]" office:value-type="float" office:value="19.0267080772061" calcext:value-type="float">
            <text:p>19.0267080772061</text:p>
          </table:table-cell>
          <table:table-cell table:formula="of:=[.M5]/[.M31]" office:value-type="float" office:value="17.9549663638748" calcext:value-type="float">
            <text:p>17.9549663638748</text:p>
          </table:table-cell>
          <table:table-cell table:formula="of:=[.N5]/[.N31]" office:value-type="float" office:value="17.4773824026974" calcext:value-type="float">
            <text:p>17.4773824026974</text:p>
          </table:table-cell>
          <table:table-cell table:formula="of:=[.O5]/[.O31]" office:value-type="float" office:value="18.8893444491803" calcext:value-type="float">
            <text:p>18.8893444491803</text:p>
          </table:table-cell>
          <table:table-cell table:formula="of:=[.P31]/27" office:value-type="float" office:value="0.672890272547478" calcext:value-type="float">
            <text:p>0.672890272547478</text:p>
          </table:table-cell>
          <table:table-cell table:formula="of:=[.Q31]/27" office:value-type="float" office:value="0.647011849643026" calcext:value-type="float">
            <text:p>0.647011849643026</text:p>
          </table:table-cell>
          <table:table-cell table:formula="of:=[.R31]/27" office:value-type="float" office:value="0.704692891748376" calcext:value-type="float">
            <text:p>0.704692891748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5921111" calcext:value-type="float">
            <text:p>5921111</text:p>
          </table:table-cell>
          <table:table-cell table:style-name="ce87" office:value-type="float" office:value="6204401" calcext:value-type="float">
            <text:p>6204401</text:p>
          </table:table-cell>
          <table:table-cell table:style-name="ce99" office:value-type="float" office:value="5052257" calcext:value-type="float">
            <text:p>5052257</text:p>
          </table:table-cell>
          <table:table-cell table:style-name="ce105" office:value-type="float" office:value="6252342" calcext:value-type="float">
            <text:p>6252342</text:p>
          </table:table-cell>
          <table:table-cell table:style-name="ce87" office:value-type="float" office:value="6128189" calcext:value-type="float">
            <text:p>6128189</text:p>
          </table:table-cell>
          <table:table-cell table:style-name="ce112" office:value-type="float" office:value="5564183" calcext:value-type="float">
            <text:p>5564183</text:p>
          </table:table-cell>
          <table:table-cell table:style-name="ce105" office:value-type="float" office:value="6555004" calcext:value-type="float">
            <text:p>6555004</text:p>
          </table:table-cell>
          <table:table-cell table:style-name="ce87" office:value-type="float" office:value="6252318" calcext:value-type="float">
            <text:p>6252318</text:p>
          </table:table-cell>
          <table:table-cell table:style-name="ce112" office:value-type="float" office:value="5052257" calcext:value-type="float">
            <text:p>5052257</text:p>
          </table:table-cell>
          <table:table-cell table:formula="of:=([.D32]+[.G32]+[.J32])/3" office:value-type="float" office:value="6242819" calcext:value-type="float">
            <text:p>6242819</text:p>
          </table:table-cell>
          <table:table-cell table:formula="of:=([.E32]+[.H32]+[.K32])/3" office:value-type="float" office:value="6194969.33333333" calcext:value-type="float">
            <text:p>6194969</text:p>
          </table:table-cell>
          <table:table-cell table:formula="of:=([.F32]+[.I32]+[.L32])/3" office:value-type="float" office:value="5222899" calcext:value-type="float">
            <text:p>5222899</text:p>
          </table:table-cell>
          <table:table-cell table:formula="of:=[.C32]/[.M32]" office:value-type="float" office:value="17.7118491501996" calcext:value-type="float">
            <text:p>17.7118491501996</text:p>
          </table:table-cell>
          <table:table-cell table:formula="of:=[.C32]/[.N32]" office:value-type="float" office:value="17.8486546826059" calcext:value-type="float">
            <text:p>17.8486546826059</text:p>
          </table:table-cell>
          <table:table-cell table:formula="of:=[.C32]/[.O32]" office:value-type="float" office:value="21.1705928833776" calcext:value-type="float">
            <text:p>21.1705928833776</text:p>
          </table:table-cell>
          <table:table-cell table:formula="of:=[.M5]/[.M32]" office:value-type="float" office:value="17.504128236512" calcext:value-type="float">
            <text:p>17.504128236512</text:p>
          </table:table-cell>
          <table:table-cell table:formula="of:=[.N5]/[.N32]" office:value-type="float" office:value="17.8568922159851" calcext:value-type="float">
            <text:p>17.8568922159851</text:p>
          </table:table-cell>
          <table:table-cell table:formula="of:=[.O5]/[.O32]" office:value-type="float" office:value="21.0177514441692" calcext:value-type="float">
            <text:p>21.0177514441692</text:p>
          </table:table-cell>
          <table:table-cell table:formula="of:=[.P32]/28" office:value-type="float" office:value="0.632566041078558" calcext:value-type="float">
            <text:p>0.632566041078558</text:p>
          </table:table-cell>
          <table:table-cell table:formula="of:=[.Q32]/28" office:value-type="float" office:value="0.637451952950211" calcext:value-type="float">
            <text:p>0.637451952950211</text:p>
          </table:table-cell>
          <table:table-cell table:formula="of:=[.R32]/28" office:value-type="float" office:value="0.756092602977772" calcext:value-type="float">
            <text:p>0.756092602977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123220" calcext:value-type="float">
            <text:p>6123220</text:p>
          </table:table-cell>
          <table:table-cell table:style-name="ce87" office:value-type="float" office:value="6777158" calcext:value-type="float">
            <text:p>6777158</text:p>
          </table:table-cell>
          <table:table-cell table:style-name="ce99" office:value-type="float" office:value="5532877" calcext:value-type="float">
            <text:p>5532877</text:p>
          </table:table-cell>
          <table:table-cell table:style-name="ce105" office:value-type="float" office:value="6188509" calcext:value-type="float">
            <text:p>6188509</text:p>
          </table:table-cell>
          <table:table-cell table:style-name="ce87" office:value-type="float" office:value="6140799" calcext:value-type="float">
            <text:p>6140799</text:p>
          </table:table-cell>
          <table:table-cell table:style-name="ce112" office:value-type="float" office:value="4926835" calcext:value-type="float">
            <text:p>4926835</text:p>
          </table:table-cell>
          <table:table-cell table:style-name="ce105" office:value-type="float" office:value="6170878" calcext:value-type="float">
            <text:p>6170878</text:p>
          </table:table-cell>
          <table:table-cell table:style-name="ce87" office:value-type="float" office:value="6212049" calcext:value-type="float">
            <text:p>6212049</text:p>
          </table:table-cell>
          <table:table-cell table:style-name="ce112" office:value-type="float" office:value="5532877" calcext:value-type="float">
            <text:p>5532877</text:p>
          </table:table-cell>
          <table:table-cell table:formula="of:=([.D33]+[.G33]+[.J33])/3" office:value-type="float" office:value="6160869" calcext:value-type="float">
            <text:p>6160869</text:p>
          </table:table-cell>
          <table:table-cell table:formula="of:=([.E33]+[.H33]+[.K33])/3" office:value-type="float" office:value="6376668.66666667" calcext:value-type="float">
            <text:p>6376669</text:p>
          </table:table-cell>
          <table:table-cell table:formula="of:=([.F33]+[.I33]+[.L33])/3" office:value-type="float" office:value="5330863" calcext:value-type="float">
            <text:p>5330863</text:p>
          </table:table-cell>
          <table:table-cell table:formula="of:=[.C33]/[.M33]" office:value-type="float" office:value="17.9474467644094" calcext:value-type="float">
            <text:p>17.9474467644094</text:p>
          </table:table-cell>
          <table:table-cell table:formula="of:=[.C33]/[.N33]" office:value-type="float" office:value="17.3400680167063" calcext:value-type="float">
            <text:p>17.3400680167063</text:p>
          </table:table-cell>
          <table:table-cell table:formula="of:=[.C33]/[.O33]" office:value-type="float" office:value="20.7418326826257" calcext:value-type="float">
            <text:p>20.7418326826257</text:p>
          </table:table-cell>
          <table:table-cell table:formula="of:=[.M5]/[.M33]" office:value-type="float" office:value="17.7369628104953" calcext:value-type="float">
            <text:p>17.7369628104953</text:p>
          </table:table-cell>
          <table:table-cell table:formula="of:=[.N5]/[.N33]" office:value-type="float" office:value="17.3480708265329" calcext:value-type="float">
            <text:p>17.3480708265329</text:p>
          </table:table-cell>
          <table:table-cell table:formula="of:=[.O5]/[.O33]" office:value-type="float" office:value="20.5920866846512" calcext:value-type="float">
            <text:p>20.5920866846512</text:p>
          </table:table-cell>
          <table:table-cell table:formula="of:=[.P33]/29" office:value-type="float" office:value="0.618877474634806" calcext:value-type="float">
            <text:p>0.618877474634806</text:p>
          </table:table-cell>
          <table:table-cell table:formula="of:=[.Q33]/29" office:value-type="float" office:value="0.597933379886425" calcext:value-type="float">
            <text:p>0.597933379886425</text:p>
          </table:table-cell>
          <table:table-cell table:formula="of:=[.R33]/29" office:value-type="float" office:value="0.715235609745713" calcext:value-type="float">
            <text:p>0.715235609745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186957" calcext:value-type="float">
            <text:p>6186957</text:p>
          </table:table-cell>
          <table:table-cell table:style-name="ce87" office:value-type="float" office:value="6093178" calcext:value-type="float">
            <text:p>6093178</text:p>
          </table:table-cell>
          <table:table-cell table:style-name="ce99" office:value-type="float" office:value="6617107" calcext:value-type="float">
            <text:p>6617107</text:p>
          </table:table-cell>
          <table:table-cell table:style-name="ce105" office:value-type="float" office:value="6330744" calcext:value-type="float">
            <text:p>6330744</text:p>
          </table:table-cell>
          <table:table-cell table:style-name="ce87" office:value-type="float" office:value="6268348" calcext:value-type="float">
            <text:p>6268348</text:p>
          </table:table-cell>
          <table:table-cell table:style-name="ce112" office:value-type="float" office:value="6026712" calcext:value-type="float">
            <text:p>6026712</text:p>
          </table:table-cell>
          <table:table-cell table:style-name="ce105" office:value-type="float" office:value="6194140" calcext:value-type="float">
            <text:p>6194140</text:p>
          </table:table-cell>
          <table:table-cell table:style-name="ce87" office:value-type="float" office:value="6459679" calcext:value-type="float">
            <text:p>6459679</text:p>
          </table:table-cell>
          <table:table-cell table:style-name="ce112" office:value-type="float" office:value="6617107" calcext:value-type="float">
            <text:p>6617107</text:p>
          </table:table-cell>
          <table:table-cell table:formula="of:=([.D34]+[.G34]+[.J34])/3" office:value-type="float" office:value="6237280.33333333" calcext:value-type="float">
            <text:p>6237280</text:p>
          </table:table-cell>
          <table:table-cell table:formula="of:=([.E34]+[.H34]+[.K34])/3" office:value-type="float" office:value="6273735" calcext:value-type="float">
            <text:p>6273735</text:p>
          </table:table-cell>
          <table:table-cell table:formula="of:=([.F34]+[.I34]+[.L34])/3" office:value-type="float" office:value="6420308.66666667" calcext:value-type="float">
            <text:p>6420309</text:p>
          </table:table-cell>
          <table:table-cell table:formula="of:=[.C34]/[.M34]" office:value-type="float" office:value="17.7275771635725" calcext:value-type="float">
            <text:p>17.7275771635725</text:p>
          </table:table-cell>
          <table:table-cell table:formula="of:=[.C34]/[.N34]" office:value-type="float" office:value="17.6245678849999" calcext:value-type="float">
            <text:p>17.6245678849999</text:p>
          </table:table-cell>
          <table:table-cell table:formula="of:=[.C34]/[.O34]" office:value-type="float" office:value="17.2222044360692" calcext:value-type="float">
            <text:p>17.2222044360692</text:p>
          </table:table-cell>
          <table:table-cell table:formula="of:=[.M5]/[.M34]" office:value-type="float" office:value="17.519671794988" calcext:value-type="float">
            <text:p>17.519671794988</text:p>
          </table:table-cell>
          <table:table-cell table:formula="of:=[.N5]/[.N34]" office:value-type="float" office:value="17.6327019975607" calcext:value-type="float">
            <text:p>17.6327019975607</text:p>
          </table:table-cell>
          <table:table-cell table:formula="of:=[.O5]/[.O34]" office:value-type="float" office:value="17.0978684513922" calcext:value-type="float">
            <text:p>17.0978684513922</text:p>
          </table:table-cell>
          <table:table-cell table:formula="of:=[.P34]/30" office:value-type="float" office:value="0.590919238785751" calcext:value-type="float">
            <text:p>0.590919238785751</text:p>
          </table:table-cell>
          <table:table-cell table:formula="of:=[.Q34]/30" office:value-type="float" office:value="0.587485596166664" calcext:value-type="float">
            <text:p>0.587485596166664</text:p>
          </table:table-cell>
          <table:table-cell table:formula="of:=[.R34]/30" office:value-type="float" office:value="0.574073481202306" calcext:value-type="float">
            <text:p>0.5740734812023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67" office:value-type="float" office:value="110571868.4" calcext:value-type="float">
            <text:p>110571868.4</text:p>
          </table:table-cell>
          <table:table-cell office:value-type="float" office:value="6260939" calcext:value-type="float">
            <text:p>6260939</text:p>
          </table:table-cell>
          <table:table-cell table:style-name="ce87" office:value-type="float" office:value="6180903" calcext:value-type="float">
            <text:p>6180903</text:p>
          </table:table-cell>
          <table:table-cell table:style-name="ce99" office:value-type="float" office:value="8059877" calcext:value-type="float">
            <text:p>8059877</text:p>
          </table:table-cell>
          <table:table-cell table:style-name="ce105" office:value-type="float" office:value="6846950" calcext:value-type="float">
            <text:p>6846950</text:p>
          </table:table-cell>
          <table:table-cell table:style-name="ce87" office:value-type="float" office:value="6527612" calcext:value-type="float">
            <text:p>6527612</text:p>
          </table:table-cell>
          <table:table-cell table:style-name="ce112" office:value-type="float" office:value="6835228" calcext:value-type="float">
            <text:p>6835228</text:p>
          </table:table-cell>
          <table:table-cell table:style-name="ce105" office:value-type="float" office:value="6446874" calcext:value-type="float">
            <text:p>6446874</text:p>
          </table:table-cell>
          <table:table-cell table:style-name="ce87" office:value-type="float" office:value="6198129" calcext:value-type="float">
            <text:p>6198129</text:p>
          </table:table-cell>
          <table:table-cell table:style-name="ce112" office:value-type="float" office:value="8059877" calcext:value-type="float">
            <text:p>8059877</text:p>
          </table:table-cell>
          <table:table-cell table:formula="of:=([.D35]+[.G35]+[.J35])/3" office:value-type="float" office:value="6518254.33333333" calcext:value-type="float">
            <text:p>6518254</text:p>
          </table:table-cell>
          <table:table-cell table:formula="of:=([.E35]+[.H35]+[.K35])/3" office:value-type="float" office:value="6302214.66666667" calcext:value-type="float">
            <text:p>6302215</text:p>
          </table:table-cell>
          <table:table-cell table:formula="of:=([.F35]+[.I35]+[.L35])/3" office:value-type="float" office:value="7651660.66666667" calcext:value-type="float">
            <text:p>7651661</text:p>
          </table:table-cell>
          <table:table-cell table:formula="of:=[.C35]/[.M35]" office:value-type="float" office:value="16.96341731168" calcext:value-type="float">
            <text:p>16.96341731168</text:p>
          </table:table-cell>
          <table:table-cell table:formula="of:=[.C35]/[.N35]" office:value-type="float" office:value="17.5449225785391" calcext:value-type="float">
            <text:p>17.5449225785391</text:p>
          </table:table-cell>
          <table:table-cell table:formula="of:=[.C35]/[.O35]" office:value-type="float" office:value="14.450702039322" calcext:value-type="float">
            <text:p>14.450702039322</text:p>
          </table:table-cell>
          <table:table-cell table:formula="of:=[.M5]/[.M35]" office:value-type="float" office:value="16.7644738522272" calcext:value-type="float">
            <text:p>16.7644738522272</text:p>
          </table:table-cell>
          <table:table-cell table:formula="of:=[.N5]/[.N35]" office:value-type="float" office:value="17.5530199330987" calcext:value-type="float">
            <text:p>17.5530199330987</text:p>
          </table:table-cell>
          <table:table-cell table:formula="of:=[.O5]/[.O35]" office:value-type="float" office:value="14.3463749612176" calcext:value-type="float">
            <text:p>14.3463749612176</text:p>
          </table:table-cell>
          <table:table-cell table:formula="of:=[.P35]/31" office:value-type="float" office:value="0.547207010054194" calcext:value-type="float">
            <text:p>0.547207010054194</text:p>
          </table:table-cell>
          <table:table-cell table:formula="of:=[.Q35]/31" office:value-type="float" office:value="0.565965244469002" calcext:value-type="float">
            <text:p>0.565965244469002</text:p>
          </table:table-cell>
          <table:table-cell table:formula="of:=[.R35]/31" office:value-type="float" office:value="0.466151678687807" calcext:value-type="float">
            <text:p>0.46615167868780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68" office:value-type="float" office:value="110571868.4" calcext:value-type="float">
            <text:p>110571868.4</text:p>
          </table:table-cell>
          <table:table-cell table:style-name="ce79" office:value-type="float" office:value="7738985" calcext:value-type="float">
            <text:p>7738985</text:p>
          </table:table-cell>
          <table:table-cell table:style-name="ce88" office:value-type="float" office:value="6672696" calcext:value-type="float">
            <text:p>6672696</text:p>
          </table:table-cell>
          <table:table-cell table:style-name="ce100" office:value-type="float" office:value="7576323" calcext:value-type="float">
            <text:p>7576323</text:p>
          </table:table-cell>
          <table:table-cell table:style-name="ce106" office:value-type="float" office:value="7586059" calcext:value-type="float">
            <text:p>7586059</text:p>
          </table:table-cell>
          <table:table-cell table:style-name="ce109" office:value-type="float" office:value="6162680" calcext:value-type="float">
            <text:p>6162680</text:p>
          </table:table-cell>
          <table:table-cell table:style-name="ce113" office:value-type="float" office:value="7575558" calcext:value-type="float">
            <text:p>7575558</text:p>
          </table:table-cell>
          <table:table-cell table:style-name="ce106" office:value-type="float" office:value="7664408" calcext:value-type="float">
            <text:p>7664408</text:p>
          </table:table-cell>
          <table:table-cell table:style-name="ce109" office:value-type="float" office:value="6459795" calcext:value-type="float">
            <text:p>6459795</text:p>
          </table:table-cell>
          <table:table-cell table:style-name="ce113" office:value-type="float" office:value="7576323" calcext:value-type="float">
            <text:p>7576323</text:p>
          </table:table-cell>
          <table:table-cell table:style-name="ce27" table:formula="of:=([.D36]+[.G36]+[.J36])/3" office:value-type="float" office:value="7663150.66666667" calcext:value-type="float">
            <text:p>7663151</text:p>
          </table:table-cell>
          <table:table-cell table:style-name="ce30" table:formula="of:=([.E36]+[.H36]+[.K36])/3" office:value-type="float" office:value="6431723.66666667" calcext:value-type="float">
            <text:p>6431724</text:p>
          </table:table-cell>
          <table:table-cell table:style-name="ce33" table:formula="of:=([.F36]+[.I36]+[.L36])/3" office:value-type="float" office:value="7576068" calcext:value-type="float">
            <text:p>7576068</text:p>
          </table:table-cell>
          <table:table-cell table:style-name="ce36" table:formula="of:=[.C36]/[.M36]" office:value-type="float" office:value="14.4290348982655" calcext:value-type="float">
            <text:p>14.4290348982655</text:p>
          </table:table-cell>
          <table:table-cell table:style-name="ce39" table:formula="of:=[.C36]/[.N36]" office:value-type="float" office:value="17.1916385296611" calcext:value-type="float">
            <text:p>17.1916385296611</text:p>
          </table:table-cell>
          <table:table-cell table:style-name="ce42" table:formula="of:=[.C36]/[.O36]" office:value-type="float" office:value="14.5948885886452" calcext:value-type="float">
            <text:p>14.5948885886452</text:p>
          </table:table-cell>
          <table:table-cell table:style-name="ce36" table:formula="of:=[.M5]/[.M36]" office:value-type="float" office:value="14.2598141530298" calcext:value-type="float">
            <text:p>14.2598141530298</text:p>
          </table:table-cell>
          <table:table-cell table:style-name="ce39" table:formula="of:=[.N5]/[.N36]" office:value-type="float" office:value="17.1995728361257" calcext:value-type="float">
            <text:p>17.1995728361257</text:p>
          </table:table-cell>
          <table:table-cell table:style-name="ce42" table:formula="of:=[.O5]/[.O36]" office:value-type="float" office:value="14.4895205534058" calcext:value-type="float">
            <text:p>14.4895205534058</text:p>
          </table:table-cell>
          <table:table-cell table:style-name="ce45" table:formula="of:=[.P36]/32" office:value-type="float" office:value="0.450907340570797" calcext:value-type="float">
            <text:p>0.450907340570797</text:p>
          </table:table-cell>
          <table:table-cell table:style-name="ce47" table:formula="of:=[.Q36]/32" office:value-type="float" office:value="0.53723870405191" calcext:value-type="float">
            <text:p>0.53723870405191</text:p>
          </table:table-cell>
          <table:table-cell table:style-name="ce50" table:formula="of:=[.R36]/32" office:value-type="float" office:value="0.456090268395162" calcext:value-type="float">
            <text:p>0.456090268395162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1 larger sequential time</text:p>
          </table:table-cell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16620915" calcext:value-type="float">
            <text:p>116620915</text:p>
          </table:table-cell>
          <table:table-cell table:style-name="ce14" table:formula="of:=([.C42]+[.C43]+[.C44]+[.C45]+[.C46]+[.C47]+[.C48]+[.C49]+[.C50]+[.C51])/10" office:value-type="float" office:value="110571868.4" calcext:value-type="float">
            <text:p>110571868.4</text:p>
          </table:table-cell>
          <table:table-cell table:style-name="ce19" office:value-type="string" calcext:value-type="string">
            <text:p>1-1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7"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110614476" calcext:value-type="float">
            <text:p>110614476</text:p>
          </table:table-cell>
          <table:table-cell table:style-name="ce14"/>
          <table:table-cell table:style-name="ce20" office:value-type="float" office:value="16384" calcext:value-type="float">
            <text:p>16384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109435252" calcext:value-type="float">
            <text:p>109435252</text:p>
          </table:table-cell>
          <table:table-cell table:style-name="ce14"/>
          <table:table-cell table:style-name="ce20" office:value-type="float" office:value="256" calcext:value-type="float">
            <text:p>256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109454338" calcext:value-type="float">
            <text:p>109454338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109053318" calcext:value-type="float">
            <text:p>109053318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110771673" calcext:value-type="float">
            <text:p>110771673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110515504" calcext:value-type="float">
            <text:p>110515504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7" table:number-columns-repeated="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110956321" calcext:value-type="float">
            <text:p>110956321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109059052" calcext:value-type="float">
            <text:p>109059052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9237835" calcext:value-type="float">
            <text:p>109237835</text:p>
          </table:table-cell>
          <table:table-cell table:style-name="ce15"/>
          <table:table-cell table:style-name="ce21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2</text:p>
          </table:table-cell>
          <table:table-cell/>
          <table:table-cell table:style-name="Default"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/>
          <table:table-cell table:style-name="ce7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maller system</text:p>
          </table:table-cell>
          <table:table-cell/>
          <table:table-cell table:style-name="Default"/>
          <table:table-cell table:number-columns-repeated="7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93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93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2" office:value-type="float" office:value="209043.6" calcext:value-type="float">
            <text:p>209043.6</text:p>
          </table:table-cell>
          <table:table-cell table:style-name="ce43" office:value-type="float" office:value="209743" calcext:value-type="float">
            <text:p>209743</text:p>
          </table:table-cell>
          <table:table-cell table:style-name="ce46" office:value-type="float" office:value="215215" calcext:value-type="float">
            <text:p>215215</text:p>
          </table:table-cell>
          <table:table-cell table:style-name="ce48" office:value-type="float" office:value="215164" calcext:value-type="float">
            <text:p>215164</text:p>
          </table:table-cell>
          <table:table-cell table:style-name="ce44" office:value-type="float" office:value="212185" calcext:value-type="float">
            <text:p>212185</text:p>
          </table:table-cell>
          <table:table-cell office:value-type="float" office:value="211390" calcext:value-type="float">
            <text:p>211390</text:p>
          </table:table-cell>
          <table:table-cell table:style-name="ce49" office:value-type="float" office:value="228920" calcext:value-type="float">
            <text:p>228920</text:p>
          </table:table-cell>
          <table:table-cell table:style-name="ce44" office:value-type="float" office:value="210952" calcext:value-type="float">
            <text:p>210952</text:p>
          </table:table-cell>
          <table:table-cell office:value-type="float" office:value="210602" calcext:value-type="float">
            <text:p>210602</text:p>
          </table:table-cell>
          <table:table-cell office:value-type="float" office:value="214159" calcext:value-type="float">
            <text:p>214159</text:p>
          </table:table-cell>
          <table:table-cell table:style-name="ce25" table:formula="of:=([.D60]+[.G60]+[.J60])/3" office:value-type="float" office:value="210960" calcext:value-type="float">
            <text:p>210960</text:p>
          </table:table-cell>
          <table:table-cell table:style-name="ce28" table:formula="of:=([.E60]+[.H60]+[.K60])/3" office:value-type="float" office:value="212402.333333333" calcext:value-type="float">
            <text:p>212402</text:p>
          </table:table-cell>
          <table:table-cell table:style-name="ce31" table:formula="of:=([.F60]+[.I60]+[.L60])/3" office:value-type="float" office:value="219414.333333333" calcext:value-type="float">
            <text:p>219414</text:p>
          </table:table-cell>
          <table:table-cell table:style-name="ce34" table:formula="of:=[.C60]/[.M60]" office:value-type="float" office:value="0.990915813424346" calcext:value-type="float">
            <text:p>0.990915813424346</text:p>
          </table:table-cell>
          <table:table-cell table:style-name="ce37" table:formula="of:=[.C60]/[.N60]" office:value-type="float" office:value="0.984186928266639" calcext:value-type="float">
            <text:p>0.984186928266639</text:p>
          </table:table-cell>
          <table:table-cell table:style-name="ce40" table:formula="of:=[.C60]/[.O60]" office:value-type="float" office:value="0.952734476477532" calcext:value-type="float">
            <text:p>0.952734476477532</text:p>
          </table:table-cell>
          <table:table-cell table:style-name="ce34" table:formula="of:=[.M60]/[.M60]" office:value-type="float" office:value="1" calcext:value-type="float">
            <text:p>1</text:p>
          </table:table-cell>
          <table:table-cell table:style-name="ce37" table:formula="of:=[.N60]/[.N60]" office:value-type="float" office:value="1" calcext:value-type="float">
            <text:p>1</text:p>
          </table:table-cell>
          <table:table-cell table:style-name="ce40" table:formula="of:=[.O60]/[.O60]" office:value-type="float" office:value="1" calcext:value-type="float">
            <text:p>1</text:p>
          </table:table-cell>
          <table:table-cell table:style-name="ce43" table:formula="of:=[.P60]/1" office:value-type="float" office:value="0.990915813424346" calcext:value-type="float">
            <text:p>0.990915813424346</text:p>
          </table:table-cell>
          <table:table-cell table:style-name="ce46" table:formula="of:=[.Q60]/1" office:value-type="float" office:value="0.984186928266639" calcext:value-type="float">
            <text:p>0.984186928266639</text:p>
          </table:table-cell>
          <table:table-cell table:style-name="ce48" table:formula="of:=[.R60]/1" office:value-type="float" office:value="0.952734476477532" calcext:value-type="float">
            <text:p>0.952734476477532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11227" calcext:value-type="float">
            <text:p>111227</text:p>
          </table:table-cell>
          <table:table-cell office:value-type="float" office:value="159809" calcext:value-type="float">
            <text:p>159809</text:p>
          </table:table-cell>
          <table:table-cell table:style-name="ce49" office:value-type="float" office:value="113800" calcext:value-type="float">
            <text:p>113800</text:p>
          </table:table-cell>
          <table:table-cell table:style-name="ce44" office:value-type="float" office:value="120836" calcext:value-type="float">
            <text:p>120836</text:p>
          </table:table-cell>
          <table:table-cell office:value-type="float" office:value="164148" calcext:value-type="float">
            <text:p>164148</text:p>
          </table:table-cell>
          <table:table-cell table:style-name="ce49" office:value-type="float" office:value="140399" calcext:value-type="float">
            <text:p>140399</text:p>
          </table:table-cell>
          <table:table-cell table:style-name="ce44" office:value-type="float" office:value="109468" calcext:value-type="float">
            <text:p>109468</text:p>
          </table:table-cell>
          <table:table-cell office:value-type="float" office:value="165922" calcext:value-type="float">
            <text:p>165922</text:p>
          </table:table-cell>
          <table:table-cell office:value-type="float" office:value="114902" calcext:value-type="float">
            <text:p>114902</text:p>
          </table:table-cell>
          <table:table-cell table:formula="of:=([.D61]+[.G61]+[.J61])/3" office:value-type="float" office:value="113843.666666667" calcext:value-type="float">
            <text:p>113844</text:p>
          </table:table-cell>
          <table:table-cell table:formula="of:=([.E61]+[.H61]+[.K61])/3" office:value-type="float" office:value="163293" calcext:value-type="float">
            <text:p>163293</text:p>
          </table:table-cell>
          <table:table-cell table:formula="of:=([.F61]+[.I61]+[.L61])/3" office:value-type="float" office:value="123033.666666667" calcext:value-type="float">
            <text:p>123034</text:p>
          </table:table-cell>
          <table:table-cell table:formula="of:=[.C61]/[.M61]" office:value-type="float" office:value="1.83623389970457" calcext:value-type="float">
            <text:p>1.83623389970457</text:p>
          </table:table-cell>
          <table:table-cell table:formula="of:=[.C61]/[.N61]" office:value-type="float" office:value="1.28017490033253" calcext:value-type="float">
            <text:p>1.28017490033253</text:p>
          </table:table-cell>
          <table:table-cell table:formula="of:=[.C61]/[.O61]" office:value-type="float" office:value="1.69907640456135" calcext:value-type="float">
            <text:p>1.69907640456135</text:p>
          </table:table-cell>
          <table:table-cell table:formula="of:=[.M60]/[.M61]" office:value-type="float" office:value="1.85306751070913" calcext:value-type="float">
            <text:p>1.85306751070913</text:p>
          </table:table-cell>
          <table:table-cell table:formula="of:=[.N60]/[.N61]" office:value-type="float" office:value="1.30074365302452" calcext:value-type="float">
            <text:p>1.30074365302452</text:p>
          </table:table-cell>
          <table:table-cell table:formula="of:=[.O60]/[.O61]" office:value-type="float" office:value="1.78336823796197" calcext:value-type="float">
            <text:p>1.78336823796197</text:p>
          </table:table-cell>
          <table:table-cell table:formula="of:=[.P61]/2" office:value-type="float" office:value="0.918116949852283" calcext:value-type="float">
            <text:p>0.918116949852283</text:p>
          </table:table-cell>
          <table:table-cell table:formula="of:=[.Q61]/2" office:value-type="float" office:value="0.640087450166266" calcext:value-type="float">
            <text:p>0.640087450166266</text:p>
          </table:table-cell>
          <table:table-cell table:formula="of:=[.R61]/2" office:value-type="float" office:value="0.849538202280677" calcext:value-type="float">
            <text:p>0.849538202280677</text:p>
          </table:table-cell>
          <table:table-cell table:style-name="ce52" office:value-type="float" office:value="2048" calcext:value-type="float">
            <text:p>2048</text:p>
          </table:table-cell>
          <table:table-cell table:style-name="ce38" office:value-type="float" office:value="2048" calcext:value-type="float">
            <text:p>2048</text:p>
          </table:table-cell>
          <table:table-cell table:style-name="ce56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74031" calcext:value-type="float">
            <text:p>74031</text:p>
          </table:table-cell>
          <table:table-cell office:value-type="float" office:value="94965" calcext:value-type="float">
            <text:p>94965</text:p>
          </table:table-cell>
          <table:table-cell table:style-name="ce49" office:value-type="float" office:value="79659" calcext:value-type="float">
            <text:p>79659</text:p>
          </table:table-cell>
          <table:table-cell table:style-name="ce44" office:value-type="float" office:value="85582" calcext:value-type="float">
            <text:p>85582</text:p>
          </table:table-cell>
          <table:table-cell office:value-type="float" office:value="85047" calcext:value-type="float">
            <text:p>85047</text:p>
          </table:table-cell>
          <table:table-cell table:style-name="ce49" office:value-type="float" office:value="79800" calcext:value-type="float">
            <text:p>79800</text:p>
          </table:table-cell>
          <table:table-cell table:style-name="ce44" office:value-type="float" office:value="76028" calcext:value-type="float">
            <text:p>76028</text:p>
          </table:table-cell>
          <table:table-cell office:value-type="float" office:value="85344" calcext:value-type="float">
            <text:p>85344</text:p>
          </table:table-cell>
          <table:table-cell office:value-type="float" office:value="79716" calcext:value-type="float">
            <text:p>79716</text:p>
          </table:table-cell>
          <table:table-cell table:formula="of:=([.D62]+[.G62]+[.J62])/3" office:value-type="float" office:value="78547" calcext:value-type="float">
            <text:p>78547</text:p>
          </table:table-cell>
          <table:table-cell table:formula="of:=([.E62]+[.H62]+[.K62])/3" office:value-type="float" office:value="88452" calcext:value-type="float">
            <text:p>88452</text:p>
          </table:table-cell>
          <table:table-cell table:formula="of:=([.F62]+[.I62]+[.L62])/3" office:value-type="float" office:value="79725" calcext:value-type="float">
            <text:p>79725</text:p>
          </table:table-cell>
          <table:table-cell table:formula="of:=[.C62]/[.M62]" office:value-type="float" office:value="2.6613823570601" calcext:value-type="float">
            <text:p>2.6613823570601</text:p>
          </table:table-cell>
          <table:table-cell table:formula="of:=[.C62]/[.N62]" office:value-type="float" office:value="2.36335639668973" calcext:value-type="float">
            <text:p>2.36335639668973</text:p>
          </table:table-cell>
          <table:table-cell table:formula="of:=[.C62]/[.O62]" office:value-type="float" office:value="2.62205832549389" calcext:value-type="float">
            <text:p>2.62205832549389</text:p>
          </table:table-cell>
          <table:table-cell table:formula="of:=[.M60]/[.M62]" office:value-type="float" office:value="2.6857804881154" calcext:value-type="float">
            <text:p>2.6857804881154</text:p>
          </table:table-cell>
          <table:table-cell table:formula="of:=[.N60]/[.N62]" office:value-type="float" office:value="2.40132878095841" calcext:value-type="float">
            <text:p>2.40132878095841</text:p>
          </table:table-cell>
          <table:table-cell table:formula="of:=[.O60]/[.O62]" office:value-type="float" office:value="2.75213964670221" calcext:value-type="float">
            <text:p>2.75213964670221</text:p>
          </table:table-cell>
          <table:table-cell table:formula="of:=[.P62]/3" office:value-type="float" office:value="0.887127452353368" calcext:value-type="float">
            <text:p>0.887127452353368</text:p>
          </table:table-cell>
          <table:table-cell table:formula="of:=[.Q62]/3" office:value-type="float" office:value="0.787785465563243" calcext:value-type="float">
            <text:p>0.787785465563243</text:p>
          </table:table-cell>
          <table:table-cell table:formula="of:=[.R62]/3" office:value-type="float" office:value="0.874019441831295" calcext:value-type="float">
            <text:p>0.874019441831295</text:p>
          </table:table-cell>
          <table:table-cell table:style-name="ce5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56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55874" calcext:value-type="float">
            <text:p>55874</text:p>
          </table:table-cell>
          <table:table-cell office:value-type="float" office:value="59889" calcext:value-type="float">
            <text:p>59889</text:p>
          </table:table-cell>
          <table:table-cell table:style-name="ce49" office:value-type="float" office:value="67738" calcext:value-type="float">
            <text:p>67738</text:p>
          </table:table-cell>
          <table:table-cell table:style-name="ce44" office:value-type="float" office:value="66053" calcext:value-type="float">
            <text:p>66053</text:p>
          </table:table-cell>
          <table:table-cell office:value-type="float" office:value="60324" calcext:value-type="float">
            <text:p>60324</text:p>
          </table:table-cell>
          <table:table-cell table:style-name="ce49" office:value-type="float" office:value="67800" calcext:value-type="float">
            <text:p>67800</text:p>
          </table:table-cell>
          <table:table-cell table:style-name="ce44" office:value-type="float" office:value="64064" calcext:value-type="float">
            <text:p>64064</text:p>
          </table:table-cell>
          <table:table-cell office:value-type="float" office:value="61641" calcext:value-type="float">
            <text:p>61641</text:p>
          </table:table-cell>
          <table:table-cell office:value-type="float" office:value="58694" calcext:value-type="float">
            <text:p>58694</text:p>
          </table:table-cell>
          <table:table-cell table:formula="of:=([.D63]+[.G63]+[.J63])/3" office:value-type="float" office:value="61997" calcext:value-type="float">
            <text:p>61997</text:p>
          </table:table-cell>
          <table:table-cell table:formula="of:=([.E63]+[.H63]+[.K63])/3" office:value-type="float" office:value="60618" calcext:value-type="float">
            <text:p>60618</text:p>
          </table:table-cell>
          <table:table-cell table:formula="of:=([.F63]+[.I63]+[.L63])/3" office:value-type="float" office:value="64744" calcext:value-type="float">
            <text:p>64744</text:p>
          </table:table-cell>
          <table:table-cell table:formula="of:=[.C63]/[.M63]" office:value-type="float" office:value="3.37183412100586" calcext:value-type="float">
            <text:p>3.37183412100586</text:p>
          </table:table-cell>
          <table:table-cell table:formula="of:=[.C63]/[.N63]" office:value-type="float" office:value="3.44854003761259" calcext:value-type="float">
            <text:p>3.44854003761259</text:p>
          </table:table-cell>
          <table:table-cell table:formula="of:=[.C63]/[.O63]" office:value-type="float" office:value="3.22877177807982" calcext:value-type="float">
            <text:p>3.22877177807982</text:p>
          </table:table-cell>
          <table:table-cell table:formula="of:=[.M60]/[.M63]" office:value-type="float" office:value="3.40274529412713" calcext:value-type="float">
            <text:p>3.40274529412713</text:p>
          </table:table-cell>
          <table:table-cell table:formula="of:=[.N60]/[.N63]" office:value-type="float" office:value="3.50394822220023" calcext:value-type="float">
            <text:p>3.50394822220023</text:p>
          </table:table-cell>
          <table:table-cell table:formula="of:=[.O60]/[.O63]" office:value-type="float" office:value="3.38895238683636" calcext:value-type="float">
            <text:p>3.38895238683636</text:p>
          </table:table-cell>
          <table:table-cell table:formula="of:=[.P63]/4" office:value-type="float" office:value="0.842958530251464" calcext:value-type="float">
            <text:p>0.842958530251464</text:p>
          </table:table-cell>
          <table:table-cell table:formula="of:=[.Q63]/4" office:value-type="float" office:value="0.862135009403148" calcext:value-type="float">
            <text:p>0.862135009403148</text:p>
          </table:table-cell>
          <table:table-cell table:formula="of:=[.R63]/4" office:value-type="float" office:value="0.807192944519955" calcext:value-type="float">
            <text:p>0.807192944519955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46648" calcext:value-type="float">
            <text:p>46648</text:p>
          </table:table-cell>
          <table:table-cell office:value-type="float" office:value="50477" calcext:value-type="float">
            <text:p>50477</text:p>
          </table:table-cell>
          <table:table-cell table:style-name="ce49" office:value-type="float" office:value="48662" calcext:value-type="float">
            <text:p>48662</text:p>
          </table:table-cell>
          <table:table-cell table:style-name="ce44" office:value-type="float" office:value="51932" calcext:value-type="float">
            <text:p>51932</text:p>
          </table:table-cell>
          <table:table-cell office:value-type="float" office:value="50076" calcext:value-type="float">
            <text:p>50076</text:p>
          </table:table-cell>
          <table:table-cell table:style-name="ce49" office:value-type="float" office:value="77631" calcext:value-type="float">
            <text:p>77631</text:p>
          </table:table-cell>
          <table:table-cell table:style-name="ce44" office:value-type="float" office:value="45748" calcext:value-type="float">
            <text:p>45748</text:p>
          </table:table-cell>
          <table:table-cell office:value-type="float" office:value="49297" calcext:value-type="float">
            <text:p>49297</text:p>
          </table:table-cell>
          <table:table-cell office:value-type="float" office:value="49138" calcext:value-type="float">
            <text:p>49138</text:p>
          </table:table-cell>
          <table:table-cell table:formula="of:=([.D64]+[.G64]+[.J64])/3" office:value-type="float" office:value="48109.3333333333" calcext:value-type="float">
            <text:p>48109</text:p>
          </table:table-cell>
          <table:table-cell table:formula="of:=([.E64]+[.H64]+[.K64])/3" office:value-type="float" office:value="49950" calcext:value-type="float">
            <text:p>49950</text:p>
          </table:table-cell>
          <table:table-cell table:formula="of:=([.F64]+[.I64]+[.L64])/3" office:value-type="float" office:value="58477" calcext:value-type="float">
            <text:p>58477</text:p>
          </table:table-cell>
          <table:table-cell table:formula="of:=[.C64]/[.M64]" office:value-type="float" office:value="4.34517765090627" calcext:value-type="float">
            <text:p>4.34517765090627</text:p>
          </table:table-cell>
          <table:table-cell table:formula="of:=[.C64]/[.N64]" office:value-type="float" office:value="4.18505705705706" calcext:value-type="float">
            <text:p>4.18505705705706</text:p>
          </table:table-cell>
          <table:table-cell table:formula="of:=[.C64]/[.O64]" office:value-type="float" office:value="3.57480034885511" calcext:value-type="float">
            <text:p>3.57480034885511</text:p>
          </table:table-cell>
          <table:table-cell table:formula="of:=[.M60]/[.M64]" office:value-type="float" office:value="4.38501191729948" calcext:value-type="float">
            <text:p>4.38501191729948</text:p>
          </table:table-cell>
          <table:table-cell table:formula="of:=[.N60]/[.N64]" office:value-type="float" office:value="4.2522989656323" calcext:value-type="float">
            <text:p>4.2522989656323</text:p>
          </table:table-cell>
          <table:table-cell table:formula="of:=[.O60]/[.O64]" office:value-type="float" office:value="3.75214756798969" calcext:value-type="float">
            <text:p>3.75214756798969</text:p>
          </table:table-cell>
          <table:table-cell table:formula="of:=[.P64]/5" office:value-type="float" office:value="0.869035530181254" calcext:value-type="float">
            <text:p>0.869035530181254</text:p>
          </table:table-cell>
          <table:table-cell table:formula="of:=[.Q64]/5" office:value-type="float" office:value="0.837011411411411" calcext:value-type="float">
            <text:p>0.837011411411411</text:p>
          </table:table-cell>
          <table:table-cell table:formula="of:=[.R64]/5" office:value-type="float" office:value="0.714960069771021" calcext:value-type="float">
            <text:p>0.714960069771021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0,0</text:p>
          </table:table-cell>
          <table:table-cell table:style-name="ce56" office:value-type="string" calcext:value-type="string">
            <text:p>0,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9305" calcext:value-type="float">
            <text:p>39305</text:p>
          </table:table-cell>
          <table:table-cell office:value-type="float" office:value="48500" calcext:value-type="float">
            <text:p>48500</text:p>
          </table:table-cell>
          <table:table-cell table:style-name="ce49" office:value-type="float" office:value="43162" calcext:value-type="float">
            <text:p>43162</text:p>
          </table:table-cell>
          <table:table-cell table:style-name="ce44" office:value-type="float" office:value="41038" calcext:value-type="float">
            <text:p>41038</text:p>
          </table:table-cell>
          <table:table-cell office:value-type="float" office:value="50028" calcext:value-type="float">
            <text:p>50028</text:p>
          </table:table-cell>
          <table:table-cell table:style-name="ce49" office:value-type="float" office:value="40433" calcext:value-type="float">
            <text:p>40433</text:p>
          </table:table-cell>
          <table:table-cell table:style-name="ce44" office:value-type="float" office:value="44441" calcext:value-type="float">
            <text:p>44441</text:p>
          </table:table-cell>
          <table:table-cell office:value-type="float" office:value="43004" calcext:value-type="float">
            <text:p>43004</text:p>
          </table:table-cell>
          <table:table-cell office:value-type="float" office:value="42090" calcext:value-type="float">
            <text:p>42090</text:p>
          </table:table-cell>
          <table:table-cell table:formula="of:=([.D65]+[.G65]+[.J65])/3" office:value-type="float" office:value="41594.6666666667" calcext:value-type="float">
            <text:p>41595</text:p>
          </table:table-cell>
          <table:table-cell table:formula="of:=([.E65]+[.H65]+[.K65])/3" office:value-type="float" office:value="47177.3333333333" calcext:value-type="float">
            <text:p>47177</text:p>
          </table:table-cell>
          <table:table-cell table:formula="of:=([.F65]+[.I65]+[.L65])/3" office:value-type="float" office:value="41895" calcext:value-type="float">
            <text:p>41895</text:p>
          </table:table-cell>
          <table:table-cell table:formula="of:=[.C65]/[.M65]" office:value-type="float" office:value="5.02573086293115" calcext:value-type="float">
            <text:p>5.02573086293115</text:p>
          </table:table-cell>
          <table:table-cell table:formula="of:=[.C65]/[.N65]" office:value-type="float" office:value="4.43101772037419" calcext:value-type="float">
            <text:p>4.43101772037419</text:p>
          </table:table-cell>
          <table:table-cell table:formula="of:=[.C65]/[.O65]" office:value-type="float" office:value="4.98970282849982" calcext:value-type="float">
            <text:p>4.98970282849982</text:p>
          </table:table-cell>
          <table:table-cell table:formula="of:=[.M60]/[.M65]" office:value-type="float" office:value="5.07180407744583" calcext:value-type="float">
            <text:p>5.07180407744583</text:p>
          </table:table-cell>
          <table:table-cell table:formula="of:=[.N60]/[.N65]" office:value-type="float" office:value="4.5022115140039" calcext:value-type="float">
            <text:p>4.5022115140039</text:p>
          </table:table-cell>
          <table:table-cell table:formula="of:=[.O60]/[.O65]" office:value-type="float" office:value="5.23724390340932" calcext:value-type="float">
            <text:p>5.23724390340932</text:p>
          </table:table-cell>
          <table:table-cell table:formula="of:=[.P65]/6" office:value-type="float" office:value="0.837621810488524" calcext:value-type="float">
            <text:p>0.837621810488524</text:p>
          </table:table-cell>
          <table:table-cell table:formula="of:=[.Q65]/6" office:value-type="float" office:value="0.738502953395699" calcext:value-type="float">
            <text:p>0.738502953395699</text:p>
          </table:table-cell>
          <table:table-cell table:formula="of:=[.R65]/6" office:value-type="float" office:value="0.831617138083304" calcext:value-type="float">
            <text:p>0.831617138083304</text:p>
          </table:table-cell>
          <table:table-cell table:style-name="ce52" office:value-type="string" calcext:value-type="string">
            <text:p>1-32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4326" calcext:value-type="float">
            <text:p>34326</text:p>
          </table:table-cell>
          <table:table-cell office:value-type="float" office:value="42731" calcext:value-type="float">
            <text:p>42731</text:p>
          </table:table-cell>
          <table:table-cell table:style-name="ce49" office:value-type="float" office:value="38361" calcext:value-type="float">
            <text:p>38361</text:p>
          </table:table-cell>
          <table:table-cell table:style-name="ce44" office:value-type="float" office:value="42449" calcext:value-type="float">
            <text:p>42449</text:p>
          </table:table-cell>
          <table:table-cell office:value-type="float" office:value="39146" calcext:value-type="float">
            <text:p>39146</text:p>
          </table:table-cell>
          <table:table-cell table:style-name="ce49" office:value-type="float" office:value="49778" calcext:value-type="float">
            <text:p>49778</text:p>
          </table:table-cell>
          <table:table-cell table:style-name="ce44" office:value-type="float" office:value="33087" calcext:value-type="float">
            <text:p>33087</text:p>
          </table:table-cell>
          <table:table-cell office:value-type="float" office:value="38067" calcext:value-type="float">
            <text:p>38067</text:p>
          </table:table-cell>
          <table:table-cell office:value-type="float" office:value="36243" calcext:value-type="float">
            <text:p>36243</text:p>
          </table:table-cell>
          <table:table-cell table:formula="of:=([.D66]+[.G66]+[.J66])/3" office:value-type="float" office:value="36620.6666666667" calcext:value-type="float">
            <text:p>36621</text:p>
          </table:table-cell>
          <table:table-cell table:formula="of:=([.E66]+[.H66]+[.K66])/3" office:value-type="float" office:value="39981.3333333333" calcext:value-type="float">
            <text:p>39981</text:p>
          </table:table-cell>
          <table:table-cell table:formula="of:=([.F66]+[.I66]+[.L66])/3" office:value-type="float" office:value="41460.6666666667" calcext:value-type="float">
            <text:p>41461</text:p>
          </table:table-cell>
          <table:table-cell table:formula="of:=[.C66]/[.M66]" office:value-type="float" office:value="5.70835047605177" calcext:value-type="float">
            <text:p>5.70835047605177</text:p>
          </table:table-cell>
          <table:table-cell table:formula="of:=[.C66]/[.N66]" office:value-type="float" office:value="5.22852998065764" calcext:value-type="float">
            <text:p>5.22852998065764</text:p>
          </table:table-cell>
          <table:table-cell table:formula="of:=[.C66]/[.O66]" office:value-type="float" office:value="5.04197391905581" calcext:value-type="float">
            <text:p>5.04197391905581</text:p>
          </table:table-cell>
          <table:table-cell table:formula="of:=[.M60]/[.M66]" office:value-type="float" office:value="5.76068158234877" calcext:value-type="float">
            <text:p>5.76068158234877</text:p>
          </table:table-cell>
          <table:table-cell table:formula="of:=[.N60]/[.N66]" office:value-type="float" office:value="5.31253751750817" calcext:value-type="float">
            <text:p>5.31253751750817</text:p>
          </table:table-cell>
          <table:table-cell table:formula="of:=[.O60]/[.O66]" office:value-type="float" office:value="5.29210818285604" calcext:value-type="float">
            <text:p>5.29210818285604</text:p>
          </table:table-cell>
          <table:table-cell table:formula="of:=[.P66]/7" office:value-type="float" office:value="0.815478639435968" calcext:value-type="float">
            <text:p>0.815478639435968</text:p>
          </table:table-cell>
          <table:table-cell table:formula="of:=[.Q66]/7" office:value-type="float" office:value="0.746932854379663" calcext:value-type="float">
            <text:p>0.746932854379663</text:p>
          </table:table-cell>
          <table:table-cell table:formula="of:=[.R66]/7" office:value-type="float" office:value="0.720281988436545" calcext:value-type="float">
            <text:p>0.720281988436545</text:p>
          </table:table-cell>
          <table:table-cell table:style-name="ce45"/>
          <table:table-cell table:style-name="ce138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4442" calcext:value-type="float">
            <text:p>34442</text:p>
          </table:table-cell>
          <table:table-cell office:value-type="float" office:value="34949" calcext:value-type="float">
            <text:p>34949</text:p>
          </table:table-cell>
          <table:table-cell table:style-name="ce49" office:value-type="float" office:value="31865" calcext:value-type="float">
            <text:p>31865</text:p>
          </table:table-cell>
          <table:table-cell table:style-name="ce44" office:value-type="float" office:value="29496" calcext:value-type="float">
            <text:p>29496</text:p>
          </table:table-cell>
          <table:table-cell office:value-type="float" office:value="36454" calcext:value-type="float">
            <text:p>36454</text:p>
          </table:table-cell>
          <table:table-cell table:style-name="ce49" office:value-type="float" office:value="35965" calcext:value-type="float">
            <text:p>35965</text:p>
          </table:table-cell>
          <table:table-cell table:style-name="ce44" office:value-type="float" office:value="30326" calcext:value-type="float">
            <text:p>30326</text:p>
          </table:table-cell>
          <table:table-cell office:value-type="float" office:value="36503" calcext:value-type="float">
            <text:p>36503</text:p>
          </table:table-cell>
          <table:table-cell office:value-type="float" office:value="33235" calcext:value-type="float">
            <text:p>33235</text:p>
          </table:table-cell>
          <table:table-cell table:formula="of:=([.D67]+[.G67]+[.J67])/3" office:value-type="float" office:value="31421.3333333333" calcext:value-type="float">
            <text:p>31421</text:p>
          </table:table-cell>
          <table:table-cell table:formula="of:=([.E67]+[.H67]+[.K67])/3" office:value-type="float" office:value="35968.6666666667" calcext:value-type="float">
            <text:p>35969</text:p>
          </table:table-cell>
          <table:table-cell table:formula="of:=([.F67]+[.I67]+[.L67])/3" office:value-type="float" office:value="33688.3333333333" calcext:value-type="float">
            <text:p>33688</text:p>
          </table:table-cell>
          <table:table-cell table:formula="of:=[.C67]/[.M67]" office:value-type="float" office:value="6.65291946023933" calcext:value-type="float">
            <text:p>6.65291946023933</text:p>
          </table:table-cell>
          <table:table-cell table:formula="of:=[.C67]/[.N67]" office:value-type="float" office:value="5.81182510703761" calcext:value-type="float">
            <text:p>5.81182510703761</text:p>
          </table:table-cell>
          <table:table-cell table:formula="of:=[.C67]/[.O67]" office:value-type="float" office:value="6.20522238163558" calcext:value-type="float">
            <text:p>6.20522238163558</text:p>
          </table:table-cell>
          <table:table-cell table:formula="of:=[.M60]/[.M67]" office:value-type="float" office:value="6.71390987015191" calcext:value-type="float">
            <text:p>6.71390987015191</text:p>
          </table:table-cell>
          <table:table-cell table:formula="of:=[.N60]/[.N67]" office:value-type="float" office:value="5.90520452986859" calcext:value-type="float">
            <text:p>5.90520452986859</text:p>
          </table:table-cell>
          <table:table-cell table:formula="of:=[.O60]/[.O67]" office:value-type="float" office:value="6.51306584871123" calcext:value-type="float">
            <text:p>6.51306584871123</text:p>
          </table:table-cell>
          <table:table-cell table:formula="of:=[.P67]/8" office:value-type="float" office:value="0.831614932529916" calcext:value-type="float">
            <text:p>0.831614932529916</text:p>
          </table:table-cell>
          <table:table-cell table:formula="of:=[.Q67]/8" office:value-type="float" office:value="0.726478138379701" calcext:value-type="float">
            <text:p>0.726478138379701</text:p>
          </table:table-cell>
          <table:table-cell table:formula="of:=[.R67]/8" office:value-type="float" office:value="0.775652797704448" calcext:value-type="float">
            <text:p>0.775652797704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921" calcext:value-type="float">
            <text:p>26921</text:p>
          </table:table-cell>
          <table:table-cell office:value-type="float" office:value="31712" calcext:value-type="float">
            <text:p>31712</text:p>
          </table:table-cell>
          <table:table-cell table:style-name="ce49" office:value-type="float" office:value="29168" calcext:value-type="float">
            <text:p>29168</text:p>
          </table:table-cell>
          <table:table-cell table:style-name="ce44" office:value-type="float" office:value="32206" calcext:value-type="float">
            <text:p>32206</text:p>
          </table:table-cell>
          <table:table-cell office:value-type="float" office:value="34375" calcext:value-type="float">
            <text:p>34375</text:p>
          </table:table-cell>
          <table:table-cell table:style-name="ce49" office:value-type="float" office:value="36089" calcext:value-type="float">
            <text:p>36089</text:p>
          </table:table-cell>
          <table:table-cell table:style-name="ce44" office:value-type="float" office:value="31218" calcext:value-type="float">
            <text:p>31218</text:p>
          </table:table-cell>
          <table:table-cell office:value-type="float" office:value="32143" calcext:value-type="float">
            <text:p>32143</text:p>
          </table:table-cell>
          <table:table-cell office:value-type="float" office:value="30169" calcext:value-type="float">
            <text:p>30169</text:p>
          </table:table-cell>
          <table:table-cell table:formula="of:=([.D68]+[.G68]+[.J68])/3" office:value-type="float" office:value="30115" calcext:value-type="float">
            <text:p>30115</text:p>
          </table:table-cell>
          <table:table-cell table:formula="of:=([.E68]+[.H68]+[.K68])/3" office:value-type="float" office:value="32743.3333333333" calcext:value-type="float">
            <text:p>32743</text:p>
          </table:table-cell>
          <table:table-cell table:formula="of:=([.F68]+[.I68]+[.L68])/3" office:value-type="float" office:value="31808.6666666667" calcext:value-type="float">
            <text:p>31809</text:p>
          </table:table-cell>
          <table:table-cell table:formula="of:=[.C68]/[.M68]" office:value-type="float" office:value="6.94151087497925" calcext:value-type="float">
            <text:p>6.94151087497925</text:p>
          </table:table-cell>
          <table:table-cell table:formula="of:=[.C68]/[.N68]" office:value-type="float" office:value="6.38431029217144" calcext:value-type="float">
            <text:p>6.38431029217144</text:p>
          </table:table-cell>
          <table:table-cell table:formula="of:=[.C68]/[.O68]" office:value-type="float" office:value="6.57190702743487" calcext:value-type="float">
            <text:p>6.57190702743487</text:p>
          </table:table-cell>
          <table:table-cell table:formula="of:=[.M60]/[.M68]" office:value-type="float" office:value="7.00514693674249" calcext:value-type="float">
            <text:p>7.00514693674249</text:p>
          </table:table-cell>
          <table:table-cell table:formula="of:=[.N60]/[.N68]" office:value-type="float" office:value="6.48688791611524" calcext:value-type="float">
            <text:p>6.48688791611524</text:p>
          </table:table-cell>
          <table:table-cell table:formula="of:=[.O60]/[.O68]" office:value-type="float" office:value="6.89794186070882" calcext:value-type="float">
            <text:p>6.89794186070882</text:p>
          </table:table-cell>
          <table:table-cell table:formula="of:=[.P68]/9" office:value-type="float" office:value="0.771278986108805" calcext:value-type="float">
            <text:p>0.771278986108805</text:p>
          </table:table-cell>
          <table:table-cell table:formula="of:=[.Q68]/9" office:value-type="float" office:value="0.709367810241271" calcext:value-type="float">
            <text:p>0.709367810241271</text:p>
          </table:table-cell>
          <table:table-cell table:formula="of:=[.R68]/9" office:value-type="float" office:value="0.730211891937208" calcext:value-type="float">
            <text:p>0.730211891937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059" calcext:value-type="float">
            <text:p>26059</text:p>
          </table:table-cell>
          <table:table-cell office:value-type="float" office:value="30030" calcext:value-type="float">
            <text:p>30030</text:p>
          </table:table-cell>
          <table:table-cell table:style-name="ce49" office:value-type="float" office:value="53727" calcext:value-type="float">
            <text:p>53727</text:p>
          </table:table-cell>
          <table:table-cell table:style-name="ce44" office:value-type="float" office:value="30339" calcext:value-type="float">
            <text:p>30339</text:p>
          </table:table-cell>
          <table:table-cell office:value-type="float" office:value="43569" calcext:value-type="float">
            <text:p>43569</text:p>
          </table:table-cell>
          <table:table-cell table:style-name="ce49" office:value-type="float" office:value="27671" calcext:value-type="float">
            <text:p>27671</text:p>
          </table:table-cell>
          <table:table-cell table:style-name="ce44" office:value-type="float" office:value="25849" calcext:value-type="float">
            <text:p>25849</text:p>
          </table:table-cell>
          <table:table-cell office:value-type="float" office:value="32599" calcext:value-type="float">
            <text:p>32599</text:p>
          </table:table-cell>
          <table:table-cell office:value-type="float" office:value="28558" calcext:value-type="float">
            <text:p>28558</text:p>
          </table:table-cell>
          <table:table-cell table:formula="of:=([.D69]+[.G69]+[.J69])/3" office:value-type="float" office:value="27415.6666666667" calcext:value-type="float">
            <text:p>27416</text:p>
          </table:table-cell>
          <table:table-cell table:formula="of:=([.E69]+[.H69]+[.K69])/3" office:value-type="float" office:value="35399.3333333333" calcext:value-type="float">
            <text:p>35399</text:p>
          </table:table-cell>
          <table:table-cell table:formula="of:=([.F69]+[.I69]+[.L69])/3" office:value-type="float" office:value="36652" calcext:value-type="float">
            <text:p>36652</text:p>
          </table:table-cell>
          <table:table-cell table:formula="of:=[.C69]/[.M69]" office:value-type="float" office:value="7.62496869186718" calcext:value-type="float">
            <text:p>7.62496869186718</text:p>
          </table:table-cell>
          <table:table-cell table:formula="of:=[.C69]/[.N69]" office:value-type="float" office:value="5.90529765155653" calcext:value-type="float">
            <text:p>5.90529765155653</text:p>
          </table:table-cell>
          <table:table-cell table:formula="of:=[.C69]/[.O69]" office:value-type="float" office:value="5.70347047910073" calcext:value-type="float">
            <text:p>5.70347047910073</text:p>
          </table:table-cell>
          <table:table-cell table:formula="of:=[.M60]/[.M69]" office:value-type="float" office:value="7.69487032961689" calcext:value-type="float">
            <text:p>7.69487032961689</text:p>
          </table:table-cell>
          <table:table-cell table:formula="of:=[.N60]/[.N69]" office:value-type="float" office:value="6.0001789110906" calcext:value-type="float">
            <text:p>6.0001789110906</text:p>
          </table:table-cell>
          <table:table-cell table:formula="of:=[.O60]/[.O69]" office:value-type="float" office:value="5.98642184146386" calcext:value-type="float">
            <text:p>5.98642184146386</text:p>
          </table:table-cell>
          <table:table-cell table:formula="of:=[.P69]/10" office:value-type="float" office:value="0.762496869186718" calcext:value-type="float">
            <text:p>0.762496869186718</text:p>
          </table:table-cell>
          <table:table-cell table:formula="of:=[.Q69]/10" office:value-type="float" office:value="0.590529765155653" calcext:value-type="float">
            <text:p>0.590529765155653</text:p>
          </table:table-cell>
          <table:table-cell table:formula="of:=[.R69]/10" office:value-type="float" office:value="0.570347047910073" calcext:value-type="float">
            <text:p>0.570347047910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4156" calcext:value-type="float">
            <text:p>24156</text:p>
          </table:table-cell>
          <table:table-cell office:value-type="float" office:value="29447" calcext:value-type="float">
            <text:p>29447</text:p>
          </table:table-cell>
          <table:table-cell table:style-name="ce49" office:value-type="float" office:value="27940" calcext:value-type="float">
            <text:p>27940</text:p>
          </table:table-cell>
          <table:table-cell table:style-name="ce44" office:value-type="float" office:value="26131" calcext:value-type="float">
            <text:p>26131</text:p>
          </table:table-cell>
          <table:table-cell office:value-type="float" office:value="48114" calcext:value-type="float">
            <text:p>48114</text:p>
          </table:table-cell>
          <table:table-cell table:style-name="ce49" office:value-type="float" office:value="26992" calcext:value-type="float">
            <text:p>26992</text:p>
          </table:table-cell>
          <table:table-cell table:style-name="ce44" office:value-type="float" office:value="26597" calcext:value-type="float">
            <text:p>26597</text:p>
          </table:table-cell>
          <table:table-cell office:value-type="float" office:value="33143" calcext:value-type="float">
            <text:p>33143</text:p>
          </table:table-cell>
          <table:table-cell office:value-type="float" office:value="24743" calcext:value-type="float">
            <text:p>24743</text:p>
          </table:table-cell>
          <table:table-cell table:formula="of:=([.D70]+[.G70]+[.J70])/3" office:value-type="float" office:value="25628" calcext:value-type="float">
            <text:p>25628</text:p>
          </table:table-cell>
          <table:table-cell table:formula="of:=([.E70]+[.H70]+[.K70])/3" office:value-type="float" office:value="36901.3333333333" calcext:value-type="float">
            <text:p>36901</text:p>
          </table:table-cell>
          <table:table-cell table:formula="of:=([.F70]+[.I70]+[.L70])/3" office:value-type="float" office:value="26558.3333333333" calcext:value-type="float">
            <text:p>26558</text:p>
          </table:table-cell>
          <table:table-cell table:formula="of:=[.C70]/[.M70]" office:value-type="float" office:value="8.15684407679101" calcext:value-type="float">
            <text:p>8.15684407679101</text:p>
          </table:table-cell>
          <table:table-cell table:formula="of:=[.C70]/[.N70]" office:value-type="float" office:value="5.66493351640411" calcext:value-type="float">
            <text:p>5.66493351640411</text:p>
          </table:table-cell>
          <table:table-cell table:formula="of:=[.C70]/[.O70]" office:value-type="float" office:value="7.87111139002197" calcext:value-type="float">
            <text:p>7.87111139002197</text:p>
          </table:table-cell>
          <table:table-cell table:formula="of:=[.M60]/[.M70]" office:value-type="float" office:value="8.23162166380521" calcext:value-type="float">
            <text:p>8.23162166380521</text:p>
          </table:table-cell>
          <table:table-cell table:formula="of:=[.N60]/[.N70]" office:value-type="float" office:value="5.75595281109987" calcext:value-type="float">
            <text:p>5.75595281109987</text:p>
          </table:table-cell>
          <table:table-cell table:formula="of:=[.O60]/[.O70]" office:value-type="float" office:value="8.26160025101977" calcext:value-type="float">
            <text:p>8.26160025101977</text:p>
          </table:table-cell>
          <table:table-cell table:formula="of:=[.P70]/11" office:value-type="float" office:value="0.741531279708274" calcext:value-type="float">
            <text:p>0.741531279708274</text:p>
          </table:table-cell>
          <table:table-cell table:formula="of:=[.Q70]/11" office:value-type="float" office:value="0.514993956036737" calcext:value-type="float">
            <text:p>0.514993956036737</text:p>
          </table:table-cell>
          <table:table-cell table:formula="of:=[.R70]/11" office:value-type="float" office:value="0.715555580911088" calcext:value-type="float">
            <text:p>0.715555580911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4060" calcext:value-type="float">
            <text:p>24060</text:p>
          </table:table-cell>
          <table:table-cell office:value-type="float" office:value="27483" calcext:value-type="float">
            <text:p>27483</text:p>
          </table:table-cell>
          <table:table-cell table:style-name="ce49" office:value-type="float" office:value="57152" calcext:value-type="float">
            <text:p>57152</text:p>
          </table:table-cell>
          <table:table-cell table:style-name="ce44" office:value-type="float" office:value="25300" calcext:value-type="float">
            <text:p>25300</text:p>
          </table:table-cell>
          <table:table-cell office:value-type="float" office:value="34715" calcext:value-type="float">
            <text:p>34715</text:p>
          </table:table-cell>
          <table:table-cell table:style-name="ce49" office:value-type="float" office:value="28179" calcext:value-type="float">
            <text:p>28179</text:p>
          </table:table-cell>
          <table:table-cell table:style-name="ce44" office:value-type="float" office:value="22035" calcext:value-type="float">
            <text:p>22035</text:p>
          </table:table-cell>
          <table:table-cell office:value-type="float" office:value="28701" calcext:value-type="float">
            <text:p>28701</text:p>
          </table:table-cell>
          <table:table-cell office:value-type="float" office:value="23620" calcext:value-type="float">
            <text:p>23620</text:p>
          </table:table-cell>
          <table:table-cell table:formula="of:=([.D71]+[.G71]+[.J71])/3" office:value-type="float" office:value="23798.3333333333" calcext:value-type="float">
            <text:p>23798</text:p>
          </table:table-cell>
          <table:table-cell table:formula="of:=([.E71]+[.H71]+[.K71])/3" office:value-type="float" office:value="30299.6666666667" calcext:value-type="float">
            <text:p>30300</text:p>
          </table:table-cell>
          <table:table-cell table:formula="of:=([.F71]+[.I71]+[.L71])/3" office:value-type="float" office:value="36317" calcext:value-type="float">
            <text:p>36317</text:p>
          </table:table-cell>
          <table:table-cell table:formula="of:=[.C71]/[.M71]" office:value-type="float" office:value="8.78395966104069" calcext:value-type="float">
            <text:p>8.78395966104069</text:p>
          </table:table-cell>
          <table:table-cell table:formula="of:=[.C71]/[.N71]" office:value-type="float" office:value="6.8992046117119" calcext:value-type="float">
            <text:p>6.8992046117119</text:p>
          </table:table-cell>
          <table:table-cell table:formula="of:=[.C71]/[.O71]" office:value-type="float" office:value="5.75608117410579" calcext:value-type="float">
            <text:p>5.75608117410579</text:p>
          </table:table-cell>
          <table:table-cell table:formula="of:=[.M60]/[.M71]" office:value-type="float" office:value="8.86448630856503" calcext:value-type="float">
            <text:p>8.86448630856503</text:p>
          </table:table-cell>
          <table:table-cell table:formula="of:=[.N60]/[.N71]" office:value-type="float" office:value="7.01005511611789" calcext:value-type="float">
            <text:p>7.01005511611789</text:p>
          </table:table-cell>
          <table:table-cell table:formula="of:=[.O60]/[.O71]" office:value-type="float" office:value="6.04164257326688" calcext:value-type="float">
            <text:p>6.04164257326688</text:p>
          </table:table-cell>
          <table:table-cell table:formula="of:=[.P71]/12" office:value-type="float" office:value="0.731996638420057" calcext:value-type="float">
            <text:p>0.731996638420057</text:p>
          </table:table-cell>
          <table:table-cell table:formula="of:=[.Q71]/12" office:value-type="float" office:value="0.574933717642658" calcext:value-type="float">
            <text:p>0.574933717642658</text:p>
          </table:table-cell>
          <table:table-cell table:formula="of:=[.R71]/12" office:value-type="float" office:value="0.479673431175483" calcext:value-type="float">
            <text:p>0.479673431175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2989" calcext:value-type="float">
            <text:p>22989</text:p>
          </table:table-cell>
          <table:table-cell office:value-type="float" office:value="27291" calcext:value-type="float">
            <text:p>27291</text:p>
          </table:table-cell>
          <table:table-cell table:style-name="ce49" office:value-type="float" office:value="22965" calcext:value-type="float">
            <text:p>22965</text:p>
          </table:table-cell>
          <table:table-cell table:style-name="ce44" office:value-type="float" office:value="29861" calcext:value-type="float">
            <text:p>29861</text:p>
          </table:table-cell>
          <table:table-cell office:value-type="float" office:value="27197" calcext:value-type="float">
            <text:p>27197</text:p>
          </table:table-cell>
          <table:table-cell table:style-name="ce49" office:value-type="float" office:value="24090" calcext:value-type="float">
            <text:p>24090</text:p>
          </table:table-cell>
          <table:table-cell table:style-name="ce44" office:value-type="float" office:value="20499" calcext:value-type="float">
            <text:p>20499</text:p>
          </table:table-cell>
          <table:table-cell table:style-name="ce7" office:value-type="float" office:value="27084" calcext:value-type="float">
            <text:p>27084</text:p>
          </table:table-cell>
          <table:table-cell office:value-type="float" office:value="23848" calcext:value-type="float">
            <text:p>23848</text:p>
          </table:table-cell>
          <table:table-cell table:formula="of:=([.D72]+[.G72]+[.J72])/3" office:value-type="float" office:value="24449.6666666667" calcext:value-type="float">
            <text:p>24450</text:p>
          </table:table-cell>
          <table:table-cell table:formula="of:=([.E72]+[.H72]+[.K72])/3" office:value-type="float" office:value="27190.6666666667" calcext:value-type="float">
            <text:p>27191</text:p>
          </table:table-cell>
          <table:table-cell table:formula="of:=([.F72]+[.I72]+[.L72])/3" office:value-type="float" office:value="23634.3333333333" calcext:value-type="float">
            <text:p>23634</text:p>
          </table:table-cell>
          <table:table-cell table:formula="of:=[.C72]/[.M72]" office:value-type="float" office:value="8.54995705462924" calcext:value-type="float">
            <text:p>8.54995705462924</text:p>
          </table:table-cell>
          <table:table-cell table:formula="of:=[.C72]/[.N72]" office:value-type="float" office:value="7.68806453194724" calcext:value-type="float">
            <text:p>7.68806453194724</text:p>
          </table:table-cell>
          <table:table-cell table:formula="of:=[.C72]/[.O72]" office:value-type="float" office:value="8.84491206295925" calcext:value-type="float">
            <text:p>8.84491206295925</text:p>
          </table:table-cell>
          <table:table-cell table:formula="of:=[.M60]/[.M72]" office:value-type="float" office:value="8.62833849132231" calcext:value-type="float">
            <text:p>8.62833849132231</text:p>
          </table:table-cell>
          <table:table-cell table:formula="of:=[.N60]/[.N72]" office:value-type="float" office:value="7.81158976119257" calcext:value-type="float">
            <text:p>7.81158976119257</text:p>
          </table:table-cell>
          <table:table-cell table:formula="of:=[.O60]/[.O72]" office:value-type="float" office:value="9.28371154958182" calcext:value-type="float">
            <text:p>9.28371154958182</text:p>
          </table:table-cell>
          <table:table-cell table:formula="of:=[.P72]/13" office:value-type="float" office:value="0.657689004202249" calcext:value-type="float">
            <text:p>0.657689004202249</text:p>
          </table:table-cell>
          <table:table-cell table:formula="of:=[.Q72]/13" office:value-type="float" office:value="0.591389579380557" calcext:value-type="float">
            <text:p>0.591389579380557</text:p>
          </table:table-cell>
          <table:table-cell table:formula="of:=[.R72]/13" office:value-type="float" office:value="0.680377850996866" calcext:value-type="float">
            <text:p>0.680377850996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0983" calcext:value-type="float">
            <text:p>20983</text:p>
          </table:table-cell>
          <table:table-cell office:value-type="float" office:value="26975" calcext:value-type="float">
            <text:p>26975</text:p>
          </table:table-cell>
          <table:table-cell table:style-name="ce49" office:value-type="float" office:value="25618" calcext:value-type="float">
            <text:p>25618</text:p>
          </table:table-cell>
          <table:table-cell table:style-name="ce44" office:value-type="float" office:value="22492" calcext:value-type="float">
            <text:p>22492</text:p>
          </table:table-cell>
          <table:table-cell office:value-type="float" office:value="32194" calcext:value-type="float">
            <text:p>32194</text:p>
          </table:table-cell>
          <table:table-cell table:style-name="ce49" office:value-type="float" office:value="22923" calcext:value-type="float">
            <text:p>22923</text:p>
          </table:table-cell>
          <table:table-cell table:style-name="ce44" office:value-type="float" office:value="21225" calcext:value-type="float">
            <text:p>21225</text:p>
          </table:table-cell>
          <table:table-cell office:value-type="float" office:value="27660" calcext:value-type="float">
            <text:p>27660</text:p>
          </table:table-cell>
          <table:table-cell office:value-type="float" office:value="21750" calcext:value-type="float">
            <text:p>21750</text:p>
          </table:table-cell>
          <table:table-cell table:formula="of:=([.D73]+[.G73]+[.J73])/3" office:value-type="float" office:value="21566.6666666667" calcext:value-type="float">
            <text:p>21567</text:p>
          </table:table-cell>
          <table:table-cell table:formula="of:=([.E73]+[.H73]+[.K73])/3" office:value-type="float" office:value="28943" calcext:value-type="float">
            <text:p>28943</text:p>
          </table:table-cell>
          <table:table-cell table:formula="of:=([.F73]+[.I73]+[.L73])/3" office:value-type="float" office:value="23430.3333333333" calcext:value-type="float">
            <text:p>23430</text:p>
          </table:table-cell>
          <table:table-cell table:formula="of:=[.C73]/[.M73]" office:value-type="float" office:value="9.69290262751159" calcext:value-type="float">
            <text:p>9.69290262751159</text:p>
          </table:table-cell>
          <table:table-cell table:formula="of:=[.C73]/[.N73]" office:value-type="float" office:value="7.22259613723526" calcext:value-type="float">
            <text:p>7.22259613723526</text:p>
          </table:table-cell>
          <table:table-cell table:formula="of:=[.C73]/[.O73]" office:value-type="float" office:value="8.9219217253987" calcext:value-type="float">
            <text:p>8.9219217253987</text:p>
          </table:table-cell>
          <table:table-cell table:formula="of:=[.M60]/[.M73]" office:value-type="float" office:value="9.78176197836167" calcext:value-type="float">
            <text:p>9.78176197836167</text:p>
          </table:table-cell>
          <table:table-cell table:formula="of:=[.N60]/[.N73]" office:value-type="float" office:value="7.33864261940135" calcext:value-type="float">
            <text:p>7.33864261940135</text:p>
          </table:table-cell>
          <table:table-cell table:formula="of:=[.O60]/[.O73]" office:value-type="float" office:value="9.3645416909704" calcext:value-type="float">
            <text:p>9.3645416909704</text:p>
          </table:table-cell>
          <table:table-cell table:formula="of:=[.P73]/14" office:value-type="float" office:value="0.692350187679399" calcext:value-type="float">
            <text:p>0.692350187679399</text:p>
          </table:table-cell>
          <table:table-cell table:formula="of:=[.Q73]/14" office:value-type="float" office:value="0.515899724088232" calcext:value-type="float">
            <text:p>0.515899724088232</text:p>
          </table:table-cell>
          <table:table-cell table:formula="of:=[.R73]/14" office:value-type="float" office:value="0.637280123242764" calcext:value-type="float">
            <text:p>0.637280123242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8600" calcext:value-type="float">
            <text:p>18600</text:p>
          </table:table-cell>
          <table:table-cell office:value-type="float" office:value="27912" calcext:value-type="float">
            <text:p>27912</text:p>
          </table:table-cell>
          <table:table-cell table:style-name="ce49" office:value-type="float" office:value="23452" calcext:value-type="float">
            <text:p>23452</text:p>
          </table:table-cell>
          <table:table-cell table:style-name="ce44" office:value-type="float" office:value="20891" calcext:value-type="float">
            <text:p>20891</text:p>
          </table:table-cell>
          <table:table-cell office:value-type="float" office:value="24947" calcext:value-type="float">
            <text:p>24947</text:p>
          </table:table-cell>
          <table:table-cell table:style-name="ce49" office:value-type="float" office:value="22716" calcext:value-type="float">
            <text:p>22716</text:p>
          </table:table-cell>
          <table:table-cell table:style-name="ce44" office:value-type="float" office:value="18847" calcext:value-type="float">
            <text:p>18847</text:p>
          </table:table-cell>
          <table:table-cell office:value-type="float" office:value="28979" calcext:value-type="float">
            <text:p>28979</text:p>
          </table:table-cell>
          <table:table-cell office:value-type="float" office:value="22397" calcext:value-type="float">
            <text:p>22397</text:p>
          </table:table-cell>
          <table:table-cell table:formula="of:=([.D74]+[.G74]+[.J74])/3" office:value-type="float" office:value="19446" calcext:value-type="float">
            <text:p>19446</text:p>
          </table:table-cell>
          <table:table-cell table:formula="of:=([.E74]+[.H74]+[.K74])/3" office:value-type="float" office:value="27279.3333333333" calcext:value-type="float">
            <text:p>27279</text:p>
          </table:table-cell>
          <table:table-cell table:formula="of:=([.F74]+[.I74]+[.L74])/3" office:value-type="float" office:value="22855" calcext:value-type="float">
            <text:p>22855</text:p>
          </table:table-cell>
          <table:table-cell table:formula="of:=[.C74]/[.M74]" office:value-type="float" office:value="10.7499537179883" calcext:value-type="float">
            <text:p>10.7499537179883</text:p>
          </table:table-cell>
          <table:table-cell table:formula="of:=[.C74]/[.N74]" office:value-type="float" office:value="7.66307583274274" calcext:value-type="float">
            <text:p>7.66307583274274</text:p>
          </table:table-cell>
          <table:table-cell table:formula="of:=[.C74]/[.O74]" office:value-type="float" office:value="9.14651498577992" calcext:value-type="float">
            <text:p>9.14651498577992</text:p>
          </table:table-cell>
          <table:table-cell table:formula="of:=[.M60]/[.M74]" office:value-type="float" office:value="10.8485035482876" calcext:value-type="float">
            <text:p>10.8485035482876</text:p>
          </table:table-cell>
          <table:table-cell table:formula="of:=[.N60]/[.N74]" office:value-type="float" office:value="7.78619956499426" calcext:value-type="float">
            <text:p>7.78619956499426</text:p>
          </table:table-cell>
          <table:table-cell table:formula="of:=[.O60]/[.O74]" office:value-type="float" office:value="9.60027710931233" calcext:value-type="float">
            <text:p>9.60027710931233</text:p>
          </table:table-cell>
          <table:table-cell table:formula="of:=[.P74]/15" office:value-type="float" office:value="0.716663581199218" calcext:value-type="float">
            <text:p>0.716663581199218</text:p>
          </table:table-cell>
          <table:table-cell table:formula="of:=[.Q74]/15" office:value-type="float" office:value="0.510871722182849" calcext:value-type="float">
            <text:p>0.510871722182849</text:p>
          </table:table-cell>
          <table:table-cell table:formula="of:=[.R74]/15" office:value-type="float" office:value="0.609767665718661" calcext:value-type="float">
            <text:p>0.609767665718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881" calcext:value-type="float">
            <text:p>19881</text:p>
          </table:table-cell>
          <table:table-cell office:value-type="float" office:value="37592" calcext:value-type="float">
            <text:p>37592</text:p>
          </table:table-cell>
          <table:table-cell table:style-name="ce49" office:value-type="float" office:value="23463" calcext:value-type="float">
            <text:p>23463</text:p>
          </table:table-cell>
          <table:table-cell table:style-name="ce44" office:value-type="float" office:value="18760" calcext:value-type="float">
            <text:p>18760</text:p>
          </table:table-cell>
          <table:table-cell office:value-type="float" office:value="29400" calcext:value-type="float">
            <text:p>29400</text:p>
          </table:table-cell>
          <table:table-cell table:style-name="ce49" office:value-type="float" office:value="52394" calcext:value-type="float">
            <text:p>52394</text:p>
          </table:table-cell>
          <table:table-cell table:style-name="ce44" office:value-type="float" office:value="17902" calcext:value-type="float">
            <text:p>17902</text:p>
          </table:table-cell>
          <table:table-cell office:value-type="float" office:value="26058" calcext:value-type="float">
            <text:p>26058</text:p>
          </table:table-cell>
          <table:table-cell office:value-type="float" office:value="20090" calcext:value-type="float">
            <text:p>20090</text:p>
          </table:table-cell>
          <table:table-cell table:formula="of:=([.D75]+[.G75]+[.J75])/3" office:value-type="float" office:value="18847.6666666667" calcext:value-type="float">
            <text:p>18848</text:p>
          </table:table-cell>
          <table:table-cell table:formula="of:=([.E75]+[.H75]+[.K75])/3" office:value-type="float" office:value="31016.6666666667" calcext:value-type="float">
            <text:p>31017</text:p>
          </table:table-cell>
          <table:table-cell table:formula="of:=([.F75]+[.I75]+[.L75])/3" office:value-type="float" office:value="31982.3333333333" calcext:value-type="float">
            <text:p>31982</text:p>
          </table:table-cell>
          <table:table-cell table:formula="of:=[.C75]/[.M75]" office:value-type="float" office:value="11.0912190722105" calcext:value-type="float">
            <text:p>11.0912190722105</text:p>
          </table:table-cell>
          <table:table-cell table:formula="of:=[.C75]/[.N75]" office:value-type="float" office:value="6.7397184309511" calcext:value-type="float">
            <text:p>6.7397184309511</text:p>
          </table:table-cell>
          <table:table-cell table:formula="of:=[.C75]/[.O75]" office:value-type="float" office:value="6.53622103869845" calcext:value-type="float">
            <text:p>6.53622103869845</text:p>
          </table:table-cell>
          <table:table-cell table:formula="of:=[.M60]/[.M75]" office:value-type="float" office:value="11.1928974408857" calcext:value-type="float">
            <text:p>11.1928974408857</text:p>
          </table:table-cell>
          <table:table-cell table:formula="of:=[.N60]/[.N75]" office:value-type="float" office:value="6.84800644814616" calcext:value-type="float">
            <text:p>6.84800644814616</text:p>
          </table:table-cell>
          <table:table-cell table:formula="of:=[.O60]/[.O75]" office:value-type="float" office:value="6.86048547635674" calcext:value-type="float">
            <text:p>6.86048547635674</text:p>
          </table:table-cell>
          <table:table-cell table:formula="of:=[.P75]/16" office:value-type="float" office:value="0.693201192013158" calcext:value-type="float">
            <text:p>0.693201192013158</text:p>
          </table:table-cell>
          <table:table-cell table:formula="of:=[.Q75]/16" office:value-type="float" office:value="0.421232401934444" calcext:value-type="float">
            <text:p>0.421232401934444</text:p>
          </table:table-cell>
          <table:table-cell table:formula="of:=[.R75]/16" office:value-type="float" office:value="0.408513814918653" calcext:value-type="float">
            <text:p>0.4085138149186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8742" calcext:value-type="float">
            <text:p>18742</text:p>
          </table:table-cell>
          <table:table-cell office:value-type="float" office:value="33564" calcext:value-type="float">
            <text:p>33564</text:p>
          </table:table-cell>
          <table:table-cell table:style-name="ce49" office:value-type="float" office:value="58226" calcext:value-type="float">
            <text:p>58226</text:p>
          </table:table-cell>
          <table:table-cell table:style-name="ce44" office:value-type="float" office:value="20487" calcext:value-type="float">
            <text:p>20487</text:p>
          </table:table-cell>
          <table:table-cell office:value-type="float" office:value="35804" calcext:value-type="float">
            <text:p>35804</text:p>
          </table:table-cell>
          <table:table-cell table:style-name="ce49" office:value-type="float" office:value="24409" calcext:value-type="float">
            <text:p>24409</text:p>
          </table:table-cell>
          <table:table-cell table:style-name="ce44" office:value-type="float" office:value="20934" calcext:value-type="float">
            <text:p>20934</text:p>
          </table:table-cell>
          <table:table-cell office:value-type="float" office:value="25291" calcext:value-type="float">
            <text:p>25291</text:p>
          </table:table-cell>
          <table:table-cell office:value-type="float" office:value="20248" calcext:value-type="float">
            <text:p>20248</text:p>
          </table:table-cell>
          <table:table-cell table:formula="of:=([.D76]+[.G76]+[.J76])/3" office:value-type="float" office:value="20054.3333333333" calcext:value-type="float">
            <text:p>20054</text:p>
          </table:table-cell>
          <table:table-cell table:formula="of:=([.E76]+[.H76]+[.K76])/3" office:value-type="float" office:value="31553" calcext:value-type="float">
            <text:p>31553</text:p>
          </table:table-cell>
          <table:table-cell table:formula="of:=([.F76]+[.I76]+[.L76])/3" office:value-type="float" office:value="34294.3333333333" calcext:value-type="float">
            <text:p>34294</text:p>
          </table:table-cell>
          <table:table-cell table:formula="of:=[.C76]/[.M76]" office:value-type="float" office:value="10.4238618419959" calcext:value-type="float">
            <text:p>10.4238618419959</text:p>
          </table:table-cell>
          <table:table-cell table:formula="of:=[.C76]/[.N76]" office:value-type="float" office:value="6.62515767121985" calcext:value-type="float">
            <text:p>6.62515767121985</text:p>
          </table:table-cell>
          <table:table-cell table:formula="of:=[.C76]/[.O76]" office:value-type="float" office:value="6.0955726407667" calcext:value-type="float">
            <text:p>6.0955726407667</text:p>
          </table:table-cell>
          <table:table-cell table:formula="of:=[.M60]/[.M76]" office:value-type="float" office:value="10.5194222362582" calcext:value-type="float">
            <text:p>10.5194222362582</text:p>
          </table:table-cell>
          <table:table-cell table:formula="of:=[.N60]/[.N76]" office:value-type="float" office:value="6.73160502435056" calcext:value-type="float">
            <text:p>6.73160502435056</text:p>
          </table:table-cell>
          <table:table-cell table:formula="of:=[.O60]/[.O76]" office:value-type="float" office:value="6.39797634205845" calcext:value-type="float">
            <text:p>6.39797634205845</text:p>
          </table:table-cell>
          <table:table-cell table:formula="of:=[.P76]/17" office:value-type="float" office:value="0.613168343646818" calcext:value-type="float">
            <text:p>0.613168343646818</text:p>
          </table:table-cell>
          <table:table-cell table:formula="of:=[.Q76]/17" office:value-type="float" office:value="0.38971515713058" calcext:value-type="float">
            <text:p>0.38971515713058</text:p>
          </table:table-cell>
          <table:table-cell table:formula="of:=[.R76]/17" office:value-type="float" office:value="0.358563096515688" calcext:value-type="float">
            <text:p>0.358563096515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574" calcext:value-type="float">
            <text:p>26574</text:p>
          </table:table-cell>
          <table:table-cell office:value-type="float" office:value="26169" calcext:value-type="float">
            <text:p>26169</text:p>
          </table:table-cell>
          <table:table-cell table:style-name="ce49" office:value-type="float" office:value="73792" calcext:value-type="float">
            <text:p>73792</text:p>
          </table:table-cell>
          <table:table-cell table:style-name="ce44" office:value-type="float" office:value="18832" calcext:value-type="float">
            <text:p>18832</text:p>
          </table:table-cell>
          <table:table-cell office:value-type="float" office:value="31684" calcext:value-type="float">
            <text:p>31684</text:p>
          </table:table-cell>
          <table:table-cell table:style-name="ce49" office:value-type="float" office:value="59593" calcext:value-type="float">
            <text:p>59593</text:p>
          </table:table-cell>
          <table:table-cell table:style-name="ce44" office:value-type="float" office:value="18500" calcext:value-type="float">
            <text:p>18500</text:p>
          </table:table-cell>
          <table:table-cell office:value-type="float" office:value="25727" calcext:value-type="float">
            <text:p>25727</text:p>
          </table:table-cell>
          <table:table-cell office:value-type="float" office:value="23345" calcext:value-type="float">
            <text:p>23345</text:p>
          </table:table-cell>
          <table:table-cell table:formula="of:=([.D77]+[.G77]+[.J77])/3" office:value-type="float" office:value="21302" calcext:value-type="float">
            <text:p>21302</text:p>
          </table:table-cell>
          <table:table-cell table:formula="of:=([.E77]+[.H77]+[.K77])/3" office:value-type="float" office:value="27860" calcext:value-type="float">
            <text:p>27860</text:p>
          </table:table-cell>
          <table:table-cell table:formula="of:=([.F77]+[.I77]+[.L77])/3" office:value-type="float" office:value="52243.3333333333" calcext:value-type="float">
            <text:p>52243</text:p>
          </table:table-cell>
          <table:table-cell table:formula="of:=[.C77]/[.M77]" office:value-type="float" office:value="9.8133320814947" calcext:value-type="float">
            <text:p>9.8133320814947</text:p>
          </table:table-cell>
          <table:table-cell table:formula="of:=[.C77]/[.N77]" office:value-type="float" office:value="7.50335965541996" calcext:value-type="float">
            <text:p>7.50335965541996</text:p>
          </table:table-cell>
          <table:table-cell table:formula="of:=[.C77]/[.O77]" office:value-type="float" office:value="4.00134498819626" calcext:value-type="float">
            <text:p>4.00134498819626</text:p>
          </table:table-cell>
          <table:table-cell table:formula="of:=[.M60]/[.M77]" office:value-type="float" office:value="9.90329546521453" calcext:value-type="float">
            <text:p>9.90329546521453</text:p>
          </table:table-cell>
          <table:table-cell table:formula="of:=[.N60]/[.N77]" office:value-type="float" office:value="7.62391720507298" calcext:value-type="float">
            <text:p>7.62391720507298</text:p>
          </table:table-cell>
          <table:table-cell table:formula="of:=[.O60]/[.O77]" office:value-type="float" office:value="4.1998532508135" calcext:value-type="float">
            <text:p>4.1998532508135</text:p>
          </table:table-cell>
          <table:table-cell table:formula="of:=[.P77]/18" office:value-type="float" office:value="0.545185115638594" calcext:value-type="float">
            <text:p>0.545185115638594</text:p>
          </table:table-cell>
          <table:table-cell table:formula="of:=[.Q77]/18" office:value-type="float" office:value="0.416853314189998" calcext:value-type="float">
            <text:p>0.416853314189998</text:p>
          </table:table-cell>
          <table:table-cell table:formula="of:=[.R77]/18" office:value-type="float" office:value="0.222296943788681" calcext:value-type="float">
            <text:p>0.222296943788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782" calcext:value-type="float">
            <text:p>17782</text:p>
          </table:table-cell>
          <table:table-cell office:value-type="float" office:value="26265" calcext:value-type="float">
            <text:p>26265</text:p>
          </table:table-cell>
          <table:table-cell table:style-name="ce49" office:value-type="float" office:value="51939" calcext:value-type="float">
            <text:p>51939</text:p>
          </table:table-cell>
          <table:table-cell table:style-name="ce44" office:value-type="float" office:value="20466" calcext:value-type="float">
            <text:p>20466</text:p>
          </table:table-cell>
          <table:table-cell office:value-type="float" office:value="26944" calcext:value-type="float">
            <text:p>26944</text:p>
          </table:table-cell>
          <table:table-cell table:style-name="ce49" office:value-type="float" office:value="23611" calcext:value-type="float">
            <text:p>23611</text:p>
          </table:table-cell>
          <table:table-cell table:style-name="ce44" office:value-type="float" office:value="20019" calcext:value-type="float">
            <text:p>20019</text:p>
          </table:table-cell>
          <table:table-cell office:value-type="float" office:value="25365" calcext:value-type="float">
            <text:p>25365</text:p>
          </table:table-cell>
          <table:table-cell office:value-type="float" office:value="23368" calcext:value-type="float">
            <text:p>23368</text:p>
          </table:table-cell>
          <table:table-cell table:formula="of:=([.D78]+[.G78]+[.J78])/3" office:value-type="float" office:value="19422.3333333333" calcext:value-type="float">
            <text:p>19422</text:p>
          </table:table-cell>
          <table:table-cell table:formula="of:=([.E78]+[.H78]+[.K78])/3" office:value-type="float" office:value="26191.3333333333" calcext:value-type="float">
            <text:p>26191</text:p>
          </table:table-cell>
          <table:table-cell table:formula="of:=([.F78]+[.I78]+[.L78])/3" office:value-type="float" office:value="32972.6666666667" calcext:value-type="float">
            <text:p>32973</text:p>
          </table:table-cell>
          <table:table-cell table:formula="of:=[.C78]/[.M78]" office:value-type="float" office:value="10.7630528429471" calcext:value-type="float">
            <text:p>10.7630528429471</text:p>
          </table:table-cell>
          <table:table-cell table:formula="of:=[.C78]/[.N78]" office:value-type="float" office:value="7.98140351770306" calcext:value-type="float">
            <text:p>7.98140351770306</text:p>
          </table:table-cell>
          <table:table-cell table:formula="of:=[.C78]/[.O78]" office:value-type="float" office:value="6.3399057805455" calcext:value-type="float">
            <text:p>6.3399057805455</text:p>
          </table:table-cell>
          <table:table-cell table:formula="of:=[.M60]/[.M78]" office:value-type="float" office:value="10.8617227590231" calcext:value-type="float">
            <text:p>10.8617227590231</text:p>
          </table:table-cell>
          <table:table-cell table:formula="of:=[.N60]/[.N78]" office:value-type="float" office:value="8.1096418662662" calcext:value-type="float">
            <text:p>8.1096418662662</text:p>
          </table:table-cell>
          <table:table-cell table:formula="of:=[.O60]/[.O78]" office:value-type="float" office:value="6.65443094280111" calcext:value-type="float">
            <text:p>6.65443094280111</text:p>
          </table:table-cell>
          <table:table-cell table:formula="of:=[.P78]/19" office:value-type="float" office:value="0.56647646541827" calcext:value-type="float">
            <text:p>0.56647646541827</text:p>
          </table:table-cell>
          <table:table-cell table:formula="of:=[.Q78]/19" office:value-type="float" office:value="0.420073869352793" calcext:value-type="float">
            <text:p>0.420073869352793</text:p>
          </table:table-cell>
          <table:table-cell table:formula="of:=[.R78]/19" office:value-type="float" office:value="0.333679251607658" calcext:value-type="float">
            <text:p>0.3336792516076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3104" calcext:value-type="float">
            <text:p>23104</text:p>
          </table:table-cell>
          <table:table-cell office:value-type="float" office:value="40198" calcext:value-type="float">
            <text:p>40198</text:p>
          </table:table-cell>
          <table:table-cell table:style-name="ce49" office:value-type="float" office:value="23253" calcext:value-type="float">
            <text:p>23253</text:p>
          </table:table-cell>
          <table:table-cell table:style-name="ce44" office:value-type="float" office:value="20207" calcext:value-type="float">
            <text:p>20207</text:p>
          </table:table-cell>
          <table:table-cell office:value-type="float" office:value="37320" calcext:value-type="float">
            <text:p>37320</text:p>
          </table:table-cell>
          <table:table-cell table:style-name="ce49" office:value-type="float" office:value="45531" calcext:value-type="float">
            <text:p>45531</text:p>
          </table:table-cell>
          <table:table-cell table:style-name="ce44" office:value-type="float" office:value="17647" calcext:value-type="float">
            <text:p>17647</text:p>
          </table:table-cell>
          <table:table-cell office:value-type="float" office:value="25355" calcext:value-type="float">
            <text:p>25355</text:p>
          </table:table-cell>
          <table:table-cell office:value-type="float" office:value="39763" calcext:value-type="float">
            <text:p>39763</text:p>
          </table:table-cell>
          <table:table-cell table:formula="of:=([.D79]+[.G79]+[.J79])/3" office:value-type="float" office:value="20319.3333333333" calcext:value-type="float">
            <text:p>20319</text:p>
          </table:table-cell>
          <table:table-cell table:formula="of:=([.E79]+[.H79]+[.K79])/3" office:value-type="float" office:value="34291" calcext:value-type="float">
            <text:p>34291</text:p>
          </table:table-cell>
          <table:table-cell table:formula="of:=([.F79]+[.I79]+[.L79])/3" office:value-type="float" office:value="36182.3333333333" calcext:value-type="float">
            <text:p>36182</text:p>
          </table:table-cell>
          <table:table-cell table:formula="of:=[.C79]/[.M79]" office:value-type="float" office:value="10.2879162702188" calcext:value-type="float">
            <text:p>10.2879162702188</text:p>
          </table:table-cell>
          <table:table-cell table:formula="of:=[.C79]/[.N79]" office:value-type="float" office:value="6.09616517453559" calcext:value-type="float">
            <text:p>6.09616517453559</text:p>
          </table:table-cell>
          <table:table-cell table:formula="of:=[.C79]/[.O79]" office:value-type="float" office:value="5.77750467539407" calcext:value-type="float">
            <text:p>5.77750467539407</text:p>
          </table:table-cell>
          <table:table-cell table:formula="of:=[.M60]/[.M79]" office:value-type="float" office:value="10.3822303881361" calcext:value-type="float">
            <text:p>10.3822303881361</text:p>
          </table:table-cell>
          <table:table-cell table:formula="of:=[.N60]/[.N79]" office:value-type="float" office:value="6.19411312978138" calcext:value-type="float">
            <text:p>6.19411312978138</text:p>
          </table:table-cell>
          <table:table-cell table:formula="of:=[.O60]/[.O79]" office:value-type="float" office:value="6.06412890268732" calcext:value-type="float">
            <text:p>6.06412890268732</text:p>
          </table:table-cell>
          <table:table-cell table:formula="of:=[.P79]/20" office:value-type="float" office:value="0.514395813510942" calcext:value-type="float">
            <text:p>0.514395813510942</text:p>
          </table:table-cell>
          <table:table-cell table:formula="of:=[.Q79]/20" office:value-type="float" office:value="0.30480825872678" calcext:value-type="float">
            <text:p>0.30480825872678</text:p>
          </table:table-cell>
          <table:table-cell table:formula="of:=[.R79]/20" office:value-type="float" office:value="0.288875233769703" calcext:value-type="float">
            <text:p>0.288875233769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5912" calcext:value-type="float">
            <text:p>15912</text:p>
          </table:table-cell>
          <table:table-cell office:value-type="float" office:value="28652" calcext:value-type="float">
            <text:p>28652</text:p>
          </table:table-cell>
          <table:table-cell table:style-name="ce49" office:value-type="float" office:value="42158" calcext:value-type="float">
            <text:p>42158</text:p>
          </table:table-cell>
          <table:table-cell table:style-name="ce44" office:value-type="float" office:value="20071" calcext:value-type="float">
            <text:p>20071</text:p>
          </table:table-cell>
          <table:table-cell office:value-type="float" office:value="41208" calcext:value-type="float">
            <text:p>41208</text:p>
          </table:table-cell>
          <table:table-cell table:style-name="ce49" office:value-type="float" office:value="22774" calcext:value-type="float">
            <text:p>22774</text:p>
          </table:table-cell>
          <table:table-cell table:style-name="ce44" office:value-type="float" office:value="16251" calcext:value-type="float">
            <text:p>16251</text:p>
          </table:table-cell>
          <table:table-cell office:value-type="float" office:value="24054" calcext:value-type="float">
            <text:p>24054</text:p>
          </table:table-cell>
          <table:table-cell office:value-type="float" office:value="37566" calcext:value-type="float">
            <text:p>37566</text:p>
          </table:table-cell>
          <table:table-cell table:formula="of:=([.D80]+[.G80]+[.J80])/3" office:value-type="float" office:value="17411.3333333333" calcext:value-type="float">
            <text:p>17411</text:p>
          </table:table-cell>
          <table:table-cell table:formula="of:=([.E80]+[.H80]+[.K80])/3" office:value-type="float" office:value="31304.6666666667" calcext:value-type="float">
            <text:p>31305</text:p>
          </table:table-cell>
          <table:table-cell table:formula="of:=([.F80]+[.I80]+[.L80])/3" office:value-type="float" office:value="34166" calcext:value-type="float">
            <text:p>34166</text:p>
          </table:table-cell>
          <table:table-cell table:formula="of:=[.C80]/[.M80]" office:value-type="float" office:value="12.0061798828349" calcext:value-type="float">
            <text:p>12.0061798828349</text:p>
          </table:table-cell>
          <table:table-cell table:formula="of:=[.C80]/[.N80]" office:value-type="float" office:value="6.6777136529165" calcext:value-type="float">
            <text:p>6.6777136529165</text:p>
          </table:table-cell>
          <table:table-cell table:formula="of:=[.C80]/[.O80]" office:value-type="float" office:value="6.11846865304689" calcext:value-type="float">
            <text:p>6.11846865304689</text:p>
          </table:table-cell>
          <table:table-cell table:formula="of:=[.M60]/[.M80]" office:value-type="float" office:value="12.1162461232148" calcext:value-type="float">
            <text:p>12.1162461232148</text:p>
          </table:table-cell>
          <table:table-cell table:formula="of:=[.N60]/[.N80]" office:value-type="float" office:value="6.78500543050025" calcext:value-type="float">
            <text:p>6.78500543050025</text:p>
          </table:table-cell>
          <table:table-cell table:formula="of:=[.O60]/[.O80]" office:value-type="float" office:value="6.42200823430701" calcext:value-type="float">
            <text:p>6.42200823430701</text:p>
          </table:table-cell>
          <table:table-cell table:formula="of:=[.P80]/21" office:value-type="float" office:value="0.571722851563568" calcext:value-type="float">
            <text:p>0.571722851563568</text:p>
          </table:table-cell>
          <table:table-cell table:formula="of:=[.Q80]/21" office:value-type="float" office:value="0.317986364424595" calcext:value-type="float">
            <text:p>0.317986364424595</text:p>
          </table:table-cell>
          <table:table-cell table:formula="of:=[.R80]/21" office:value-type="float" office:value="0.29135565014509" calcext:value-type="float">
            <text:p>0.29135565014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668" calcext:value-type="float">
            <text:p>17668</text:p>
          </table:table-cell>
          <table:table-cell office:value-type="float" office:value="26524" calcext:value-type="float">
            <text:p>26524</text:p>
          </table:table-cell>
          <table:table-cell table:style-name="ce49" office:value-type="float" office:value="49116" calcext:value-type="float">
            <text:p>49116</text:p>
          </table:table-cell>
          <table:table-cell table:style-name="ce44" office:value-type="float" office:value="20735" calcext:value-type="float">
            <text:p>20735</text:p>
          </table:table-cell>
          <table:table-cell office:value-type="float" office:value="31580" calcext:value-type="float">
            <text:p>31580</text:p>
          </table:table-cell>
          <table:table-cell table:style-name="ce49" office:value-type="float" office:value="26064" calcext:value-type="float">
            <text:p>26064</text:p>
          </table:table-cell>
          <table:table-cell table:style-name="ce44" office:value-type="float" office:value="17243" calcext:value-type="float">
            <text:p>17243</text:p>
          </table:table-cell>
          <table:table-cell office:value-type="float" office:value="42072" calcext:value-type="float">
            <text:p>42072</text:p>
          </table:table-cell>
          <table:table-cell office:value-type="float" office:value="27348" calcext:value-type="float">
            <text:p>27348</text:p>
          </table:table-cell>
          <table:table-cell table:formula="of:=([.D81]+[.G81]+[.J81])/3" office:value-type="float" office:value="18548.6666666667" calcext:value-type="float">
            <text:p>18549</text:p>
          </table:table-cell>
          <table:table-cell table:formula="of:=([.E81]+[.H81]+[.K81])/3" office:value-type="float" office:value="33392" calcext:value-type="float">
            <text:p>33392</text:p>
          </table:table-cell>
          <table:table-cell table:formula="of:=([.F81]+[.I81]+[.L81])/3" office:value-type="float" office:value="34176" calcext:value-type="float">
            <text:p>34176</text:p>
          </table:table-cell>
          <table:table-cell table:formula="of:=[.C81]/[.M81]" office:value-type="float" office:value="11.2700068288826" calcext:value-type="float">
            <text:p>11.2700068288826</text:p>
          </table:table-cell>
          <table:table-cell table:formula="of:=[.C81]/[.N81]" office:value-type="float" office:value="6.26028988979396" calcext:value-type="float">
            <text:p>6.26028988979396</text:p>
          </table:table-cell>
          <table:table-cell table:formula="of:=[.C81]/[.O81]" office:value-type="float" office:value="6.11667837078652" calcext:value-type="float">
            <text:p>6.11667837078652</text:p>
          </table:table-cell>
          <table:table-cell table:formula="of:=[.M60]/[.M81]" office:value-type="float" office:value="11.3733242281566" calcext:value-type="float">
            <text:p>11.3733242281566</text:p>
          </table:table-cell>
          <table:table-cell table:formula="of:=[.N60]/[.N81]" office:value-type="float" office:value="6.36087486024597" calcext:value-type="float">
            <text:p>6.36087486024597</text:p>
          </table:table-cell>
          <table:table-cell table:formula="of:=[.O60]/[.O81]" office:value-type="float" office:value="6.42012913545568" calcext:value-type="float">
            <text:p>6.42012913545568</text:p>
          </table:table-cell>
          <table:table-cell table:formula="of:=[.P81]/22" office:value-type="float" office:value="0.512273037676481" calcext:value-type="float">
            <text:p>0.512273037676481</text:p>
          </table:table-cell>
          <table:table-cell table:formula="of:=[.Q81]/22" office:value-type="float" office:value="0.284558631354271" calcext:value-type="float">
            <text:p>0.284558631354271</text:p>
          </table:table-cell>
          <table:table-cell table:formula="of:=[.R81]/22" office:value-type="float" office:value="0.278030835035751" calcext:value-type="float">
            <text:p>0.278030835035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768" calcext:value-type="float">
            <text:p>16768</text:p>
          </table:table-cell>
          <table:table-cell office:value-type="float" office:value="26968" calcext:value-type="float">
            <text:p>26968</text:p>
          </table:table-cell>
          <table:table-cell table:style-name="ce49" office:value-type="float" office:value="28944" calcext:value-type="float">
            <text:p>28944</text:p>
          </table:table-cell>
          <table:table-cell table:style-name="ce44" office:value-type="float" office:value="16027" calcext:value-type="float">
            <text:p>16027</text:p>
          </table:table-cell>
          <table:table-cell office:value-type="float" office:value="34473" calcext:value-type="float">
            <text:p>34473</text:p>
          </table:table-cell>
          <table:table-cell table:style-name="ce49" office:value-type="float" office:value="22386" calcext:value-type="float">
            <text:p>22386</text:p>
          </table:table-cell>
          <table:table-cell table:style-name="ce44" office:value-type="float" office:value="18452" calcext:value-type="float">
            <text:p>18452</text:p>
          </table:table-cell>
          <table:table-cell office:value-type="float" office:value="30858" calcext:value-type="float">
            <text:p>30858</text:p>
          </table:table-cell>
          <table:table-cell office:value-type="float" office:value="25217" calcext:value-type="float">
            <text:p>25217</text:p>
          </table:table-cell>
          <table:table-cell table:formula="of:=([.D82]+[.G82]+[.J82])/3" office:value-type="float" office:value="17082.3333333333" calcext:value-type="float">
            <text:p>17082</text:p>
          </table:table-cell>
          <table:table-cell table:formula="of:=([.E82]+[.H82]+[.K82])/3" office:value-type="float" office:value="30766.3333333333" calcext:value-type="float">
            <text:p>30766</text:p>
          </table:table-cell>
          <table:table-cell table:formula="of:=([.F82]+[.I82]+[.L82])/3" office:value-type="float" office:value="25515.6666666667" calcext:value-type="float">
            <text:p>25516</text:p>
          </table:table-cell>
          <table:table-cell table:formula="of:=[.C82]/[.M82]" office:value-type="float" office:value="12.2374148730657" calcext:value-type="float">
            <text:p>12.2374148730657</text:p>
          </table:table-cell>
          <table:table-cell table:formula="of:=[.C82]/[.N82]" office:value-type="float" office:value="6.79455682076729" calcext:value-type="float">
            <text:p>6.79455682076729</text:p>
          </table:table-cell>
          <table:table-cell table:formula="of:=[.C82]/[.O82]" office:value-type="float" office:value="8.19275477811018" calcext:value-type="float">
            <text:p>8.19275477811018</text:p>
          </table:table-cell>
          <table:table-cell table:formula="of:=[.M60]/[.M82]" office:value-type="float" office:value="12.3496009522509" calcext:value-type="float">
            <text:p>12.3496009522509</text:p>
          </table:table-cell>
          <table:table-cell table:formula="of:=[.N60]/[.N82]" office:value-type="float" office:value="6.90372593419214" calcext:value-type="float">
            <text:p>6.90372593419214</text:p>
          </table:table-cell>
          <table:table-cell table:formula="of:=[.O60]/[.O82]" office:value-type="float" office:value="8.59920049120148" calcext:value-type="float">
            <text:p>8.59920049120148</text:p>
          </table:table-cell>
          <table:table-cell table:formula="of:=[.P82]/23" office:value-type="float" office:value="0.53206151622025" calcext:value-type="float">
            <text:p>0.53206151622025</text:p>
          </table:table-cell>
          <table:table-cell table:formula="of:=[.Q82]/23" office:value-type="float" office:value="0.295415513946404" calcext:value-type="float">
            <text:p>0.295415513946404</text:p>
          </table:table-cell>
          <table:table-cell table:formula="of:=[.R82]/23" office:value-type="float" office:value="0.356206729483051" calcext:value-type="float">
            <text:p>0.356206729483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613" calcext:value-type="float">
            <text:p>17613</text:p>
          </table:table-cell>
          <table:table-cell office:value-type="float" office:value="28070" calcext:value-type="float">
            <text:p>28070</text:p>
          </table:table-cell>
          <table:table-cell table:style-name="ce49" office:value-type="float" office:value="56743" calcext:value-type="float">
            <text:p>56743</text:p>
          </table:table-cell>
          <table:table-cell table:style-name="ce44" office:value-type="float" office:value="25300" calcext:value-type="float">
            <text:p>25300</text:p>
          </table:table-cell>
          <table:table-cell office:value-type="float" office:value="36297" calcext:value-type="float">
            <text:p>36297</text:p>
          </table:table-cell>
          <table:table-cell table:style-name="ce49" office:value-type="float" office:value="23199" calcext:value-type="float">
            <text:p>23199</text:p>
          </table:table-cell>
          <table:table-cell table:style-name="ce44" office:value-type="float" office:value="26995" calcext:value-type="float">
            <text:p>26995</text:p>
          </table:table-cell>
          <table:table-cell office:value-type="float" office:value="27479" calcext:value-type="float">
            <text:p>27479</text:p>
          </table:table-cell>
          <table:table-cell office:value-type="float" office:value="23059" calcext:value-type="float">
            <text:p>23059</text:p>
          </table:table-cell>
          <table:table-cell table:formula="of:=([.D83]+[.G83]+[.J83])/3" office:value-type="float" office:value="23302.6666666667" calcext:value-type="float">
            <text:p>23303</text:p>
          </table:table-cell>
          <table:table-cell table:formula="of:=([.E83]+[.H83]+[.K83])/3" office:value-type="float" office:value="30615.3333333333" calcext:value-type="float">
            <text:p>30615</text:p>
          </table:table-cell>
          <table:table-cell table:formula="of:=([.F83]+[.I83]+[.L83])/3" office:value-type="float" office:value="34333.6666666667" calcext:value-type="float">
            <text:p>34334</text:p>
          </table:table-cell>
          <table:table-cell table:formula="of:=[.C83]/[.M83]" office:value-type="float" office:value="8.97080162499285" calcext:value-type="float">
            <text:p>8.97080162499285</text:p>
          </table:table-cell>
          <table:table-cell table:formula="of:=[.C83]/[.N83]" office:value-type="float" office:value="6.82806872373321" calcext:value-type="float">
            <text:p>6.82806872373321</text:p>
          </table:table-cell>
          <table:table-cell table:formula="of:=[.C83]/[.O83]" office:value-type="float" office:value="6.08858943117057" calcext:value-type="float">
            <text:p>6.08858943117057</text:p>
          </table:table-cell>
          <table:table-cell table:formula="of:=[.M60]/[.M83]" office:value-type="float" office:value="9.05304113978372" calcext:value-type="float">
            <text:p>9.05304113978372</text:p>
          </table:table-cell>
          <table:table-cell table:formula="of:=[.N60]/[.N83]" office:value-type="float" office:value="6.93777627768221" calcext:value-type="float">
            <text:p>6.93777627768221</text:p>
          </table:table-cell>
          <table:table-cell table:formula="of:=[.O60]/[.O83]" office:value-type="float" office:value="6.39064669275056" calcext:value-type="float">
            <text:p>6.39064669275056</text:p>
          </table:table-cell>
          <table:table-cell table:formula="of:=[.P83]/24" office:value-type="float" office:value="0.373783401041369" calcext:value-type="float">
            <text:p>0.373783401041369</text:p>
          </table:table-cell>
          <table:table-cell table:formula="of:=[.Q83]/24" office:value-type="float" office:value="0.284502863488884" calcext:value-type="float">
            <text:p>0.284502863488884</text:p>
          </table:table-cell>
          <table:table-cell table:formula="of:=[.R83]/24" office:value-type="float" office:value="0.253691226298774" calcext:value-type="float">
            <text:p>0.253691226298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1994" calcext:value-type="float">
            <text:p>21994</text:p>
          </table:table-cell>
          <table:table-cell office:value-type="float" office:value="41886" calcext:value-type="float">
            <text:p>41886</text:p>
          </table:table-cell>
          <table:table-cell table:style-name="ce49" office:value-type="float" office:value="54592" calcext:value-type="float">
            <text:p>54592</text:p>
          </table:table-cell>
          <table:table-cell table:style-name="ce44" office:value-type="float" office:value="17005" calcext:value-type="float">
            <text:p>17005</text:p>
          </table:table-cell>
          <table:table-cell office:value-type="float" office:value="33457" calcext:value-type="float">
            <text:p>33457</text:p>
          </table:table-cell>
          <table:table-cell table:style-name="ce49" office:value-type="float" office:value="24765" calcext:value-type="float">
            <text:p>24765</text:p>
          </table:table-cell>
          <table:table-cell table:style-name="ce44" office:value-type="float" office:value="20259" calcext:value-type="float">
            <text:p>20259</text:p>
          </table:table-cell>
          <table:table-cell office:value-type="float" office:value="29611" calcext:value-type="float">
            <text:p>29611</text:p>
          </table:table-cell>
          <table:table-cell office:value-type="float" office:value="24852" calcext:value-type="float">
            <text:p>24852</text:p>
          </table:table-cell>
          <table:table-cell table:formula="of:=([.D84]+[.G84]+[.J84])/3" office:value-type="float" office:value="19752.6666666667" calcext:value-type="float">
            <text:p>19753</text:p>
          </table:table-cell>
          <table:table-cell table:formula="of:=([.E84]+[.H84]+[.K84])/3" office:value-type="float" office:value="34984.6666666667" calcext:value-type="float">
            <text:p>34985</text:p>
          </table:table-cell>
          <table:table-cell table:formula="of:=([.F84]+[.I84]+[.L84])/3" office:value-type="float" office:value="34736.3333333333" calcext:value-type="float">
            <text:p>34736</text:p>
          </table:table-cell>
          <table:table-cell table:formula="of:=[.C84]/[.M84]" office:value-type="float" office:value="10.5830571399642" calcext:value-type="float">
            <text:p>10.5830571399642</text:p>
          </table:table-cell>
          <table:table-cell table:formula="of:=[.C84]/[.N84]" office:value-type="float" office:value="5.97529203270004" calcext:value-type="float">
            <text:p>5.97529203270004</text:p>
          </table:table-cell>
          <table:table-cell table:formula="of:=[.C84]/[.O84]" office:value-type="float" office:value="6.01800996075195" calcext:value-type="float">
            <text:p>6.01800996075195</text:p>
          </table:table-cell>
          <table:table-cell table:formula="of:=[.M60]/[.M84]" office:value-type="float" office:value="10.6800769516352" calcext:value-type="float">
            <text:p>10.6800769516352</text:p>
          </table:table-cell>
          <table:table-cell table:formula="of:=[.N60]/[.N84]" office:value-type="float" office:value="6.07129790193799" calcext:value-type="float">
            <text:p>6.07129790193799</text:p>
          </table:table-cell>
          <table:table-cell table:formula="of:=[.O60]/[.O84]" office:value-type="float" office:value="6.31656574768014" calcext:value-type="float">
            <text:p>6.31656574768014</text:p>
          </table:table-cell>
          <table:table-cell table:formula="of:=[.P84]/25" office:value-type="float" office:value="0.423322285598569" calcext:value-type="float">
            <text:p>0.423322285598569</text:p>
          </table:table-cell>
          <table:table-cell table:formula="of:=[.Q84]/25" office:value-type="float" office:value="0.239011681308002" calcext:value-type="float">
            <text:p>0.239011681308002</text:p>
          </table:table-cell>
          <table:table-cell table:formula="of:=[.R84]/25" office:value-type="float" office:value="0.240720398430078" calcext:value-type="float">
            <text:p>0.240720398430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754" calcext:value-type="float">
            <text:p>16754</text:p>
          </table:table-cell>
          <table:table-cell office:value-type="float" office:value="39624" calcext:value-type="float">
            <text:p>39624</text:p>
          </table:table-cell>
          <table:table-cell table:style-name="ce49" office:value-type="float" office:value="54425" calcext:value-type="float">
            <text:p>54425</text:p>
          </table:table-cell>
          <table:table-cell table:style-name="ce44" office:value-type="float" office:value="19262" calcext:value-type="float">
            <text:p>19262</text:p>
          </table:table-cell>
          <table:table-cell office:value-type="float" office:value="40375" calcext:value-type="float">
            <text:p>40375</text:p>
          </table:table-cell>
          <table:table-cell table:style-name="ce49" office:value-type="float" office:value="26511" calcext:value-type="float">
            <text:p>26511</text:p>
          </table:table-cell>
          <table:table-cell table:style-name="ce44" office:value-type="float" office:value="18019" calcext:value-type="float">
            <text:p>18019</text:p>
          </table:table-cell>
          <table:table-cell office:value-type="float" office:value="45632" calcext:value-type="float">
            <text:p>45632</text:p>
          </table:table-cell>
          <table:table-cell office:value-type="float" office:value="26033" calcext:value-type="float">
            <text:p>26033</text:p>
          </table:table-cell>
          <table:table-cell table:formula="of:=([.D85]+[.G85]+[.J85])/3" office:value-type="float" office:value="18011.6666666667" calcext:value-type="float">
            <text:p>18012</text:p>
          </table:table-cell>
          <table:table-cell table:formula="of:=([.E85]+[.H85]+[.K85])/3" office:value-type="float" office:value="41877" calcext:value-type="float">
            <text:p>41877</text:p>
          </table:table-cell>
          <table:table-cell table:formula="of:=([.F85]+[.I85]+[.L85])/3" office:value-type="float" office:value="35656.3333333333" calcext:value-type="float">
            <text:p>35656</text:p>
          </table:table-cell>
          <table:table-cell table:formula="of:=[.C85]/[.M85]" office:value-type="float" office:value="11.6060109188489" calcext:value-type="float">
            <text:p>11.6060109188489</text:p>
          </table:table-cell>
          <table:table-cell table:formula="of:=[.C85]/[.N85]" office:value-type="float" office:value="4.99184755354968" calcext:value-type="float">
            <text:p>4.99184755354968</text:p>
          </table:table-cell>
          <table:table-cell table:formula="of:=[.C85]/[.O85]" office:value-type="float" office:value="5.86273406313979" calcext:value-type="float">
            <text:p>5.86273406313979</text:p>
          </table:table-cell>
          <table:table-cell table:formula="of:=[.M60]/[.M85]" office:value-type="float" office:value="11.71240862404" calcext:value-type="float">
            <text:p>11.71240862404</text:p>
          </table:table-cell>
          <table:table-cell table:formula="of:=[.N60]/[.N85]" office:value-type="float" office:value="5.07205228009011" calcext:value-type="float">
            <text:p>5.07205228009011</text:p>
          </table:table-cell>
          <table:table-cell table:formula="of:=[.O60]/[.O85]" office:value-type="float" office:value="6.15358655311352" calcext:value-type="float">
            <text:p>6.15358655311352</text:p>
          </table:table-cell>
          <table:table-cell table:formula="of:=[.P85]/26" office:value-type="float" office:value="0.446385035340342" calcext:value-type="float">
            <text:p>0.446385035340342</text:p>
          </table:table-cell>
          <table:table-cell table:formula="of:=[.Q85]/26" office:value-type="float" office:value="0.191994136674988" calcext:value-type="float">
            <text:p>0.191994136674988</text:p>
          </table:table-cell>
          <table:table-cell table:formula="of:=[.R85]/26" office:value-type="float" office:value="0.225489771659223" calcext:value-type="float">
            <text:p>0.225489771659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3672" calcext:value-type="float">
            <text:p>23672</text:p>
          </table:table-cell>
          <table:table-cell office:value-type="float" office:value="43762" calcext:value-type="float">
            <text:p>43762</text:p>
          </table:table-cell>
          <table:table-cell table:style-name="ce49" office:value-type="float" office:value="34569" calcext:value-type="float">
            <text:p>34569</text:p>
          </table:table-cell>
          <table:table-cell table:style-name="ce44" office:value-type="float" office:value="16618" calcext:value-type="float">
            <text:p>16618</text:p>
          </table:table-cell>
          <table:table-cell office:value-type="float" office:value="44998" calcext:value-type="float">
            <text:p>44998</text:p>
          </table:table-cell>
          <table:table-cell table:style-name="ce49" office:value-type="float" office:value="26229" calcext:value-type="float">
            <text:p>26229</text:p>
          </table:table-cell>
          <table:table-cell table:style-name="ce44" office:value-type="float" office:value="16910" calcext:value-type="float">
            <text:p>16910</text:p>
          </table:table-cell>
          <table:table-cell office:value-type="float" office:value="39406" calcext:value-type="float">
            <text:p>39406</text:p>
          </table:table-cell>
          <table:table-cell office:value-type="float" office:value="25280" calcext:value-type="float">
            <text:p>25280</text:p>
          </table:table-cell>
          <table:table-cell table:formula="of:=([.D86]+[.G86]+[.J86])/3" office:value-type="float" office:value="19066.6666666667" calcext:value-type="float">
            <text:p>19067</text:p>
          </table:table-cell>
          <table:table-cell table:formula="of:=([.E86]+[.H86]+[.K86])/3" office:value-type="float" office:value="42722" calcext:value-type="float">
            <text:p>42722</text:p>
          </table:table-cell>
          <table:table-cell table:formula="of:=([.F86]+[.I86]+[.L86])/3" office:value-type="float" office:value="28692.6666666667" calcext:value-type="float">
            <text:p>28693</text:p>
          </table:table-cell>
          <table:table-cell table:formula="of:=[.C86]/[.M86]" office:value-type="float" office:value="10.9638251748252" calcext:value-type="float">
            <text:p>10.9638251748252</text:p>
          </table:table-cell>
          <table:table-cell table:formula="of:=[.C86]/[.N86]" office:value-type="float" office:value="4.8931136182763" calcext:value-type="float">
            <text:p>4.8931136182763</text:p>
          </table:table-cell>
          <table:table-cell table:formula="of:=[.C86]/[.O86]" office:value-type="float" office:value="7.28561072515625" calcext:value-type="float">
            <text:p>7.28561072515625</text:p>
          </table:table-cell>
          <table:table-cell table:formula="of:=[.M60]/[.M86]" office:value-type="float" office:value="11.0643356643357" calcext:value-type="float">
            <text:p>11.0643356643357</text:p>
          </table:table-cell>
          <table:table-cell table:formula="of:=[.N60]/[.N86]" office:value-type="float" office:value="4.97173197259804" calcext:value-type="float">
            <text:p>4.97173197259804</text:p>
          </table:table-cell>
          <table:table-cell table:formula="of:=[.O60]/[.O86]" office:value-type="float" office:value="7.6470526731569" calcext:value-type="float">
            <text:p>7.6470526731569</text:p>
          </table:table-cell>
          <table:table-cell table:formula="of:=[.P86]/27" office:value-type="float" office:value="0.406067599067599" calcext:value-type="float">
            <text:p>0.406067599067599</text:p>
          </table:table-cell>
          <table:table-cell table:formula="of:=[.Q86]/27" office:value-type="float" office:value="0.18122643030653" calcext:value-type="float">
            <text:p>0.18122643030653</text:p>
          </table:table-cell>
          <table:table-cell table:formula="of:=[.R86]/27" office:value-type="float" office:value="0.269837434265046" calcext:value-type="float">
            <text:p>0.269837434265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027" calcext:value-type="float">
            <text:p>17027</text:p>
          </table:table-cell>
          <table:table-cell office:value-type="float" office:value="37956" calcext:value-type="float">
            <text:p>37956</text:p>
          </table:table-cell>
          <table:table-cell table:style-name="ce49" office:value-type="float" office:value="28753" calcext:value-type="float">
            <text:p>28753</text:p>
          </table:table-cell>
          <table:table-cell table:style-name="ce44" office:value-type="float" office:value="23513" calcext:value-type="float">
            <text:p>23513</text:p>
          </table:table-cell>
          <table:table-cell office:value-type="float" office:value="49695" calcext:value-type="float">
            <text:p>49695</text:p>
          </table:table-cell>
          <table:table-cell table:style-name="ce49" office:value-type="float" office:value="26917" calcext:value-type="float">
            <text:p>26917</text:p>
          </table:table-cell>
          <table:table-cell table:style-name="ce44" office:value-type="float" office:value="16925" calcext:value-type="float">
            <text:p>16925</text:p>
          </table:table-cell>
          <table:table-cell office:value-type="float" office:value="50097" calcext:value-type="float">
            <text:p>50097</text:p>
          </table:table-cell>
          <table:table-cell office:value-type="float" office:value="28893" calcext:value-type="float">
            <text:p>28893</text:p>
          </table:table-cell>
          <table:table-cell table:formula="of:=([.D87]+[.G87]+[.J87])/3" office:value-type="float" office:value="19155" calcext:value-type="float">
            <text:p>19155</text:p>
          </table:table-cell>
          <table:table-cell table:formula="of:=([.E87]+[.H87]+[.K87])/3" office:value-type="float" office:value="45916" calcext:value-type="float">
            <text:p>45916</text:p>
          </table:table-cell>
          <table:table-cell table:formula="of:=([.F87]+[.I87]+[.L87])/3" office:value-type="float" office:value="28187.6666666667" calcext:value-type="float">
            <text:p>28188</text:p>
          </table:table-cell>
          <table:table-cell table:formula="of:=[.C87]/[.M87]" office:value-type="float" office:value="10.9132654659358" calcext:value-type="float">
            <text:p>10.9132654659358</text:p>
          </table:table-cell>
          <table:table-cell table:formula="of:=[.C87]/[.N87]" office:value-type="float" office:value="4.55273978569562" calcext:value-type="float">
            <text:p>4.55273978569562</text:p>
          </table:table-cell>
          <table:table-cell table:formula="of:=[.C87]/[.O87]" office:value-type="float" office:value="7.41613708122938" calcext:value-type="float">
            <text:p>7.41613708122938</text:p>
          </table:table-cell>
          <table:table-cell table:formula="of:=[.M60]/[.M87]" office:value-type="float" office:value="11.0133124510572" calcext:value-type="float">
            <text:p>11.0133124510572</text:p>
          </table:table-cell>
          <table:table-cell table:formula="of:=[.N60]/[.N87]" office:value-type="float" office:value="4.62588930510788" calcext:value-type="float">
            <text:p>4.62588930510788</text:p>
          </table:table-cell>
          <table:table-cell table:formula="of:=[.O60]/[.O87]" office:value-type="float" office:value="7.78405449191727" calcext:value-type="float">
            <text:p>7.78405449191727</text:p>
          </table:table-cell>
          <table:table-cell table:formula="of:=[.P87]/28" office:value-type="float" office:value="0.389759480926278" calcext:value-type="float">
            <text:p>0.389759480926278</text:p>
          </table:table-cell>
          <table:table-cell table:formula="of:=[.Q87]/28" office:value-type="float" office:value="0.162597849489129" calcext:value-type="float">
            <text:p>0.162597849489129</text:p>
          </table:table-cell>
          <table:table-cell table:formula="of:=[.R87]/28" office:value-type="float" office:value="0.264862038615335" calcext:value-type="float">
            <text:p>0.264862038615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343" calcext:value-type="float">
            <text:p>19343</text:p>
          </table:table-cell>
          <table:table-cell office:value-type="float" office:value="39864" calcext:value-type="float">
            <text:p>39864</text:p>
          </table:table-cell>
          <table:table-cell table:style-name="ce49" office:value-type="float" office:value="54850" calcext:value-type="float">
            <text:p>54850</text:p>
          </table:table-cell>
          <table:table-cell table:style-name="ce44" office:value-type="float" office:value="21543" calcext:value-type="float">
            <text:p>21543</text:p>
          </table:table-cell>
          <table:table-cell office:value-type="float" office:value="33098" calcext:value-type="float">
            <text:p>33098</text:p>
          </table:table-cell>
          <table:table-cell table:style-name="ce49" office:value-type="float" office:value="69262" calcext:value-type="float">
            <text:p>69262</text:p>
          </table:table-cell>
          <table:table-cell table:style-name="ce44" office:value-type="float" office:value="16048" calcext:value-type="float">
            <text:p>16048</text:p>
          </table:table-cell>
          <table:table-cell office:value-type="float" office:value="56268" calcext:value-type="float">
            <text:p>56268</text:p>
          </table:table-cell>
          <table:table-cell office:value-type="float" office:value="39035" calcext:value-type="float">
            <text:p>39035</text:p>
          </table:table-cell>
          <table:table-cell table:formula="of:=([.D88]+[.G88]+[.J88])/3" office:value-type="float" office:value="18978" calcext:value-type="float">
            <text:p>18978</text:p>
          </table:table-cell>
          <table:table-cell table:formula="of:=([.E88]+[.H88]+[.K88])/3" office:value-type="float" office:value="43076.6666666667" calcext:value-type="float">
            <text:p>43077</text:p>
          </table:table-cell>
          <table:table-cell table:formula="of:=([.F88]+[.I88]+[.L88])/3" office:value-type="float" office:value="54382.3333333333" calcext:value-type="float">
            <text:p>54382</text:p>
          </table:table-cell>
          <table:table-cell table:formula="of:=[.C88]/[.M88]" office:value-type="float" office:value="11.01504900411" calcext:value-type="float">
            <text:p>11.01504900411</text:p>
          </table:table-cell>
          <table:table-cell table:formula="of:=[.C88]/[.N88]" office:value-type="float" office:value="4.85282674301633" calcext:value-type="float">
            <text:p>4.85282674301633</text:p>
          </table:table-cell>
          <table:table-cell table:formula="of:=[.C88]/[.O88]" office:value-type="float" office:value="3.84396158066039" calcext:value-type="float">
            <text:p>3.84396158066039</text:p>
          </table:table-cell>
          <table:table-cell table:formula="of:=[.M60]/[.M88]" office:value-type="float" office:value="11.1160290863105" calcext:value-type="float">
            <text:p>11.1160290863105</text:p>
          </table:table-cell>
          <table:table-cell table:formula="of:=[.N60]/[.N88]" office:value-type="float" office:value="4.93079780236787" calcext:value-type="float">
            <text:p>4.93079780236787</text:p>
          </table:table-cell>
          <table:table-cell table:formula="of:=[.O60]/[.O88]" office:value-type="float" office:value="4.03466199194591" calcext:value-type="float">
            <text:p>4.03466199194591</text:p>
          </table:table-cell>
          <table:table-cell table:formula="of:=[.P88]/29" office:value-type="float" office:value="0.379829276003794" calcext:value-type="float">
            <text:p>0.379829276003794</text:p>
          </table:table-cell>
          <table:table-cell table:formula="of:=[.Q88]/29" office:value-type="float" office:value="0.16733885320746" calcext:value-type="float">
            <text:p>0.16733885320746</text:p>
          </table:table-cell>
          <table:table-cell table:formula="of:=[.R88]/29" office:value-type="float" office:value="0.132550399333117" calcext:value-type="float">
            <text:p>0.132550399333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284" calcext:value-type="float">
            <text:p>16284</text:p>
          </table:table-cell>
          <table:table-cell office:value-type="float" office:value="67077" calcext:value-type="float">
            <text:p>67077</text:p>
          </table:table-cell>
          <table:table-cell table:style-name="ce49" office:value-type="float" office:value="57692" calcext:value-type="float">
            <text:p>57692</text:p>
          </table:table-cell>
          <table:table-cell table:style-name="ce44" office:value-type="float" office:value="26666" calcext:value-type="float">
            <text:p>26666</text:p>
          </table:table-cell>
          <table:table-cell office:value-type="float" office:value="46089" calcext:value-type="float">
            <text:p>46089</text:p>
          </table:table-cell>
          <table:table-cell table:style-name="ce49" office:value-type="float" office:value="83001" calcext:value-type="float">
            <text:p>83001</text:p>
          </table:table-cell>
          <table:table-cell table:style-name="ce44" office:value-type="float" office:value="15315" calcext:value-type="float">
            <text:p>15315</text:p>
          </table:table-cell>
          <table:table-cell office:value-type="float" office:value="53972" calcext:value-type="float">
            <text:p>53972</text:p>
          </table:table-cell>
          <table:table-cell office:value-type="float" office:value="73138" calcext:value-type="float">
            <text:p>73138</text:p>
          </table:table-cell>
          <table:table-cell table:formula="of:=([.D89]+[.G89]+[.J89])/3" office:value-type="float" office:value="19421.6666666667" calcext:value-type="float">
            <text:p>19422</text:p>
          </table:table-cell>
          <table:table-cell table:formula="of:=([.E89]+[.H89]+[.K89])/3" office:value-type="float" office:value="55712.6666666667" calcext:value-type="float">
            <text:p>55713</text:p>
          </table:table-cell>
          <table:table-cell table:formula="of:=([.F89]+[.I89]+[.L89])/3" office:value-type="float" office:value="71277" calcext:value-type="float">
            <text:p>71277</text:p>
          </table:table-cell>
          <table:table-cell table:formula="of:=[.C89]/[.M89]" office:value-type="float" office:value="10.7634222946881" calcext:value-type="float">
            <text:p>10.7634222946881</text:p>
          </table:table-cell>
          <table:table-cell table:formula="of:=[.C89]/[.N89]" office:value-type="float" office:value="3.75217365290957" calcext:value-type="float">
            <text:p>3.75217365290957</text:p>
          </table:table-cell>
          <table:table-cell table:formula="of:=[.C89]/[.O89]" office:value-type="float" office:value="2.93283387347952" calcext:value-type="float">
            <text:p>2.93283387347952</text:p>
          </table:table-cell>
          <table:table-cell table:formula="of:=[.M60]/[.M89]" office:value-type="float" office:value="10.8620955977002" calcext:value-type="float">
            <text:p>10.8620955977002</text:p>
          </table:table-cell>
          <table:table-cell table:formula="of:=[.N60]/[.N89]" office:value-type="float" office:value="3.81246036209599" calcext:value-type="float">
            <text:p>3.81246036209599</text:p>
          </table:table-cell>
          <table:table-cell table:formula="of:=[.O60]/[.O89]" office:value-type="float" office:value="3.07833288905725" calcext:value-type="float">
            <text:p>3.07833288905725</text:p>
          </table:table-cell>
          <table:table-cell table:formula="of:=[.P89]/30" office:value-type="float" office:value="0.358780743156269" calcext:value-type="float">
            <text:p>0.358780743156269</text:p>
          </table:table-cell>
          <table:table-cell table:formula="of:=[.Q89]/30" office:value-type="float" office:value="0.125072455096986" calcext:value-type="float">
            <text:p>0.125072455096986</text:p>
          </table:table-cell>
          <table:table-cell table:formula="of:=[.R89]/30" office:value-type="float" office:value="0.0977611291159841" calcext:value-type="float">
            <text:p>0.097761129115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403" calcext:value-type="float">
            <text:p>19403</text:p>
          </table:table-cell>
          <table:table-cell office:value-type="float" office:value="59682" calcext:value-type="float">
            <text:p>59682</text:p>
          </table:table-cell>
          <table:table-cell table:style-name="ce49" office:value-type="float" office:value="50997" calcext:value-type="float">
            <text:p>50997</text:p>
          </table:table-cell>
          <table:table-cell table:style-name="ce44" office:value-type="float" office:value="24649" calcext:value-type="float">
            <text:p>24649</text:p>
          </table:table-cell>
          <table:table-cell office:value-type="float" office:value="65441" calcext:value-type="float">
            <text:p>65441</text:p>
          </table:table-cell>
          <table:table-cell table:style-name="ce49" office:value-type="float" office:value="77632" calcext:value-type="float">
            <text:p>77632</text:p>
          </table:table-cell>
          <table:table-cell table:style-name="ce44" office:value-type="float" office:value="21863" calcext:value-type="float">
            <text:p>21863</text:p>
          </table:table-cell>
          <table:table-cell office:value-type="float" office:value="83560" calcext:value-type="float">
            <text:p>83560</text:p>
          </table:table-cell>
          <table:table-cell office:value-type="float" office:value="81357" calcext:value-type="float">
            <text:p>81357</text:p>
          </table:table-cell>
          <table:table-cell table:formula="of:=([.D90]+[.G90]+[.J90])/3" office:value-type="float" office:value="21971.6666666667" calcext:value-type="float">
            <text:p>21972</text:p>
          </table:table-cell>
          <table:table-cell table:formula="of:=([.E90]+[.H90]+[.K90])/3" office:value-type="float" office:value="69561" calcext:value-type="float">
            <text:p>69561</text:p>
          </table:table-cell>
          <table:table-cell table:formula="of:=([.F90]+[.I90]+[.L90])/3" office:value-type="float" office:value="69995.3333333333" calcext:value-type="float">
            <text:p>69995</text:p>
          </table:table-cell>
          <table:table-cell table:formula="of:=[.C90]/[.M90]" office:value-type="float" office:value="9.51423499962072" calcext:value-type="float">
            <text:p>9.51423499962072</text:p>
          </table:table-cell>
          <table:table-cell table:formula="of:=[.C90]/[.N90]" office:value-type="float" office:value="3.00518393927632" calcext:value-type="float">
            <text:p>3.00518393927632</text:p>
          </table:table-cell>
          <table:table-cell table:formula="of:=[.C90]/[.O90]" office:value-type="float" office:value="2.98653624527349" calcext:value-type="float">
            <text:p>2.98653624527349</text:p>
          </table:table-cell>
          <table:table-cell table:formula="of:=[.M60]/[.M90]" office:value-type="float" office:value="9.60145642114845" calcext:value-type="float">
            <text:p>9.60145642114845</text:p>
          </table:table-cell>
          <table:table-cell table:formula="of:=[.N60]/[.N90]" office:value-type="float" office:value="3.05346865820407" calcext:value-type="float">
            <text:p>3.05346865820407</text:p>
          </table:table-cell>
          <table:table-cell table:formula="of:=[.O60]/[.O90]" office:value-type="float" office:value="3.13469945615422" calcext:value-type="float">
            <text:p>3.13469945615422</text:p>
          </table:table-cell>
          <table:table-cell table:formula="of:=[.P90]/31" office:value-type="float" office:value="0.306910806439378" calcext:value-type="float">
            <text:p>0.306910806439378</text:p>
          </table:table-cell>
          <table:table-cell table:formula="of:=[.Q90]/31" office:value-type="float" office:value="0.0969414173960103" calcext:value-type="float">
            <text:p>0.09694141739601</text:p>
          </table:table-cell>
          <table:table-cell table:formula="of:=[.R90]/31" office:value-type="float" office:value="0.0963398788797902" calcext:value-type="float">
            <text:p>0.0963398788797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74" office:value-type="float" office:value="209043.6" calcext:value-type="float">
            <text:p>209043.6</text:p>
          </table:table-cell>
          <table:table-cell table:style-name="ce45" office:value-type="float" office:value="23173" calcext:value-type="float">
            <text:p>23173</text:p>
          </table:table-cell>
          <table:table-cell table:style-name="ce47" office:value-type="float" office:value="69766" calcext:value-type="float">
            <text:p>69766</text:p>
          </table:table-cell>
          <table:table-cell table:style-name="ce50" office:value-type="float" office:value="50823" calcext:value-type="float">
            <text:p>50823</text:p>
          </table:table-cell>
          <table:table-cell table:style-name="ce45" office:value-type="float" office:value="25307" calcext:value-type="float">
            <text:p>25307</text:p>
          </table:table-cell>
          <table:table-cell table:style-name="ce47" office:value-type="float" office:value="62770" calcext:value-type="float">
            <text:p>62770</text:p>
          </table:table-cell>
          <table:table-cell table:style-name="ce50" office:value-type="float" office:value="40932" calcext:value-type="float">
            <text:p>40932</text:p>
          </table:table-cell>
          <table:table-cell table:style-name="ce45" office:value-type="float" office:value="22339" calcext:value-type="float">
            <text:p>22339</text:p>
          </table:table-cell>
          <table:table-cell table:style-name="ce47" office:value-type="float" office:value="74390" calcext:value-type="float">
            <text:p>74390</text:p>
          </table:table-cell>
          <table:table-cell table:style-name="ce50" office:value-type="float" office:value="40708" calcext:value-type="float">
            <text:p>40708</text:p>
          </table:table-cell>
          <table:table-cell table:style-name="ce27" table:formula="of:=([.D91]+[.G91]+[.J91])/3" office:value-type="float" office:value="23606.3333333333" calcext:value-type="float">
            <text:p>23606</text:p>
          </table:table-cell>
          <table:table-cell table:style-name="ce30" table:formula="of:=([.E91]+[.H91]+[.K91])/3" office:value-type="float" office:value="68975.3333333333" calcext:value-type="float">
            <text:p>68975</text:p>
          </table:table-cell>
          <table:table-cell table:style-name="ce33" table:formula="of:=([.F91]+[.I91]+[.L91])/3" office:value-type="float" office:value="44154.3333333333" calcext:value-type="float">
            <text:p>44154</text:p>
          </table:table-cell>
          <table:table-cell table:style-name="ce36" table:formula="of:=[.C91]/[.M91]" office:value-type="float" office:value="8.8554032110027" calcext:value-type="float">
            <text:p>8.8554032110027</text:p>
          </table:table-cell>
          <table:table-cell table:style-name="ce39" table:formula="of:=[.C91]/[.N91]" office:value-type="float" office:value="3.03070083024849" calcext:value-type="float">
            <text:p>3.03070083024849</text:p>
          </table:table-cell>
          <table:table-cell table:style-name="ce42" table:formula="of:=[.C91]/[.O91]" office:value-type="float" office:value="4.73438469610382" calcext:value-type="float">
            <text:p>4.73438469610382</text:p>
          </table:table-cell>
          <table:table-cell table:style-name="ce36" table:formula="of:=[.M60]/[.M91]" office:value-type="float" office:value="8.93658481480959" calcext:value-type="float">
            <text:p>8.93658481480959</text:p>
          </table:table-cell>
          <table:table-cell table:style-name="ce39" table:formula="of:=[.N60]/[.N91]" office:value-type="float" office:value="3.07939553270251" calcext:value-type="float">
            <text:p>3.07939553270251</text:p>
          </table:table-cell>
          <table:table-cell table:style-name="ce42" table:formula="of:=[.O60]/[.O91]" office:value-type="float" office:value="4.9692593403441" calcext:value-type="float">
            <text:p>4.9692593403441</text:p>
          </table:table-cell>
          <table:table-cell table:style-name="ce45" table:formula="of:=[.P91]/32" office:value-type="float" office:value="0.276731350343834" calcext:value-type="float">
            <text:p>0.276731350343834</text:p>
          </table:table-cell>
          <table:table-cell table:style-name="ce47" table:formula="of:=[.Q91]/32" office:value-type="float" office:value="0.0947094009452655" calcext:value-type="float">
            <text:p>0.094709400945266</text:p>
          </table:table-cell>
          <table:table-cell table:style-name="ce50" table:formula="of:=[.R91]/32" office:value-type="float" office:value="0.147949521753244" calcext:value-type="float">
            <text:p>0.147949521753244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2 smaller sequential time</text:p>
          </table:table-cell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208733" calcext:value-type="float">
            <text:p>208733</text:p>
          </table:table-cell>
          <table:table-cell table:style-name="ce14" table:formula="of:=([.C98]+[.C99]+[.C100]+[.C101]+[.C102]+[.C103]+[.C104]+[.C105]+[.C106]+[.C107])/10" office:value-type="float" office:value="209043.6" calcext:value-type="float">
            <text:p>209043.6</text:p>
          </table:table-cell>
          <table:table-cell table:style-name="ce19" office:value-type="string" calcext:value-type="string">
            <text:p>1-1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210249" calcext:value-type="float">
            <text:p>210249</text:p>
          </table:table-cell>
          <table:table-cell table:style-name="ce14"/>
          <table:table-cell table:style-name="ce20" office:value-type="float" office:value="2048" calcext:value-type="float">
            <text:p>2048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208828" calcext:value-type="float">
            <text:p>208828</text:p>
          </table:table-cell>
          <table:table-cell table:style-name="ce14"/>
          <table:table-cell table:style-name="ce20"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210933" calcext:value-type="float">
            <text:p>210933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208293" calcext:value-type="float">
            <text:p>208293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206929" calcext:value-type="float">
            <text:p>206929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208329" calcext:value-type="float">
            <text:p>208329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207485" calcext:value-type="float">
            <text:p>207485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211092" calcext:value-type="float">
            <text:p>211092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209565" calcext:value-type="float">
            <text:p>209565</text:p>
          </table:table-cell>
          <table:table-cell table:style-name="ce15"/>
          <table:table-cell table:style-name="ce21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6:20:51.039329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8:57:29.477022014</meta:creation-date>
    <meta:generator>LibreOffice/6.4.7.2$Linux_X86_64 LibreOffice_project/40$Build-2</meta:generator>
    <dc:date>2022-08-22T19:54:16.884543110</dc:date>
    <meta:editing-duration>PT1H59M52S</meta:editing-duration>
    <meta:editing-cycles>20</meta:editing-cycles>
    <meta:document-statistic meta:table-count="1" meta:cell-count="1647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-dash="Long_20_Dash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58cm" svg:height="20.533cm" xlink:href=".." xlink:type="simple" chart:class="chart:line" chart:style-name="ch1">
        <chart:title svg:x="14.806cm" svg:y="0.604cm" chart:style-name="ch2">
          <text:p>Completion Time</text:p>
        </chart:title>
        <chart:legend chart:legend-position="end" svg:x="18.161cm" svg:y="2.509cm" style:legend-expansion="custom" chartooo:width="7.037cm" chartooo:height="2.691cm" style:legend-expansion-aspect-ratio="2.61501300631735" chart:style-name="ch3"/>
        <chart:plot-area chart:style-name="ch4" table:cell-range-address="Sheet1.C4:Sheet1.C36 Sheet1.M4:Sheet1.O36" chart:data-source-has-labels="row" svg:x="1.49cm" svg:y="1.734cm" svg:width="30.066cm" svg:height="17.404cm">
          <chartooo:coordinate-region svg:x="3.408cm" svg:y="1.933cm" svg:width="27.962cm" svg:height="16.558cm"/>
          <chart:axis chart:dimension="x" chart:name="primary-x" chart:style-name="ch5">
            <chart:title svg:x="15.897cm" svg:y="19.548cm" chart:style-name="ch6">
              <text:p>workers</text:p>
            </chart:title>
          </chart:axis>
          <chart:axis chart:dimension="y" chart:name="primary-y" chart:style-name="ch7">
            <chart:title svg:x="0.265cm" svg:y="11.499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5:Sheet1.C36" chart:label-cell-address="Sheet1.C4:Sheet1.C4" chart:class="chart:line">
            <chart:data-point chart:repeated="32"/>
          </chart:series>
          <chart:series chart:style-name="ch11" chart:values-cell-range-address="Sheet1.M5:Sheet1.M36" chart:label-cell-address="Sheet1.M4:Sheet1.M4" chart:class="chart:line">
            <chart:data-point chart:repeated="32"/>
          </chart:series>
          <chart:series chart:style-name="ch12" chart:values-cell-range-address="Sheet1.N5:Sheet1.N36" chart:label-cell-address="Sheet1.N4:Sheet1.N4" chart:class="chart:line">
            <chart:data-point chart:repeated="32"/>
          </chart:series>
          <chart:series chart:style-name="ch13" chart:values-cell-range-address="Sheet1.O5:Sheet1.O36" chart:label-cell-address="Sheet1.O4:Sheet1.O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4:Sheet1.C4</svg:desc>
                </draw:g>
              </table:table-cell>
              <table:table-cell office:value-type="string">
                <text:p>par_jacobi.cpp (Barriers)</text:p>
                <draw:g>
                  <svg:desc>Sheet1.M4:Sheet1.M4</svg:desc>
                </draw:g>
              </table:table-cell>
              <table:table-cell office:value-type="string">
                <text:p>par_jacobi2.cpp (Thread poll)</text:p>
                <draw:g>
                  <svg:desc>Sheet1.N4:Sheet1.N4</svg:desc>
                </draw:g>
              </table:table-cell>
              <table:table-cell office:value-type="string">
                <text:p>par_jacobi_ff.cpp (FastFlow)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571868.4">
                <text:p>110571868.4</text:p>
                <draw:g>
                  <svg:desc>Sheet1.C5:Sheet1.C36</svg:desc>
                </draw:g>
              </table:table-cell>
              <table:table-cell office:value-type="float" office:value="109275104.333333">
                <text:p>109275104.333333</text:p>
                <draw:g>
                  <svg:desc>Sheet1.M5:Sheet1.M36</svg:desc>
                </draw:g>
              </table:table-cell>
              <table:table-cell office:value-type="float" office:value="110622899.666667">
                <text:p>110622899.666667</text:p>
                <draw:g>
                  <svg:desc>Sheet1.N5:Sheet1.N36</svg:desc>
                </draw:g>
              </table:table-cell>
              <table:table-cell office:value-type="float" office:value="109773593">
                <text:p>109773593</text:p>
                <draw:g>
                  <svg:desc>Sheet1.O5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55784403.3333333">
                <text:p>55784403.3333333</text:p>
              </table:table-cell>
              <table:table-cell office:value-type="float" office:value="79932731">
                <text:p>79932731</text:p>
              </table:table-cell>
              <table:table-cell office:value-type="float" office:value="57435009">
                <text:p>57435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37551037.3333333">
                <text:p>37551037.3333333</text:p>
              </table:table-cell>
              <table:table-cell office:value-type="float" office:value="40318278.3333333">
                <text:p>40318278.3333333</text:p>
              </table:table-cell>
              <table:table-cell office:value-type="float" office:value="38049523.6666667">
                <text:p>38049523.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28998136.6666667">
                <text:p>28998136.6666667</text:p>
              </table:table-cell>
              <table:table-cell office:value-type="float" office:value="30473450">
                <text:p>30473450</text:p>
              </table:table-cell>
              <table:table-cell office:value-type="float" office:value="32540233">
                <text:p>32540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22884413.6666667">
                <text:p>22884413.6666667</text:p>
              </table:table-cell>
              <table:table-cell office:value-type="float" office:value="24214542.6666667">
                <text:p>24214542.6666667</text:p>
              </table:table-cell>
              <table:table-cell office:value-type="float" office:value="24126594">
                <text:p>24126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8865223">
                <text:p>18865223</text:p>
              </table:table-cell>
              <table:table-cell office:value-type="float" office:value="20901678.6666667">
                <text:p>20901678.6666667</text:p>
              </table:table-cell>
              <table:table-cell office:value-type="float" office:value="18678103">
                <text:p>18678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7291160.6666667">
                <text:p>17291160.6666667</text:p>
              </table:table-cell>
              <table:table-cell office:value-type="float" office:value="17236217">
                <text:p>17236217</text:p>
              </table:table-cell>
              <table:table-cell office:value-type="float" office:value="16145833.6666667">
                <text:p>16145833.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4850414">
                <text:p>14850414</text:p>
              </table:table-cell>
              <table:table-cell office:value-type="float" office:value="15545536.6666667">
                <text:p>15545536.6666667</text:p>
              </table:table-cell>
              <table:table-cell office:value-type="float" office:value="14571361">
                <text:p>14571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3150087">
                <text:p>13150087</text:p>
              </table:table-cell>
              <table:table-cell office:value-type="float" office:value="13531510.3333333">
                <text:p>13531510.3333333</text:p>
              </table:table-cell>
              <table:table-cell office:value-type="float" office:value="12694074">
                <text:p>1269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1770901">
                <text:p>11770901</text:p>
              </table:table-cell>
              <table:table-cell office:value-type="float" office:value="12632831.3333333">
                <text:p>12632831.3333333</text:p>
              </table:table-cell>
              <table:table-cell office:value-type="float" office:value="12583729">
                <text:p>12583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0881949.3333333">
                <text:p>10881949.3333333</text:p>
              </table:table-cell>
              <table:table-cell office:value-type="float" office:value="11845924.3333333">
                <text:p>11845924.3333333</text:p>
              </table:table-cell>
              <table:table-cell office:value-type="float" office:value="10519319.3333333">
                <text:p>10519319.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0035194">
                <text:p>10035194</text:p>
              </table:table-cell>
              <table:table-cell office:value-type="float" office:value="11104100.3333333">
                <text:p>11104100.3333333</text:p>
              </table:table-cell>
              <table:table-cell office:value-type="float" office:value="9721993.33333333">
                <text:p>9721993.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9336216.33333333">
                <text:p>9336216.33333333</text:p>
              </table:table-cell>
              <table:table-cell office:value-type="float" office:value="10088715">
                <text:p>10088715</text:p>
              </table:table-cell>
              <table:table-cell office:value-type="float" office:value="8805772">
                <text:p>8805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8622425.66666667">
                <text:p>8622425.66666667</text:p>
              </table:table-cell>
              <table:table-cell office:value-type="float" office:value="9948064">
                <text:p>9948064</text:p>
              </table:table-cell>
              <table:table-cell office:value-type="float" office:value="8249212.33333333">
                <text:p>8249212.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8262714.33333333">
                <text:p>8262714.33333333</text:p>
              </table:table-cell>
              <table:table-cell office:value-type="float" office:value="9497169.66666667">
                <text:p>9497169.66666667</text:p>
              </table:table-cell>
              <table:table-cell office:value-type="float" office:value="7655681.33333333">
                <text:p>7655681.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645374.33333333">
                <text:p>7645374.33333333</text:p>
              </table:table-cell>
              <table:table-cell office:value-type="float" office:value="8697577.33333333">
                <text:p>8697577.33333333</text:p>
              </table:table-cell>
              <table:table-cell office:value-type="float" office:value="7326634">
                <text:p>7326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452788">
                <text:p>7452788</text:p>
              </table:table-cell>
              <table:table-cell office:value-type="float" office:value="7738596.66666667">
                <text:p>7738596.66666667</text:p>
              </table:table-cell>
              <table:table-cell office:value-type="float" office:value="6749419.66666667">
                <text:p>6749419.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996317.66666667">
                <text:p>6996317.66666667</text:p>
              </table:table-cell>
              <table:table-cell office:value-type="float" office:value="7650034.66666667">
                <text:p>7650034.66666667</text:p>
              </table:table-cell>
              <table:table-cell office:value-type="float" office:value="6459761.33333333">
                <text:p>6459761.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747661.66666667">
                <text:p>6747661.66666667</text:p>
              </table:table-cell>
              <table:table-cell office:value-type="float" office:value="7577642.33333333">
                <text:p>7577642.33333333</text:p>
              </table:table-cell>
              <table:table-cell office:value-type="float" office:value="6302580">
                <text:p>6302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718435.66666667">
                <text:p>6718435.66666667</text:p>
              </table:table-cell>
              <table:table-cell office:value-type="float" office:value="6719892.66666667">
                <text:p>6719892.66666667</text:p>
              </table:table-cell>
              <table:table-cell office:value-type="float" office:value="5994381.33333333">
                <text:p>5994381.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529270">
                <text:p>6529270</text:p>
              </table:table-cell>
              <table:table-cell office:value-type="float" office:value="7596738.66666667">
                <text:p>7596738.66666667</text:p>
              </table:table-cell>
              <table:table-cell office:value-type="float" office:value="6057384">
                <text:p>6057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459796.66666667">
                <text:p>6459796.66666667</text:p>
              </table:table-cell>
              <table:table-cell office:value-type="float" office:value="6866578.33333333">
                <text:p>6866578.33333333</text:p>
              </table:table-cell>
              <table:table-cell office:value-type="float" office:value="5858083.66666667">
                <text:p>5858083.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58749.66666667">
                <text:p>6158749.66666667</text:p>
              </table:table-cell>
              <table:table-cell office:value-type="float" office:value="6720055.33333333">
                <text:p>6720055.33333333</text:p>
              </table:table-cell>
              <table:table-cell office:value-type="float" office:value="5504771.66666667">
                <text:p>5504771.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303319.66666667">
                <text:p>6303319.66666667</text:p>
              </table:table-cell>
              <table:table-cell office:value-type="float" office:value="6377752">
                <text:p>6377752</text:p>
              </table:table-cell>
              <table:table-cell office:value-type="float" office:value="5553910.33333333">
                <text:p>5553910.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24925">
                <text:p>6124925</text:p>
              </table:table-cell>
              <table:table-cell office:value-type="float" office:value="6418415.66666667">
                <text:p>6418415.66666667</text:p>
              </table:table-cell>
              <table:table-cell office:value-type="float" office:value="5938935.33333333">
                <text:p>5938935.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80669.33333333">
                <text:p>6180669.33333333</text:p>
              </table:table-cell>
              <table:table-cell office:value-type="float" office:value="6821255.33333333">
                <text:p>6821255.33333333</text:p>
              </table:table-cell>
              <table:table-cell office:value-type="float" office:value="6142978.66666667">
                <text:p>6142978.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086065.66666667">
                <text:p>6086065.66666667</text:p>
              </table:table-cell>
              <table:table-cell office:value-type="float" office:value="6329489">
                <text:p>6329489</text:p>
              </table:table-cell>
              <table:table-cell office:value-type="float" office:value="5811403">
                <text:p>5811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242819">
                <text:p>6242819</text:p>
              </table:table-cell>
              <table:table-cell office:value-type="float" office:value="6194969.33333333">
                <text:p>6194969.33333333</text:p>
              </table:table-cell>
              <table:table-cell office:value-type="float" office:value="5222899">
                <text:p>5222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60869">
                <text:p>6160869</text:p>
              </table:table-cell>
              <table:table-cell office:value-type="float" office:value="6376668.66666667">
                <text:p>6376668.66666667</text:p>
              </table:table-cell>
              <table:table-cell office:value-type="float" office:value="5330863">
                <text:p>5330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237280.33333333">
                <text:p>6237280.33333333</text:p>
              </table:table-cell>
              <table:table-cell office:value-type="float" office:value="6273735">
                <text:p>6273735</text:p>
              </table:table-cell>
              <table:table-cell office:value-type="float" office:value="6420308.66666667">
                <text:p>6420308.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518254.33333333">
                <text:p>6518254.33333333</text:p>
              </table:table-cell>
              <table:table-cell office:value-type="float" office:value="6302214.66666667">
                <text:p>6302214.66666667</text:p>
              </table:table-cell>
              <table:table-cell office:value-type="float" office:value="7651660.66666667">
                <text:p>7651660.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663150.66666667">
                <text:p>7663150.66666667</text:p>
              </table:table-cell>
              <table:table-cell office:value-type="float" office:value="6431723.66666667">
                <text:p>6431723.66666667</text:p>
              </table:table-cell>
              <table:table-cell office:value-type="float" office:value="7576068">
                <text:p>7576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03cm" svg:height="20.693cm" xlink:href=".." xlink:type="simple" chart:class="chart:line" chart:style-name="ch1">
        <chart:title svg:x="14.7cm" svg:y="0.633cm" chart:style-name="ch2">
          <text:p>Speed up</text:p>
        </chart:title>
        <chart:legend chart:legend-position="end" svg:x="2.011cm" svg:y="3.136cm" style:legend-expansion="custom" chartooo:width="8.548cm" chartooo:height="3.116cm" style:legend-expansion-aspect-ratio="2.74326059050064" chart:style-name="ch3"/>
        <chart:plot-area chart:style-name="ch4" table:cell-range-address="Sheet1.P4:Sheet1.R36" chart:data-source-has-labels="row" svg:x="0.465cm" svg:y="1.74cm" svg:width="30.802cm" svg:height="17.557cm">
          <chartooo:coordinate-region svg:x="1.086cm" svg:y="1.939cm" svg:width="29.994cm" svg:height="16.711cm"/>
          <chart:axis chart:dimension="x" chart:name="primary-x" chart:style-name="ch5">
            <chart:title svg:x="15.24cm" svg:y="19.7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5:Sheet1.P36" chart:label-cell-address="Sheet1.P4:Sheet1.P4" chart:class="chart:line">
            <chart:data-point chart:repeated="32"/>
          </chart:series>
          <chart:series chart:style-name="ch9" chart:values-cell-range-address="Sheet1.Q5:Sheet1.Q36" chart:label-cell-address="Sheet1.Q4:Sheet1.Q4" chart:class="chart:line">
            <chart:data-point chart:repeated="32"/>
          </chart:series>
          <chart:series chart:style-name="ch10" chart:values-cell-range-address="Sheet1.R5:Sheet1.R36" chart:label-cell-address="Sheet1.R4:Sheet1.R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4:Sheet1.P4</svg:desc>
                </draw:g>
              </table:table-cell>
              <table:table-cell office:value-type="string">
                <text:p>par_jacobi2.cpp (Thread poll)</text:p>
                <draw:g>
                  <svg:desc>Sheet1.Q4:Sheet1.Q4</svg:desc>
                </draw:g>
              </table:table-cell>
              <table:table-cell office:value-type="string">
                <text:p>par_jacobi_ff.cpp (FastFlow)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86696708805">
                <text:p>1.01186696708805</text:p>
                <draw:g>
                  <svg:desc>Sheet1.P5:Sheet1.P36</svg:desc>
                </draw:g>
              </table:table-cell>
              <table:table-cell office:value-type="float" office:value="0.999538691655883">
                <text:p>0.999538691655883</text:p>
                <draw:g>
                  <svg:desc>Sheet1.Q5:Sheet1.Q36</svg:desc>
                </draw:g>
              </table:table-cell>
              <table:table-cell office:value-type="float" office:value="1.0072720166862">
                <text:p>1.0072720166862</text:p>
                <draw:g>
                  <svg:desc>Sheet1.R5:Sheet1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212872761747">
                <text:p>1.98212872761747</text:p>
              </table:table-cell>
              <table:table-cell office:value-type="float" office:value="1.38331152979122">
                <text:p>1.38331152979122</text:p>
              </table:table-cell>
              <table:table-cell office:value-type="float" office:value="1.92516498778646">
                <text:p>1.92516498778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4457560302462">
                <text:p>2.94457560302462</text:p>
              </table:table-cell>
              <table:table-cell office:value-type="float" office:value="2.74247495108401">
                <text:p>2.74247495108401</text:p>
              </table:table-cell>
              <table:table-cell office:value-type="float" office:value="2.90599875490338">
                <text:p>2.90599875490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1306804885509">
                <text:p>3.81306804885509</text:p>
              </table:table-cell>
              <table:table-cell office:value-type="float" office:value="3.62846571031504">
                <text:p>3.62846571031504</text:p>
              </table:table-cell>
              <table:table-cell office:value-type="float" office:value="3.39800481453221">
                <text:p>3.39800481453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175448628856">
                <text:p>4.83175448628856</text:p>
              </table:table-cell>
              <table:table-cell office:value-type="float" office:value="4.56634138922687">
                <text:p>4.56634138922687</text:p>
              </table:table-cell>
              <table:table-cell office:value-type="float" office:value="4.58298707227386">
                <text:p>4.58298707227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6114823026476">
                <text:p>5.86114823026476</text:p>
              </table:table-cell>
              <table:table-cell office:value-type="float" office:value="5.29009512409817">
                <text:p>5.29009512409817</text:p>
              </table:table-cell>
              <table:table-cell office:value-type="float" office:value="5.91986608061857">
                <text:p>5.91986608061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470481661516">
                <text:p>6.39470481661516</text:p>
              </table:table-cell>
              <table:table-cell office:value-type="float" office:value="6.41508913469818">
                <text:p>6.41508913469818</text:p>
              </table:table-cell>
              <table:table-cell office:value-type="float" office:value="6.84832203048626">
                <text:p>6.84832203048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4570948661768">
                <text:p>7.44570948661768</text:p>
              </table:table-cell>
              <table:table-cell office:value-type="float" office:value="7.11277267365703">
                <text:p>7.11277267365703</text:p>
              </table:table-cell>
              <table:table-cell office:value-type="float" office:value="7.58830066731584">
                <text:p>7.58830066731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0845147260242">
                <text:p>8.40845147260242</text:p>
              </table:table-cell>
              <table:table-cell office:value-type="float" office:value="8.1714358320829">
                <text:p>8.1714358320829</text:p>
              </table:table-cell>
              <table:table-cell office:value-type="float" office:value="8.71051077849397">
                <text:p>8.71051077849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9366225236284">
                <text:p>9.39366225236284</text:p>
              </table:table-cell>
              <table:table-cell office:value-type="float" office:value="8.75273843863031">
                <text:p>8.75273843863031</text:p>
              </table:table-cell>
              <table:table-cell office:value-type="float" office:value="8.78689205719545">
                <text:p>8.78689205719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610350326939">
                <text:p>10.1610350326939</text:p>
              </table:table-cell>
              <table:table-cell office:value-type="float" office:value="9.33416973539676">
                <text:p>9.33416973539676</text:p>
              </table:table-cell>
              <table:table-cell office:value-type="float" office:value="10.5113139829896">
                <text:p>10.5113139829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184086525881">
                <text:p>11.0184086525881</text:p>
              </table:table-cell>
              <table:table-cell office:value-type="float" office:value="9.95775119827358">
                <text:p>9.95775119827358</text:p>
              </table:table-cell>
              <table:table-cell office:value-type="float" office:value="11.3733742257246">
                <text:p>11.3733742257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433275807055">
                <text:p>11.8433275807055</text:p>
              </table:table-cell>
              <table:table-cell office:value-type="float" office:value="10.9599555939483">
                <text:p>10.9599555939483</text:p>
              </table:table-cell>
              <table:table-cell office:value-type="float" office:value="12.5567489596596">
                <text:p>12.5567489596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237543209515">
                <text:p>12.8237543209515</text:p>
              </table:table-cell>
              <table:table-cell office:value-type="float" office:value="11.1149132534732">
                <text:p>11.1149132534732</text:p>
              </table:table-cell>
              <table:table-cell office:value-type="float" office:value="13.4039304520266">
                <text:p>13.4039304520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820272539173">
                <text:p>13.3820272539173</text:p>
              </table:table-cell>
              <table:table-cell office:value-type="float" office:value="11.6426127236715">
                <text:p>11.6426127236715</text:p>
              </table:table-cell>
              <table:table-cell office:value-type="float" office:value="14.4431127140262">
                <text:p>14.4431127140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625839859683">
                <text:p>14.4625839859683</text:p>
              </table:table-cell>
              <table:table-cell office:value-type="float" office:value="12.7129503035558">
                <text:p>12.7129503035558</text:p>
              </table:table-cell>
              <table:table-cell office:value-type="float" office:value="15.0917690715818">
                <text:p>15.0917690715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363093650323">
                <text:p>14.8363093650323</text:p>
              </table:table-cell>
              <table:table-cell office:value-type="float" office:value="14.2883617227758">
                <text:p>14.2883617227758</text:p>
              </table:table-cell>
              <table:table-cell office:value-type="float" office:value="16.3824260248745">
                <text:p>16.3824260248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042950117617">
                <text:p>15.8042950117617</text:p>
              </table:table-cell>
              <table:table-cell office:value-type="float" office:value="14.4537735079545">
                <text:p>14.4537735079545</text:p>
              </table:table-cell>
              <table:table-cell office:value-type="float" office:value="17.1170206907541">
                <text:p>17.1170206907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866942153047">
                <text:p>16.3866942153047</text:p>
              </table:table-cell>
              <table:table-cell office:value-type="float" office:value="14.5918563500424">
                <text:p>14.5918563500424</text:p>
              </table:table-cell>
              <table:table-cell office:value-type="float" office:value="17.5439055751772">
                <text:p>17.5439055751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4579782982219">
                <text:p>16.4579782982219</text:p>
              </table:table-cell>
              <table:table-cell office:value-type="float" office:value="16.4544098968247">
                <text:p>16.4544098968247</text:p>
              </table:table-cell>
              <table:table-cell office:value-type="float" office:value="18.4459183110584">
                <text:p>18.4459183110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347979789471">
                <text:p>16.9347979789471</text:p>
              </table:table-cell>
              <table:table-cell office:value-type="float" office:value="14.5551760106179">
                <text:p>14.5551760106179</text:p>
              </table:table-cell>
              <table:table-cell office:value-type="float" office:value="18.2540628759874">
                <text:p>18.2540628759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1169270652998">
                <text:p>17.1169270652998</text:p>
              </table:table-cell>
              <table:table-cell office:value-type="float" office:value="16.1029064305924">
                <text:p>16.1029064305924</text:p>
              </table:table-cell>
              <table:table-cell office:value-type="float" office:value="18.8750920423294">
                <text:p>18.8750920423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536227943237">
                <text:p>17.9536227943237</text:p>
              </table:table-cell>
              <table:table-cell office:value-type="float" office:value="16.4540115989124">
                <text:p>16.4540115989124</text:p>
              </table:table-cell>
              <table:table-cell office:value-type="float" office:value="20.0865494693543">
                <text:p>20.0865494693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5418468755009">
                <text:p>17.5418468755009</text:p>
              </table:table-cell>
              <table:table-cell office:value-type="float" office:value="17.3371226099729">
                <text:p>17.3371226099729</text:p>
              </table:table-cell>
              <table:table-cell office:value-type="float" office:value="19.9088321135421">
                <text:p>19.9088321135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0527709971959">
                <text:p>18.0527709971959</text:p>
              </table:table-cell>
              <table:table-cell office:value-type="float" office:value="17.2272838255464">
                <text:p>17.2272838255464</text:p>
              </table:table-cell>
              <table:table-cell office:value-type="float" office:value="18.6181297141586">
                <text:p>18.6181297141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8899504951136">
                <text:p>17.8899504951136</text:p>
              </table:table-cell>
              <table:table-cell office:value-type="float" office:value="16.2099002304854">
                <text:p>16.2099002304854</text:p>
              </table:table-cell>
              <table:table-cell office:value-type="float" office:value="17.9997155126047">
                <text:p>17.9997155126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1680373587819">
                <text:p>18.1680373587819</text:p>
              </table:table-cell>
              <table:table-cell office:value-type="float" office:value="17.4693199403617">
                <text:p>17.4693199403617</text:p>
              </table:table-cell>
              <table:table-cell office:value-type="float" office:value="19.0267080772061">
                <text:p>19.02670807720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7118491501996">
                <text:p>17.7118491501996</text:p>
              </table:table-cell>
              <table:table-cell office:value-type="float" office:value="17.8486546826059">
                <text:p>17.8486546826059</text:p>
              </table:table-cell>
              <table:table-cell office:value-type="float" office:value="21.1705928833776">
                <text:p>21.1705928833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9474467644094">
                <text:p>17.9474467644094</text:p>
              </table:table-cell>
              <table:table-cell office:value-type="float" office:value="17.3400680167063">
                <text:p>17.3400680167063</text:p>
              </table:table-cell>
              <table:table-cell office:value-type="float" office:value="20.7418326826257">
                <text:p>20.7418326826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275771635725">
                <text:p>17.7275771635725</text:p>
              </table:table-cell>
              <table:table-cell office:value-type="float" office:value="17.6245678849999">
                <text:p>17.6245678849999</text:p>
              </table:table-cell>
              <table:table-cell office:value-type="float" office:value="17.2222044360692">
                <text:p>17.2222044360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96341731168">
                <text:p>16.96341731168</text:p>
              </table:table-cell>
              <table:table-cell office:value-type="float" office:value="17.5449225785391">
                <text:p>17.5449225785391</text:p>
              </table:table-cell>
              <table:table-cell office:value-type="float" office:value="14.450702039322">
                <text:p>14.450702039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290348982655">
                <text:p>14.4290348982655</text:p>
              </table:table-cell>
              <table:table-cell office:value-type="float" office:value="17.1916385296611">
                <text:p>17.1916385296611</text:p>
              </table:table-cell>
              <table:table-cell office:value-type="float" office:value="14.5948885886452">
                <text:p>14.5948885886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1cm" svg:height="20.773cm" xlink:href=".." xlink:type="simple" chart:class="chart:line" chart:style-name="ch1">
        <chart:title svg:x="14.884cm" svg:y="0.582cm" chart:style-name="ch2">
          <text:p>Scalability</text:p>
        </chart:title>
        <chart:legend chart:legend-position="end" svg:x="2.216cm" svg:y="2.426cm" style:legend-expansion="custom" chartooo:width="7.576cm" chartooo:height="2.721cm" style:legend-expansion-aspect-ratio="2.78427048879089" chart:style-name="ch3"/>
        <chart:plot-area chart:style-name="ch4" table:cell-range-address="Sheet1.S4:Sheet1.U36" chart:data-source-has-labels="row" svg:x="0.46cm" svg:y="1.743cm" svg:width="30.713cm" svg:height="17.632cm">
          <chartooo:coordinate-region svg:x="1.081cm" svg:y="1.943cm" svg:width="29.905cm" svg:height="16.785cm"/>
          <chart:axis chart:dimension="x" chart:name="primary-x" chart:style-name="ch5">
            <chart:title svg:x="15.19cm" svg:y="19.79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5:Sheet1.S36" chart:label-cell-address="Sheet1.S4:Sheet1.S4" chart:class="chart:line">
            <chart:data-point chart:repeated="32"/>
          </chart:series>
          <chart:series chart:style-name="ch9" chart:values-cell-range-address="Sheet1.T5:Sheet1.T36" chart:label-cell-address="Sheet1.T4:Sheet1.T4" chart:class="chart:line">
            <chart:data-point chart:repeated="32"/>
          </chart:series>
          <chart:series chart:style-name="ch10" chart:values-cell-range-address="Sheet1.U5:Sheet1.U36" chart:label-cell-address="Sheet1.U4:Sheet1.U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4:Sheet1.S4</svg:desc>
                </draw:g>
              </table:table-cell>
              <table:table-cell office:value-type="string">
                <text:p>par_jacobi2.cpp (Thread poll)</text:p>
                <draw:g>
                  <svg:desc>Sheet1.T4:Sheet1.T4</svg:desc>
                </draw:g>
              </table:table-cell>
              <table:table-cell office:value-type="string">
                <text:p>par_jacobi_ff.cpp (FastFlow)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5:Sheet1.S36</svg:desc>
                </draw:g>
              </table:table-cell>
              <table:table-cell office:value-type="float" office:value="1">
                <text:p>1</text:p>
                <draw:g>
                  <svg:desc>Sheet1.T5:Sheet1.T36</svg:desc>
                </draw:g>
              </table:table-cell>
              <table:table-cell office:value-type="float" office:value="1">
                <text:p>1</text:p>
                <draw:g>
                  <svg:desc>Sheet1.U5:Sheet1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888273072264">
                <text:p>1.95888273072264</text:p>
              </table:table-cell>
              <table:table-cell office:value-type="float" office:value="1.38394995745443">
                <text:p>1.38394995745443</text:p>
              </table:table-cell>
              <table:table-cell office:value-type="float" office:value="1.9112662278855">
                <text:p>1.9112662278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1004222768387">
                <text:p>2.91004222768387</text:p>
              </table:table-cell>
              <table:table-cell office:value-type="float" office:value="2.74374066154528">
                <text:p>2.74374066154528</text:p>
              </table:table-cell>
              <table:table-cell office:value-type="float" office:value="2.88501884968845">
                <text:p>2.88501884968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6834917323998">
                <text:p>3.76834917323998</text:p>
              </table:table-cell>
              <table:table-cell office:value-type="float" office:value="3.63014032433698">
                <text:p>3.63014032433698</text:p>
              </table:table-cell>
              <table:table-cell office:value-type="float" office:value="3.37347286357784">
                <text:p>3.37347286357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7508866624374">
                <text:p>4.77508866624374</text:p>
              </table:table-cell>
              <table:table-cell office:value-type="float" office:value="4.56844885280234">
                <text:p>4.56844885280234</text:p>
              </table:table-cell>
              <table:table-cell office:value-type="float" office:value="4.54990012266133">
                <text:p>4.54990012266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9240989270751">
                <text:p>5.79240989270751</text:p>
              </table:table-cell>
              <table:table-cell office:value-type="float" office:value="5.2925366154004">
                <text:p>5.2925366154004</text:p>
              </table:table-cell>
              <table:table-cell office:value-type="float" office:value="5.87712751128956">
                <text:p>5.87712751128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1970903746157">
                <text:p>6.31970903746157</text:p>
              </table:table-cell>
              <table:table-cell office:value-type="float" office:value="6.41804983463986">
                <text:p>6.41804983463986</text:p>
              </table:table-cell>
              <table:table-cell office:value-type="float" office:value="6.79888045834569">
                <text:p>6.79888045834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5838774146858">
                <text:p>7.35838774146858</text:p>
              </table:table-cell>
              <table:table-cell office:value-type="float" office:value="7.11605536937612">
                <text:p>7.11605536937612</text:p>
              </table:table-cell>
              <table:table-cell office:value-type="float" office:value="7.53351680738676">
                <text:p>7.53351680738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0983888801141">
                <text:p>8.30983888801141</text:p>
              </table:table-cell>
              <table:table-cell office:value-type="float" office:value="8.17520712334378">
                <text:p>8.17520712334378</text:p>
              </table:table-cell>
              <table:table-cell office:value-type="float" office:value="8.6476251044385">
                <text:p>8.6476251044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834953189508">
                <text:p>9.2834953189508</text:p>
              </table:table-cell>
              <table:table-cell office:value-type="float" office:value="8.75677801339547">
                <text:p>8.75677801339547</text:p>
              </table:table-cell>
              <table:table-cell office:value-type="float" office:value="8.72345494725768">
                <text:p>8.72345494725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418685095881">
                <text:p>10.0418685095881</text:p>
              </table:table-cell>
              <table:table-cell office:value-type="float" office:value="9.33847765305946">
                <text:p>9.33847765305946</text:p>
              </table:table-cell>
              <table:table-cell office:value-type="float" office:value="10.4354273809478">
                <text:p>10.4354273809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891870285052">
                <text:p>10.8891870285052</text:p>
              </table:table-cell>
              <table:table-cell office:value-type="float" office:value="9.96234691203108">
                <text:p>9.96234691203108</text:p>
              </table:table-cell>
              <table:table-cell office:value-type="float" office:value="11.2912639657574">
                <text:p>11.2912639657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044314775768">
                <text:p>11.7044314775768</text:p>
              </table:table-cell>
              <table:table-cell office:value-type="float" office:value="10.965013846329">
                <text:p>10.965013846329</text:p>
              </table:table-cell>
              <table:table-cell office:value-type="float" office:value="12.4660953065785">
                <text:p>12.4660953065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6733599752305">
                <text:p>12.6733599752305</text:p>
              </table:table-cell>
              <table:table-cell office:value-type="float" office:value="11.1200430221063">
                <text:p>11.1200430221063</text:p>
              </table:table-cell>
              <table:table-cell office:value-type="float" office:value="13.3071605584">
                <text:p>13.3071605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250855983847">
                <text:p>13.2250855983847</text:p>
              </table:table-cell>
              <table:table-cell office:value-type="float" office:value="11.6479860368224">
                <text:p>11.6479860368224</text:p>
              </table:table-cell>
              <table:table-cell office:value-type="float" office:value="14.3388404271791">
                <text:p>14.3388404271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929697839517">
                <text:p>14.2929697839517</text:p>
              </table:table-cell>
              <table:table-cell office:value-type="float" office:value="12.7188176002421">
                <text:p>12.7188176002421</text:p>
              </table:table-cell>
              <table:table-cell office:value-type="float" office:value="14.9828137996248">
                <text:p>14.9828137996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623121888525">
                <text:p>14.6623121888525</text:p>
              </table:table-cell>
              <table:table-cell office:value-type="float" office:value="14.2949561053059">
                <text:p>14.2949561053059</text:p>
              </table:table-cell>
              <table:table-cell office:value-type="float" office:value="16.2641528340782">
                <text:p>16.2641528340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6189454995683">
                <text:p>15.6189454995683</text:p>
              </table:table-cell>
              <table:table-cell office:value-type="float" office:value="14.4604442315381">
                <text:p>14.4604442315381</text:p>
              </table:table-cell>
              <table:table-cell office:value-type="float" office:value="16.993444081835">
                <text:p>16.993444081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1945144453745">
                <text:p>16.1945144453745</text:p>
              </table:table-cell>
              <table:table-cell office:value-type="float" office:value="14.5985908017916">
                <text:p>14.5985908017916</text:p>
              </table:table-cell>
              <table:table-cell office:value-type="float" office:value="17.4172470639008">
                <text:p>17.4172470639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649625232699">
                <text:p>16.2649625232699</text:p>
              </table:table-cell>
              <table:table-cell office:value-type="float" office:value="16.4620039566108">
                <text:p>16.4620039566108</text:p>
              </table:table-cell>
              <table:table-cell office:value-type="float" office:value="18.3127477041834">
                <text:p>18.3127477041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361901611257">
                <text:p>16.7361901611257</text:p>
              </table:table-cell>
              <table:table-cell office:value-type="float" office:value="14.5618935336111">
                <text:p>14.5618935336111</text:p>
              </table:table-cell>
              <table:table-cell office:value-type="float" office:value="18.1222773725423">
                <text:p>18.1222773725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9161832751186">
                <text:p>16.9161832751186</text:p>
              </table:table-cell>
              <table:table-cell office:value-type="float" office:value="16.1103382640602">
                <text:p>16.1103382640602</text:p>
              </table:table-cell>
              <table:table-cell office:value-type="float" office:value="18.7388230087302">
                <text:p>18.7388230087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430664092046">
                <text:p>17.7430664092046</text:p>
              </table:table-cell>
              <table:table-cell office:value-type="float" office:value="16.4616054748756">
                <text:p>16.4616054748756</text:p>
              </table:table-cell>
              <table:table-cell office:value-type="float" office:value="19.9415342991823">
                <text:p>19.9415342991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3361197134272">
                <text:p>17.3361197134272</text:p>
              </table:table-cell>
              <table:table-cell office:value-type="float" office:value="17.3451240604317">
                <text:p>17.3451240604317</text:p>
              </table:table-cell>
              <table:table-cell office:value-type="float" office:value="19.7650999767071">
                <text:p>19.7650999767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8410518224033">
                <text:p>17.8410518224033</text:p>
              </table:table-cell>
              <table:table-cell office:value-type="float" office:value="17.2352345830723">
                <text:p>17.2352345830723</text:p>
              </table:table-cell>
              <table:table-cell office:value-type="float" office:value="18.4837158242617">
                <text:p>18.4837158242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680140845587">
                <text:p>17.680140845587</text:p>
              </table:table-cell>
              <table:table-cell office:value-type="float" office:value="16.2173814438652">
                <text:p>16.2173814438652</text:p>
              </table:table-cell>
              <table:table-cell office:value-type="float" office:value="17.8697662740812">
                <text:p>17.8697662740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9549663638748">
                <text:p>17.9549663638748</text:p>
              </table:table-cell>
              <table:table-cell office:value-type="float" office:value="17.4773824026974">
                <text:p>17.4773824026974</text:p>
              </table:table-cell>
              <table:table-cell office:value-type="float" office:value="18.8893444491803">
                <text:p>18.8893444491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504128236512">
                <text:p>17.504128236512</text:p>
              </table:table-cell>
              <table:table-cell office:value-type="float" office:value="17.8568922159851">
                <text:p>17.8568922159851</text:p>
              </table:table-cell>
              <table:table-cell office:value-type="float" office:value="21.0177514441692">
                <text:p>21.0177514441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7369628104953">
                <text:p>17.7369628104953</text:p>
              </table:table-cell>
              <table:table-cell office:value-type="float" office:value="17.3480708265329">
                <text:p>17.3480708265329</text:p>
              </table:table-cell>
              <table:table-cell office:value-type="float" office:value="20.5920866846512">
                <text:p>20.5920866846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519671794988">
                <text:p>17.519671794988</text:p>
              </table:table-cell>
              <table:table-cell office:value-type="float" office:value="17.6327019975607">
                <text:p>17.6327019975607</text:p>
              </table:table-cell>
              <table:table-cell office:value-type="float" office:value="17.0978684513922">
                <text:p>17.0978684513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7644738522272">
                <text:p>16.7644738522272</text:p>
              </table:table-cell>
              <table:table-cell office:value-type="float" office:value="17.5530199330987">
                <text:p>17.5530199330987</text:p>
              </table:table-cell>
              <table:table-cell office:value-type="float" office:value="14.3463749612176">
                <text:p>14.3463749612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2598141530298">
                <text:p>14.2598141530298</text:p>
              </table:table-cell>
              <table:table-cell office:value-type="float" office:value="17.1995728361257">
                <text:p>17.1995728361257</text:p>
              </table:table-cell>
              <table:table-cell office:value-type="float" office:value="14.4895205534058">
                <text:p>14.4895205534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4cm" svg:height="20.933cm" xlink:href=".." xlink:type="simple" chart:class="chart:line" chart:style-name="ch1">
        <chart:title svg:x="14.318cm" svg:y="0.833cm" chart:style-name="ch2">
          <text:p>Efficency</text:p>
        </chart:title>
        <chart:legend chart:legend-position="end" svg:x="18.728cm" svg:y="3.071cm" style:legend-expansion="custom" chartooo:width="8.067cm" chartooo:height="2.845cm" style:legend-expansion-aspect-ratio="2.83550087873462" chart:style-name="ch3"/>
        <chart:plot-area chart:style-name="ch4" table:cell-range-address="Sheet1.V4:Sheet1.X36" chart:data-source-has-labels="row" svg:x="0.633cm" svg:y="1.75cm" svg:width="29.601cm" svg:height="17.783cm">
          <chartooo:coordinate-region svg:x="1.36cm" svg:y="1.95cm" svg:width="28.687cm" svg:height="16.936cm"/>
          <chart:axis chart:dimension="x" chart:name="primary-x" chart:style-name="ch5">
            <chart:title svg:x="14.807cm" svg:y="19.95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5:Sheet1.V36" chart:label-cell-address="Sheet1.V4:Sheet1.V4" chart:class="chart:line">
            <chart:data-point chart:repeated="32"/>
          </chart:series>
          <chart:series chart:style-name="ch9" chart:values-cell-range-address="Sheet1.W5:Sheet1.W36" chart:label-cell-address="Sheet1.W4:Sheet1.W4" chart:class="chart:line">
            <chart:data-point chart:repeated="32"/>
          </chart:series>
          <chart:series chart:style-name="ch10" chart:values-cell-range-address="Sheet1.X5:Sheet1.X36" chart:label-cell-address="Sheet1.X4:Sheet1.X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4:Sheet1.V4</svg:desc>
                </draw:g>
              </table:table-cell>
              <table:table-cell office:value-type="string">
                <text:p>par_jacobi2.cpp (Thread poll)</text:p>
                <draw:g>
                  <svg:desc>Sheet1.W4:Sheet1.W4</svg:desc>
                </draw:g>
              </table:table-cell>
              <table:table-cell office:value-type="string">
                <text:p>par_jacobi_ff.cpp (FastFlow)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86696708805">
                <text:p>1.01186696708805</text:p>
                <draw:g>
                  <svg:desc>Sheet1.V5:Sheet1.V36</svg:desc>
                </draw:g>
              </table:table-cell>
              <table:table-cell office:value-type="float" office:value="0.999538691655883">
                <text:p>0.999538691655883</text:p>
                <draw:g>
                  <svg:desc>Sheet1.W5:Sheet1.W36</svg:desc>
                </draw:g>
              </table:table-cell>
              <table:table-cell office:value-type="float" office:value="1.0072720166862">
                <text:p>1.0072720166862</text:p>
                <draw:g>
                  <svg:desc>Sheet1.X5:Sheet1.X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064363808737">
                <text:p>0.991064363808737</text:p>
              </table:table-cell>
              <table:table-cell office:value-type="float" office:value="0.69165576489561">
                <text:p>0.69165576489561</text:p>
              </table:table-cell>
              <table:table-cell office:value-type="float" office:value="0.962582493893228">
                <text:p>0.96258249389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1525201008206">
                <text:p>0.981525201008206</text:p>
              </table:table-cell>
              <table:table-cell office:value-type="float" office:value="0.914158317028005">
                <text:p>0.914158317028005</text:p>
              </table:table-cell>
              <table:table-cell office:value-type="float" office:value="0.96866625163446">
                <text:p>0.96866625163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3267012213773">
                <text:p>0.953267012213773</text:p>
              </table:table-cell>
              <table:table-cell office:value-type="float" office:value="0.907116427578761">
                <text:p>0.907116427578761</text:p>
              </table:table-cell>
              <table:table-cell office:value-type="float" office:value="0.849501203633053">
                <text:p>0.849501203633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6350897257713">
                <text:p>0.966350897257713</text:p>
              </table:table-cell>
              <table:table-cell office:value-type="float" office:value="0.913268277845374">
                <text:p>0.913268277845374</text:p>
              </table:table-cell>
              <table:table-cell office:value-type="float" office:value="0.916597414454771">
                <text:p>0.916597414454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858038377459">
                <text:p>0.976858038377459</text:p>
              </table:table-cell>
              <table:table-cell office:value-type="float" office:value="0.881682520683028">
                <text:p>0.881682520683028</text:p>
              </table:table-cell>
              <table:table-cell office:value-type="float" office:value="0.986644346769762">
                <text:p>0.986644346769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3529259516452">
                <text:p>0.913529259516452</text:p>
              </table:table-cell>
              <table:table-cell office:value-type="float" office:value="0.916441304956882">
                <text:p>0.916441304956882</text:p>
              </table:table-cell>
              <table:table-cell office:value-type="float" office:value="0.978331718640894">
                <text:p>0.978331718640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071368582721">
                <text:p>0.93071368582721</text:p>
              </table:table-cell>
              <table:table-cell office:value-type="float" office:value="0.889096584207128">
                <text:p>0.889096584207128</text:p>
              </table:table-cell>
              <table:table-cell office:value-type="float" office:value="0.94853758341448">
                <text:p>0.9485375834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4272385844714">
                <text:p>0.934272385844714</text:p>
              </table:table-cell>
              <table:table-cell office:value-type="float" office:value="0.907937314675877">
                <text:p>0.907937314675877</text:p>
              </table:table-cell>
              <table:table-cell office:value-type="float" office:value="0.967834530943774">
                <text:p>0.967834530943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9366225236284">
                <text:p>0.939366225236284</text:p>
              </table:table-cell>
              <table:table-cell office:value-type="float" office:value="0.875273843863031">
                <text:p>0.875273843863031</text:p>
              </table:table-cell>
              <table:table-cell office:value-type="float" office:value="0.878689205719545">
                <text:p>0.878689205719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730457517627">
                <text:p>0.923730457517627</text:p>
              </table:table-cell>
              <table:table-cell office:value-type="float" office:value="0.848560885036069">
                <text:p>0.848560885036069</text:p>
              </table:table-cell>
              <table:table-cell office:value-type="float" office:value="0.955573998453604">
                <text:p>0.955573998453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8200721049007">
                <text:p>0.918200721049007</text:p>
              </table:table-cell>
              <table:table-cell office:value-type="float" office:value="0.829812599856131">
                <text:p>0.829812599856131</text:p>
              </table:table-cell>
              <table:table-cell office:value-type="float" office:value="0.947781185477052">
                <text:p>0.947781185477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1025198515809">
                <text:p>0.911025198515809</text:p>
              </table:table-cell>
              <table:table-cell office:value-type="float" office:value="0.843073507226791">
                <text:p>0.843073507226791</text:p>
              </table:table-cell>
              <table:table-cell office:value-type="float" office:value="0.965903766127665">
                <text:p>0.965903766127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5982451496538">
                <text:p>0.915982451496538</text:p>
              </table:table-cell>
              <table:table-cell office:value-type="float" office:value="0.793922375248089">
                <text:p>0.793922375248089</text:p>
              </table:table-cell>
              <table:table-cell office:value-type="float" office:value="0.957423603716185">
                <text:p>0.957423603716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2135150261155">
                <text:p>0.892135150261155</text:p>
              </table:table-cell>
              <table:table-cell office:value-type="float" office:value="0.776174181578098">
                <text:p>0.776174181578098</text:p>
              </table:table-cell>
              <table:table-cell office:value-type="float" office:value="0.962874180935083">
                <text:p>0.962874180935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3911499123021">
                <text:p>0.903911499123021</text:p>
              </table:table-cell>
              <table:table-cell office:value-type="float" office:value="0.794559393972237">
                <text:p>0.794559393972237</text:p>
              </table:table-cell>
              <table:table-cell office:value-type="float" office:value="0.943235566973866">
                <text:p>0.943235566973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2724080296015">
                <text:p>0.872724080296015</text:p>
              </table:table-cell>
              <table:table-cell office:value-type="float" office:value="0.840491866045632">
                <text:p>0.840491866045632</text:p>
              </table:table-cell>
              <table:table-cell office:value-type="float" office:value="0.963672119110267">
                <text:p>0.963672119110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016389542315">
                <text:p>0.878016389542315</text:p>
              </table:table-cell>
              <table:table-cell office:value-type="float" office:value="0.802987417108582">
                <text:p>0.802987417108582</text:p>
              </table:table-cell>
              <table:table-cell office:value-type="float" office:value="0.950945593930784">
                <text:p>0.950945593930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2457590279195">
                <text:p>0.862457590279195</text:p>
              </table:table-cell>
              <table:table-cell office:value-type="float" office:value="0.767992439475915">
                <text:p>0.767992439475915</text:p>
              </table:table-cell>
              <table:table-cell office:value-type="float" office:value="0.923363451325113">
                <text:p>0.923363451325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2898914911095">
                <text:p>0.822898914911095</text:p>
              </table:table-cell>
              <table:table-cell office:value-type="float" office:value="0.822720494841237">
                <text:p>0.822720494841237</text:p>
              </table:table-cell>
              <table:table-cell office:value-type="float" office:value="0.92229591555292">
                <text:p>0.92229591555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6418951378434">
                <text:p>0.806418951378434</text:p>
              </table:table-cell>
              <table:table-cell office:value-type="float" office:value="0.693103619553233">
                <text:p>0.693103619553233</text:p>
              </table:table-cell>
              <table:table-cell office:value-type="float" office:value="0.869241089332733">
                <text:p>0.869241089332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8042139331808">
                <text:p>0.778042139331808</text:p>
              </table:table-cell>
              <table:table-cell office:value-type="float" office:value="0.731950292299656">
                <text:p>0.731950292299656</text:p>
              </table:table-cell>
              <table:table-cell office:value-type="float" office:value="0.857958729196792">
                <text:p>0.857958729196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0592295405377">
                <text:p>0.780592295405377</text:p>
              </table:table-cell>
              <table:table-cell office:value-type="float" office:value="0.715391808648367">
                <text:p>0.715391808648367</text:p>
              </table:table-cell>
              <table:table-cell office:value-type="float" office:value="0.873328237798014">
                <text:p>0.873328237798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0910286479204">
                <text:p>0.730910286479204</text:p>
              </table:table-cell>
              <table:table-cell office:value-type="float" office:value="0.722380108748872">
                <text:p>0.722380108748872</text:p>
              </table:table-cell>
              <table:table-cell office:value-type="float" office:value="0.829534671397588">
                <text:p>0.829534671397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2110839887835">
                <text:p>0.722110839887835</text:p>
              </table:table-cell>
              <table:table-cell office:value-type="float" office:value="0.689091353021854">
                <text:p>0.689091353021854</text:p>
              </table:table-cell>
              <table:table-cell office:value-type="float" office:value="0.744725188566346">
                <text:p>0.744725188566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807501904283">
                <text:p>0.68807501904283</text:p>
              </table:table-cell>
              <table:table-cell office:value-type="float" office:value="0.623457701172517">
                <text:p>0.623457701172517</text:p>
              </table:table-cell>
              <table:table-cell office:value-type="float" office:value="0.692296750484798">
                <text:p>0.6922967504847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2890272547478">
                <text:p>0.672890272547478</text:p>
              </table:table-cell>
              <table:table-cell office:value-type="float" office:value="0.647011849643026">
                <text:p>0.647011849643026</text:p>
              </table:table-cell>
              <table:table-cell office:value-type="float" office:value="0.704692891748376">
                <text:p>0.704692891748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2566041078558">
                <text:p>0.632566041078558</text:p>
              </table:table-cell>
              <table:table-cell office:value-type="float" office:value="0.637451952950211">
                <text:p>0.637451952950211</text:p>
              </table:table-cell>
              <table:table-cell office:value-type="float" office:value="0.756092602977772">
                <text:p>0.7560926029777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8877474634806">
                <text:p>0.618877474634806</text:p>
              </table:table-cell>
              <table:table-cell office:value-type="float" office:value="0.597933379886425">
                <text:p>0.597933379886425</text:p>
              </table:table-cell>
              <table:table-cell office:value-type="float" office:value="0.715235609745713">
                <text:p>0.715235609745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0919238785751">
                <text:p>0.590919238785751</text:p>
              </table:table-cell>
              <table:table-cell office:value-type="float" office:value="0.587485596166664">
                <text:p>0.587485596166664</text:p>
              </table:table-cell>
              <table:table-cell office:value-type="float" office:value="0.574073481202306">
                <text:p>0.574073481202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7207010054194">
                <text:p>0.547207010054194</text:p>
              </table:table-cell>
              <table:table-cell office:value-type="float" office:value="0.565965244469002">
                <text:p>0.565965244469002</text:p>
              </table:table-cell>
              <table:table-cell office:value-type="float" office:value="0.466151678687807">
                <text:p>0.466151678687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0907340570797">
                <text:p>0.450907340570797</text:p>
              </table:table-cell>
              <table:table-cell office:value-type="float" office:value="0.53723870405191">
                <text:p>0.53723870405191</text:p>
              </table:table-cell>
              <table:table-cell office:value-type="float" office:value="0.456090268395162">
                <text:p>0.4560902683951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57cm" svg:height="20.64cm" xlink:href=".." xlink:type="simple" chart:class="chart:line" chart:style-name="ch1">
        <chart:title svg:x="14.291cm" svg:y="0.526cm" chart:style-name="ch2">
          <text:p>Completion Time</text:p>
        </chart:title>
        <chart:legend chart:legend-position="end" svg:x="23.014cm" svg:y="2.323cm" style:legend-expansion="custom" chartooo:width="7.615cm" chartooo:height="3.328cm" style:legend-expansion-aspect-ratio="2.28816105769231" chart:style-name="ch3"/>
        <chart:plot-area chart:style-name="ch4" table:cell-range-address="Sheet1.C59:Sheet1.C91 Sheet1.M59:Sheet1.O91" chart:data-source-has-labels="row" svg:x="1.672cm" svg:y="1.74cm" svg:width="29.982cm" svg:height="17.506cm">
          <chartooo:coordinate-region svg:x="3.034cm" svg:y="1.939cm" svg:width="28.434cm" svg:height="16.66cm"/>
          <chart:axis chart:dimension="x" chart:name="primary-x" chart:style-name="ch5">
            <chart:title svg:x="16.037cm" svg:y="19.658cm" chart:style-name="ch6">
              <text:p>workers</text:p>
            </chart:title>
          </chart:axis>
          <chart:axis chart:dimension="y" chart:name="primary-y" chart:style-name="ch7">
            <chart:title svg:x="0.451cm" svg:y="11.556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60:Sheet1.C91" chart:label-cell-address="Sheet1.C59:Sheet1.C59" chart:class="chart:line">
            <chart:data-point chart:repeated="32"/>
          </chart:series>
          <chart:series chart:style-name="ch11" chart:values-cell-range-address="Sheet1.M60:Sheet1.M91" chart:label-cell-address="Sheet1.M59:Sheet1.M59" chart:class="chart:line">
            <chart:data-point chart:repeated="32"/>
          </chart:series>
          <chart:series chart:style-name="ch12" chart:values-cell-range-address="Sheet1.N60:Sheet1.N91" chart:label-cell-address="Sheet1.N59:Sheet1.N59" chart:class="chart:line">
            <chart:data-point chart:repeated="32"/>
          </chart:series>
          <chart:series chart:style-name="ch13" chart:values-cell-range-address="Sheet1.O60:Sheet1.O91" chart:label-cell-address="Sheet1.O59:Sheet1.O59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59:Sheet1.C59</svg:desc>
                </draw:g>
              </table:table-cell>
              <table:table-cell office:value-type="string">
                <text:p>par_jacobi.cpp (Barriers)</text:p>
                <draw:g>
                  <svg:desc>Sheet1.M59:Sheet1.M59</svg:desc>
                </draw:g>
              </table:table-cell>
              <table:table-cell office:value-type="string">
                <text:p>par_jacobi2.cpp (Thread poll)</text:p>
                <draw:g>
                  <svg:desc>Sheet1.N59:Sheet1.N59</svg:desc>
                </draw:g>
              </table:table-cell>
              <table:table-cell office:value-type="string">
                <text:p>par_jacobi_ff.cpp (FastFlow)</text:p>
                <draw:g>
                  <svg:desc>Sheet1.O59:Sheet1.O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9043.6">
                <text:p>209043.6</text:p>
                <draw:g>
                  <svg:desc>Sheet1.C60:Sheet1.C91</svg:desc>
                </draw:g>
              </table:table-cell>
              <table:table-cell office:value-type="float" office:value="210960">
                <text:p>210960</text:p>
                <draw:g>
                  <svg:desc>Sheet1.M60:Sheet1.M91</svg:desc>
                </draw:g>
              </table:table-cell>
              <table:table-cell office:value-type="float" office:value="212402.333333333">
                <text:p>212402.333333333</text:p>
                <draw:g>
                  <svg:desc>Sheet1.N60:Sheet1.N91</svg:desc>
                </draw:g>
              </table:table-cell>
              <table:table-cell office:value-type="float" office:value="219414.333333333">
                <text:p>219414.333333333</text:p>
                <draw:g>
                  <svg:desc>Sheet1.O60:Sheet1.O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043.6">
                <text:p>209043.6</text:p>
              </table:table-cell>
              <table:table-cell office:value-type="float" office:value="113843.666666667">
                <text:p>113843.666666667</text:p>
              </table:table-cell>
              <table:table-cell office:value-type="float" office:value="163293">
                <text:p>163293</text:p>
              </table:table-cell>
              <table:table-cell office:value-type="float" office:value="123033.666666667">
                <text:p>123033.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043.6">
                <text:p>209043.6</text:p>
              </table:table-cell>
              <table:table-cell office:value-type="float" office:value="78547">
                <text:p>78547</text:p>
              </table:table-cell>
              <table:table-cell office:value-type="float" office:value="88452">
                <text:p>88452</text:p>
              </table:table-cell>
              <table:table-cell office:value-type="float" office:value="79725">
                <text:p>79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043.6">
                <text:p>209043.6</text:p>
              </table:table-cell>
              <table:table-cell office:value-type="float" office:value="61997">
                <text:p>61997</text:p>
              </table:table-cell>
              <table:table-cell office:value-type="float" office:value="60618">
                <text:p>60618</text:p>
              </table:table-cell>
              <table:table-cell office:value-type="float" office:value="64744">
                <text:p>64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043.6">
                <text:p>209043.6</text:p>
              </table:table-cell>
              <table:table-cell office:value-type="float" office:value="48109.3333333333">
                <text:p>48109.3333333333</text:p>
              </table:table-cell>
              <table:table-cell office:value-type="float" office:value="49950">
                <text:p>49950</text:p>
              </table:table-cell>
              <table:table-cell office:value-type="float" office:value="58477">
                <text:p>58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043.6">
                <text:p>209043.6</text:p>
              </table:table-cell>
              <table:table-cell office:value-type="float" office:value="41594.6666666667">
                <text:p>41594.6666666667</text:p>
              </table:table-cell>
              <table:table-cell office:value-type="float" office:value="47177.3333333333">
                <text:p>47177.3333333333</text:p>
              </table:table-cell>
              <table:table-cell office:value-type="float" office:value="41895">
                <text:p>41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43.6">
                <text:p>209043.6</text:p>
              </table:table-cell>
              <table:table-cell office:value-type="float" office:value="36620.6666666667">
                <text:p>36620.6666666667</text:p>
              </table:table-cell>
              <table:table-cell office:value-type="float" office:value="39981.3333333333">
                <text:p>39981.3333333333</text:p>
              </table:table-cell>
              <table:table-cell office:value-type="float" office:value="41460.6666666667">
                <text:p>41460.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043.6">
                <text:p>209043.6</text:p>
              </table:table-cell>
              <table:table-cell office:value-type="float" office:value="31421.3333333333">
                <text:p>31421.3333333333</text:p>
              </table:table-cell>
              <table:table-cell office:value-type="float" office:value="35968.6666666667">
                <text:p>35968.6666666667</text:p>
              </table:table-cell>
              <table:table-cell office:value-type="float" office:value="33688.3333333333">
                <text:p>33688.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043.6">
                <text:p>209043.6</text:p>
              </table:table-cell>
              <table:table-cell office:value-type="float" office:value="30115">
                <text:p>30115</text:p>
              </table:table-cell>
              <table:table-cell office:value-type="float" office:value="32743.3333333333">
                <text:p>32743.3333333333</text:p>
              </table:table-cell>
              <table:table-cell office:value-type="float" office:value="31808.6666666667">
                <text:p>31808.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043.6">
                <text:p>209043.6</text:p>
              </table:table-cell>
              <table:table-cell office:value-type="float" office:value="27415.6666666667">
                <text:p>27415.6666666667</text:p>
              </table:table-cell>
              <table:table-cell office:value-type="float" office:value="35399.3333333333">
                <text:p>35399.3333333333</text:p>
              </table:table-cell>
              <table:table-cell office:value-type="float" office:value="36652">
                <text:p>36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043.6">
                <text:p>209043.6</text:p>
              </table:table-cell>
              <table:table-cell office:value-type="float" office:value="25628">
                <text:p>25628</text:p>
              </table:table-cell>
              <table:table-cell office:value-type="float" office:value="36901.3333333333">
                <text:p>36901.3333333333</text:p>
              </table:table-cell>
              <table:table-cell office:value-type="float" office:value="26558.3333333333">
                <text:p>26558.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043.6">
                <text:p>209043.6</text:p>
              </table:table-cell>
              <table:table-cell office:value-type="float" office:value="23798.3333333333">
                <text:p>23798.3333333333</text:p>
              </table:table-cell>
              <table:table-cell office:value-type="float" office:value="30299.6666666667">
                <text:p>30299.6666666667</text:p>
              </table:table-cell>
              <table:table-cell office:value-type="float" office:value="36317">
                <text:p>36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043.6">
                <text:p>209043.6</text:p>
              </table:table-cell>
              <table:table-cell office:value-type="float" office:value="24449.6666666667">
                <text:p>24449.6666666667</text:p>
              </table:table-cell>
              <table:table-cell office:value-type="float" office:value="27190.6666666667">
                <text:p>27190.6666666667</text:p>
              </table:table-cell>
              <table:table-cell office:value-type="float" office:value="23634.3333333333">
                <text:p>23634.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043.6">
                <text:p>209043.6</text:p>
              </table:table-cell>
              <table:table-cell office:value-type="float" office:value="21566.6666666667">
                <text:p>21566.6666666667</text:p>
              </table:table-cell>
              <table:table-cell office:value-type="float" office:value="28943">
                <text:p>28943</text:p>
              </table:table-cell>
              <table:table-cell office:value-type="float" office:value="23430.3333333333">
                <text:p>23430.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043.6">
                <text:p>209043.6</text:p>
              </table:table-cell>
              <table:table-cell office:value-type="float" office:value="19446">
                <text:p>19446</text:p>
              </table:table-cell>
              <table:table-cell office:value-type="float" office:value="27279.3333333333">
                <text:p>27279.3333333333</text:p>
              </table:table-cell>
              <table:table-cell office:value-type="float" office:value="22855">
                <text:p>22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9043.6">
                <text:p>209043.6</text:p>
              </table:table-cell>
              <table:table-cell office:value-type="float" office:value="18847.6666666667">
                <text:p>18847.6666666667</text:p>
              </table:table-cell>
              <table:table-cell office:value-type="float" office:value="31016.6666666667">
                <text:p>31016.6666666667</text:p>
              </table:table-cell>
              <table:table-cell office:value-type="float" office:value="31982.3333333333">
                <text:p>31982.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043.6">
                <text:p>209043.6</text:p>
              </table:table-cell>
              <table:table-cell office:value-type="float" office:value="20054.3333333333">
                <text:p>20054.3333333333</text:p>
              </table:table-cell>
              <table:table-cell office:value-type="float" office:value="31553">
                <text:p>31553</text:p>
              </table:table-cell>
              <table:table-cell office:value-type="float" office:value="34294.3333333333">
                <text:p>34294.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43.6">
                <text:p>209043.6</text:p>
              </table:table-cell>
              <table:table-cell office:value-type="float" office:value="21302">
                <text:p>21302</text:p>
              </table:table-cell>
              <table:table-cell office:value-type="float" office:value="27860">
                <text:p>27860</text:p>
              </table:table-cell>
              <table:table-cell office:value-type="float" office:value="52243.3333333333">
                <text:p>52243.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043.6">
                <text:p>209043.6</text:p>
              </table:table-cell>
              <table:table-cell office:value-type="float" office:value="19422.3333333333">
                <text:p>19422.3333333333</text:p>
              </table:table-cell>
              <table:table-cell office:value-type="float" office:value="26191.3333333333">
                <text:p>26191.3333333333</text:p>
              </table:table-cell>
              <table:table-cell office:value-type="float" office:value="32972.6666666667">
                <text:p>32972.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043.6">
                <text:p>209043.6</text:p>
              </table:table-cell>
              <table:table-cell office:value-type="float" office:value="20319.3333333333">
                <text:p>20319.3333333333</text:p>
              </table:table-cell>
              <table:table-cell office:value-type="float" office:value="34291">
                <text:p>34291</text:p>
              </table:table-cell>
              <table:table-cell office:value-type="float" office:value="36182.3333333333">
                <text:p>36182.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043.6">
                <text:p>209043.6</text:p>
              </table:table-cell>
              <table:table-cell office:value-type="float" office:value="17411.3333333333">
                <text:p>17411.3333333333</text:p>
              </table:table-cell>
              <table:table-cell office:value-type="float" office:value="31304.6666666667">
                <text:p>31304.6666666667</text:p>
              </table:table-cell>
              <table:table-cell office:value-type="float" office:value="34166">
                <text:p>34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043.6">
                <text:p>209043.6</text:p>
              </table:table-cell>
              <table:table-cell office:value-type="float" office:value="18548.6666666667">
                <text:p>18548.6666666667</text:p>
              </table:table-cell>
              <table:table-cell office:value-type="float" office:value="33392">
                <text:p>33392</text:p>
              </table:table-cell>
              <table:table-cell office:value-type="float" office:value="34176">
                <text:p>34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043.6">
                <text:p>209043.6</text:p>
              </table:table-cell>
              <table:table-cell office:value-type="float" office:value="17082.3333333333">
                <text:p>17082.3333333333</text:p>
              </table:table-cell>
              <table:table-cell office:value-type="float" office:value="30766.3333333333">
                <text:p>30766.3333333333</text:p>
              </table:table-cell>
              <table:table-cell office:value-type="float" office:value="25515.6666666667">
                <text:p>25515.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9043.6">
                <text:p>209043.6</text:p>
              </table:table-cell>
              <table:table-cell office:value-type="float" office:value="23302.6666666667">
                <text:p>23302.6666666667</text:p>
              </table:table-cell>
              <table:table-cell office:value-type="float" office:value="30615.3333333333">
                <text:p>30615.3333333333</text:p>
              </table:table-cell>
              <table:table-cell office:value-type="float" office:value="34333.6666666667">
                <text:p>34333.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9043.6">
                <text:p>209043.6</text:p>
              </table:table-cell>
              <table:table-cell office:value-type="float" office:value="19752.6666666667">
                <text:p>19752.6666666667</text:p>
              </table:table-cell>
              <table:table-cell office:value-type="float" office:value="34984.6666666667">
                <text:p>34984.6666666667</text:p>
              </table:table-cell>
              <table:table-cell office:value-type="float" office:value="34736.3333333333">
                <text:p>34736.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9043.6">
                <text:p>209043.6</text:p>
              </table:table-cell>
              <table:table-cell office:value-type="float" office:value="18011.6666666667">
                <text:p>18011.6666666667</text:p>
              </table:table-cell>
              <table:table-cell office:value-type="float" office:value="41877">
                <text:p>41877</text:p>
              </table:table-cell>
              <table:table-cell office:value-type="float" office:value="35656.3333333333">
                <text:p>35656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043.6">
                <text:p>209043.6</text:p>
              </table:table-cell>
              <table:table-cell office:value-type="float" office:value="19066.6666666667">
                <text:p>19066.6666666667</text:p>
              </table:table-cell>
              <table:table-cell office:value-type="float" office:value="42722">
                <text:p>42722</text:p>
              </table:table-cell>
              <table:table-cell office:value-type="float" office:value="28692.6666666667">
                <text:p>28692.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043.6">
                <text:p>209043.6</text:p>
              </table:table-cell>
              <table:table-cell office:value-type="float" office:value="19155">
                <text:p>19155</text:p>
              </table:table-cell>
              <table:table-cell office:value-type="float" office:value="45916">
                <text:p>45916</text:p>
              </table:table-cell>
              <table:table-cell office:value-type="float" office:value="28187.6666666667">
                <text:p>28187.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9043.6">
                <text:p>209043.6</text:p>
              </table:table-cell>
              <table:table-cell office:value-type="float" office:value="18978">
                <text:p>18978</text:p>
              </table:table-cell>
              <table:table-cell office:value-type="float" office:value="43076.6666666667">
                <text:p>43076.6666666667</text:p>
              </table:table-cell>
              <table:table-cell office:value-type="float" office:value="54382.3333333333">
                <text:p>54382.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043.6">
                <text:p>209043.6</text:p>
              </table:table-cell>
              <table:table-cell office:value-type="float" office:value="19421.6666666667">
                <text:p>19421.6666666667</text:p>
              </table:table-cell>
              <table:table-cell office:value-type="float" office:value="55712.6666666667">
                <text:p>55712.6666666667</text:p>
              </table:table-cell>
              <table:table-cell office:value-type="float" office:value="71277">
                <text:p>71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043.6">
                <text:p>209043.6</text:p>
              </table:table-cell>
              <table:table-cell office:value-type="float" office:value="21971.6666666667">
                <text:p>21971.6666666667</text:p>
              </table:table-cell>
              <table:table-cell office:value-type="float" office:value="69561">
                <text:p>69561</text:p>
              </table:table-cell>
              <table:table-cell office:value-type="float" office:value="69995.3333333333">
                <text:p>69995.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043.6">
                <text:p>209043.6</text:p>
              </table:table-cell>
              <table:table-cell office:value-type="float" office:value="23606.3333333333">
                <text:p>23606.3333333333</text:p>
              </table:table-cell>
              <table:table-cell office:value-type="float" office:value="68975.3333333333">
                <text:p>68975.3333333333</text:p>
              </table:table-cell>
              <table:table-cell office:value-type="float" office:value="44154.3333333333">
                <text:p>44154.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Ultrafine_20_Dotted_20__28_var_29_" svg:stroke-width="0.08cm" svg:stroke-color="#999999" draw:fill-color="#9999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19cm" svg:height="21.041cm" xlink:href=".." xlink:type="simple" chart:class="chart:line" chart:style-name="ch1">
        <chart:title svg:x="15.5cm" svg:y="0.556cm" chart:style-name="ch2">
          <text:p>Speed up</text:p>
        </chart:title>
        <chart:legend chart:legend-position="end" svg:x="1.727cm" svg:y="2.568cm" style:legend-expansion="custom" chartooo:width="6.746cm" chartooo:height="2.572cm" style:legend-expansion-aspect-ratio="2.62286158631415" chart:style-name="ch3"/>
        <chart:plot-area chart:style-name="ch4" table:cell-range-address="Sheet1.P59:Sheet1.R91" chart:data-source-has-labels="row" svg:x="0.475cm" svg:y="1.753cm" svg:width="31.171cm" svg:height="17.887cm">
          <chartooo:coordinate-region svg:x="1.096cm" svg:y="1.952cm" svg:width="30.364cm" svg:height="17.041cm"/>
          <chart:axis chart:dimension="x" chart:name="primary-x" chart:style-name="ch5">
            <chart:title svg:x="15.434cm" svg:y="20.06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60:Sheet1.P91" chart:label-cell-address="Sheet1.P59:Sheet1.P59" chart:class="chart:line">
            <chart:data-point chart:repeated="32"/>
          </chart:series>
          <chart:series chart:style-name="ch9" chart:values-cell-range-address="Sheet1.Q60:Sheet1.Q91" chart:label-cell-address="Sheet1.Q59:Sheet1.Q59" chart:class="chart:line">
            <chart:data-point chart:repeated="32"/>
          </chart:series>
          <chart:series chart:style-name="ch10" chart:values-cell-range-address="Sheet1.R60:Sheet1.R91" chart:label-cell-address="Sheet1.R59:Sheet1.R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59:Sheet1.P59</svg:desc>
                </draw:g>
              </table:table-cell>
              <table:table-cell office:value-type="string">
                <text:p>par_jacobi2.cpp (Thread poll)</text:p>
                <draw:g>
                  <svg:desc>Sheet1.Q59:Sheet1.Q59</svg:desc>
                </draw:g>
              </table:table-cell>
              <table:table-cell office:value-type="string">
                <text:p>par_jacobi_ff.cpp (FastFlow)</text:p>
                <draw:g>
                  <svg:desc>Sheet1.R59:Sheet1.R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0915813424346">
                <text:p>0.990915813424346</text:p>
                <draw:g>
                  <svg:desc>Sheet1.P60:Sheet1.P91</svg:desc>
                </draw:g>
              </table:table-cell>
              <table:table-cell office:value-type="float" office:value="0.984186928266639">
                <text:p>0.984186928266639</text:p>
                <draw:g>
                  <svg:desc>Sheet1.Q60:Sheet1.Q91</svg:desc>
                </draw:g>
              </table:table-cell>
              <table:table-cell office:value-type="float" office:value="0.952734476477532">
                <text:p>0.952734476477532</text:p>
                <draw:g>
                  <svg:desc>Sheet1.R60:Sheet1.R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623389970457">
                <text:p>1.83623389970457</text:p>
              </table:table-cell>
              <table:table-cell office:value-type="float" office:value="1.28017490033253">
                <text:p>1.28017490033253</text:p>
              </table:table-cell>
              <table:table-cell office:value-type="float" office:value="1.69907640456135">
                <text:p>1.69907640456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613823570601">
                <text:p>2.6613823570601</text:p>
              </table:table-cell>
              <table:table-cell office:value-type="float" office:value="2.36335639668973">
                <text:p>2.36335639668973</text:p>
              </table:table-cell>
              <table:table-cell office:value-type="float" office:value="2.62205832549389">
                <text:p>2.62205832549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183412100586">
                <text:p>3.37183412100586</text:p>
              </table:table-cell>
              <table:table-cell office:value-type="float" office:value="3.44854003761259">
                <text:p>3.44854003761259</text:p>
              </table:table-cell>
              <table:table-cell office:value-type="float" office:value="3.22877177807982">
                <text:p>3.22877177807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4517765090627">
                <text:p>4.34517765090627</text:p>
              </table:table-cell>
              <table:table-cell office:value-type="float" office:value="4.18505705705706">
                <text:p>4.18505705705706</text:p>
              </table:table-cell>
              <table:table-cell office:value-type="float" office:value="3.57480034885511">
                <text:p>3.57480034885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2573086293115">
                <text:p>5.02573086293115</text:p>
              </table:table-cell>
              <table:table-cell office:value-type="float" office:value="4.43101772037419">
                <text:p>4.43101772037419</text:p>
              </table:table-cell>
              <table:table-cell office:value-type="float" office:value="4.98970282849982">
                <text:p>4.98970282849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0835047605177">
                <text:p>5.70835047605177</text:p>
              </table:table-cell>
              <table:table-cell office:value-type="float" office:value="5.22852998065764">
                <text:p>5.22852998065764</text:p>
              </table:table-cell>
              <table:table-cell office:value-type="float" office:value="5.04197391905581">
                <text:p>5.04197391905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5291946023933">
                <text:p>6.65291946023933</text:p>
              </table:table-cell>
              <table:table-cell office:value-type="float" office:value="5.81182510703761">
                <text:p>5.81182510703761</text:p>
              </table:table-cell>
              <table:table-cell office:value-type="float" office:value="6.20522238163558">
                <text:p>6.20522238163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4151087497925">
                <text:p>6.94151087497925</text:p>
              </table:table-cell>
              <table:table-cell office:value-type="float" office:value="6.38431029217144">
                <text:p>6.38431029217144</text:p>
              </table:table-cell>
              <table:table-cell office:value-type="float" office:value="6.57190702743487">
                <text:p>6.57190702743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2496869186718">
                <text:p>7.62496869186718</text:p>
              </table:table-cell>
              <table:table-cell office:value-type="float" office:value="5.90529765155653">
                <text:p>5.90529765155653</text:p>
              </table:table-cell>
              <table:table-cell office:value-type="float" office:value="5.70347047910073">
                <text:p>5.70347047910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5684407679101">
                <text:p>8.15684407679101</text:p>
              </table:table-cell>
              <table:table-cell office:value-type="float" office:value="5.66493351640411">
                <text:p>5.66493351640411</text:p>
              </table:table-cell>
              <table:table-cell office:value-type="float" office:value="7.87111139002197">
                <text:p>7.87111139002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8395966104069">
                <text:p>8.78395966104069</text:p>
              </table:table-cell>
              <table:table-cell office:value-type="float" office:value="6.8992046117119">
                <text:p>6.8992046117119</text:p>
              </table:table-cell>
              <table:table-cell office:value-type="float" office:value="5.75608117410579">
                <text:p>5.75608117410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4995705462924">
                <text:p>8.54995705462924</text:p>
              </table:table-cell>
              <table:table-cell office:value-type="float" office:value="7.68806453194724">
                <text:p>7.68806453194724</text:p>
              </table:table-cell>
              <table:table-cell office:value-type="float" office:value="8.84491206295925">
                <text:p>8.8449120629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69290262751159">
                <text:p>9.69290262751159</text:p>
              </table:table-cell>
              <table:table-cell office:value-type="float" office:value="7.22259613723526">
                <text:p>7.22259613723526</text:p>
              </table:table-cell>
              <table:table-cell office:value-type="float" office:value="8.9219217253987">
                <text:p>8.9219217253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499537179883">
                <text:p>10.7499537179883</text:p>
              </table:table-cell>
              <table:table-cell office:value-type="float" office:value="7.66307583274274">
                <text:p>7.66307583274274</text:p>
              </table:table-cell>
              <table:table-cell office:value-type="float" office:value="9.14651498577992">
                <text:p>9.14651498577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912190722105">
                <text:p>11.0912190722105</text:p>
              </table:table-cell>
              <table:table-cell office:value-type="float" office:value="6.7397184309511">
                <text:p>6.7397184309511</text:p>
              </table:table-cell>
              <table:table-cell office:value-type="float" office:value="6.53622103869845">
                <text:p>6.53622103869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238618419959">
                <text:p>10.4238618419959</text:p>
              </table:table-cell>
              <table:table-cell office:value-type="float" office:value="6.62515767121985">
                <text:p>6.62515767121985</text:p>
              </table:table-cell>
              <table:table-cell office:value-type="float" office:value="6.0955726407667">
                <text:p>6.0955726407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8133320814947">
                <text:p>9.8133320814947</text:p>
              </table:table-cell>
              <table:table-cell office:value-type="float" office:value="7.50335965541996">
                <text:p>7.50335965541996</text:p>
              </table:table-cell>
              <table:table-cell office:value-type="float" office:value="4.00134498819626">
                <text:p>4.00134498819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7630528429471">
                <text:p>10.7630528429471</text:p>
              </table:table-cell>
              <table:table-cell office:value-type="float" office:value="7.98140351770306">
                <text:p>7.98140351770306</text:p>
              </table:table-cell>
              <table:table-cell office:value-type="float" office:value="6.3399057805455">
                <text:p>6.3399057805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879162702188">
                <text:p>10.2879162702188</text:p>
              </table:table-cell>
              <table:table-cell office:value-type="float" office:value="6.09616517453559">
                <text:p>6.09616517453559</text:p>
              </table:table-cell>
              <table:table-cell office:value-type="float" office:value="5.77750467539407">
                <text:p>5.77750467539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0061798828349">
                <text:p>12.0061798828349</text:p>
              </table:table-cell>
              <table:table-cell office:value-type="float" office:value="6.6777136529165">
                <text:p>6.6777136529165</text:p>
              </table:table-cell>
              <table:table-cell office:value-type="float" office:value="6.11846865304689">
                <text:p>6.11846865304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700068288826">
                <text:p>11.2700068288826</text:p>
              </table:table-cell>
              <table:table-cell office:value-type="float" office:value="6.26028988979396">
                <text:p>6.26028988979396</text:p>
              </table:table-cell>
              <table:table-cell office:value-type="float" office:value="6.11667837078652">
                <text:p>6.11667837078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374148730657">
                <text:p>12.2374148730657</text:p>
              </table:table-cell>
              <table:table-cell office:value-type="float" office:value="6.79455682076729">
                <text:p>6.79455682076729</text:p>
              </table:table-cell>
              <table:table-cell office:value-type="float" office:value="8.19275477811018">
                <text:p>8.19275477811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7080162499285">
                <text:p>8.97080162499285</text:p>
              </table:table-cell>
              <table:table-cell office:value-type="float" office:value="6.82806872373321">
                <text:p>6.82806872373321</text:p>
              </table:table-cell>
              <table:table-cell office:value-type="float" office:value="6.08858943117057">
                <text:p>6.088589431170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830571399642">
                <text:p>10.5830571399642</text:p>
              </table:table-cell>
              <table:table-cell office:value-type="float" office:value="5.97529203270004">
                <text:p>5.97529203270004</text:p>
              </table:table-cell>
              <table:table-cell office:value-type="float" office:value="6.01800996075195">
                <text:p>6.01800996075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060109188489">
                <text:p>11.6060109188489</text:p>
              </table:table-cell>
              <table:table-cell office:value-type="float" office:value="4.99184755354968">
                <text:p>4.99184755354968</text:p>
              </table:table-cell>
              <table:table-cell office:value-type="float" office:value="5.86273406313979">
                <text:p>5.86273406313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638251748252">
                <text:p>10.9638251748252</text:p>
              </table:table-cell>
              <table:table-cell office:value-type="float" office:value="4.8931136182763">
                <text:p>4.8931136182763</text:p>
              </table:table-cell>
              <table:table-cell office:value-type="float" office:value="7.28561072515625">
                <text:p>7.28561072515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9132654659358">
                <text:p>10.9132654659358</text:p>
              </table:table-cell>
              <table:table-cell office:value-type="float" office:value="4.55273978569562">
                <text:p>4.55273978569562</text:p>
              </table:table-cell>
              <table:table-cell office:value-type="float" office:value="7.41613708122938">
                <text:p>7.41613708122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1504900411">
                <text:p>11.01504900411</text:p>
              </table:table-cell>
              <table:table-cell office:value-type="float" office:value="4.85282674301633">
                <text:p>4.85282674301633</text:p>
              </table:table-cell>
              <table:table-cell office:value-type="float" office:value="3.84396158066039">
                <text:p>3.84396158066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634222946881">
                <text:p>10.7634222946881</text:p>
              </table:table-cell>
              <table:table-cell office:value-type="float" office:value="3.75217365290957">
                <text:p>3.75217365290957</text:p>
              </table:table-cell>
              <table:table-cell office:value-type="float" office:value="2.93283387347952">
                <text:p>2.93283387347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1423499962072">
                <text:p>9.51423499962072</text:p>
              </table:table-cell>
              <table:table-cell office:value-type="float" office:value="3.00518393927632">
                <text:p>3.00518393927632</text:p>
              </table:table-cell>
              <table:table-cell office:value-type="float" office:value="2.98653624527349">
                <text:p>2.98653624527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554032110027">
                <text:p>8.8554032110027</text:p>
              </table:table-cell>
              <table:table-cell office:value-type="float" office:value="3.03070083024849">
                <text:p>3.03070083024849</text:p>
              </table:table-cell>
              <table:table-cell office:value-type="float" office:value="4.73438469610382">
                <text:p>4.734384696103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7cm" svg:height="20.936cm" xlink:href=".." xlink:type="simple" chart:class="chart:line" chart:style-name="ch1">
        <chart:title svg:x="15.433cm" svg:y="0.554cm" chart:style-name="ch2">
          <text:p>Scalability</text:p>
        </chart:title>
        <chart:legend chart:legend-position="end" svg:x="1.623cm" svg:y="2.507cm" style:legend-expansion="custom" chartooo:width="7.212cm" chartooo:height="2.959cm" style:legend-expansion-aspect-ratio="2.43730990199392" chart:style-name="ch3"/>
        <chart:plot-area chart:style-name="ch4" table:cell-range-address="Sheet1.S59:Sheet1.U91" chart:data-source-has-labels="row" svg:x="0.475cm" svg:y="1.75cm" svg:width="31.823cm" svg:height="17.785cm">
          <chartooo:coordinate-region svg:x="1.096cm" svg:y="1.949cm" svg:width="31.015cm" svg:height="16.939cm"/>
          <chart:axis chart:dimension="x" chart:name="primary-x" chart:style-name="ch5">
            <chart:title svg:x="15.76cm" svg:y="19.953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60:Sheet1.S91" chart:label-cell-address="Sheet1.S59:Sheet1.S59" chart:class="chart:line">
            <chart:data-point chart:repeated="32"/>
          </chart:series>
          <chart:series chart:style-name="ch9" chart:values-cell-range-address="Sheet1.T60:Sheet1.T91" chart:label-cell-address="Sheet1.T59:Sheet1.T59" chart:class="chart:line">
            <chart:data-point chart:repeated="32"/>
          </chart:series>
          <chart:series chart:style-name="ch10" chart:values-cell-range-address="Sheet1.U60:Sheet1.U91" chart:label-cell-address="Sheet1.U59:Sheet1.U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59:Sheet1.S59</svg:desc>
                </draw:g>
              </table:table-cell>
              <table:table-cell office:value-type="string">
                <text:p>par_jacobi2.cpp (Thread poll)</text:p>
                <draw:g>
                  <svg:desc>Sheet1.T59:Sheet1.T59</svg:desc>
                </draw:g>
              </table:table-cell>
              <table:table-cell office:value-type="string">
                <text:p>par_jacobi_ff.cpp (FastFlow)</text:p>
                <draw:g>
                  <svg:desc>Sheet1.U59:Sheet1.U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60:Sheet1.S91</svg:desc>
                </draw:g>
              </table:table-cell>
              <table:table-cell office:value-type="float" office:value="1">
                <text:p>1</text:p>
                <draw:g>
                  <svg:desc>Sheet1.T60:Sheet1.T91</svg:desc>
                </draw:g>
              </table:table-cell>
              <table:table-cell office:value-type="float" office:value="1">
                <text:p>1</text:p>
                <draw:g>
                  <svg:desc>Sheet1.U60:Sheet1.U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306751070913">
                <text:p>1.85306751070913</text:p>
              </table:table-cell>
              <table:table-cell office:value-type="float" office:value="1.30074365302452">
                <text:p>1.30074365302452</text:p>
              </table:table-cell>
              <table:table-cell office:value-type="float" office:value="1.78336823796197">
                <text:p>1.78336823796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57804881154">
                <text:p>2.6857804881154</text:p>
              </table:table-cell>
              <table:table-cell office:value-type="float" office:value="2.40132878095841">
                <text:p>2.40132878095841</text:p>
              </table:table-cell>
              <table:table-cell office:value-type="float" office:value="2.75213964670221">
                <text:p>2.75213964670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274529412713">
                <text:p>3.40274529412713</text:p>
              </table:table-cell>
              <table:table-cell office:value-type="float" office:value="3.50394822220023">
                <text:p>3.50394822220023</text:p>
              </table:table-cell>
              <table:table-cell office:value-type="float" office:value="3.38895238683636">
                <text:p>3.3889523868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8501191729948">
                <text:p>4.38501191729948</text:p>
              </table:table-cell>
              <table:table-cell office:value-type="float" office:value="4.2522989656323">
                <text:p>4.2522989656323</text:p>
              </table:table-cell>
              <table:table-cell office:value-type="float" office:value="3.75214756798969">
                <text:p>3.75214756798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7180407744583">
                <text:p>5.07180407744583</text:p>
              </table:table-cell>
              <table:table-cell office:value-type="float" office:value="4.5022115140039">
                <text:p>4.5022115140039</text:p>
              </table:table-cell>
              <table:table-cell office:value-type="float" office:value="5.23724390340932">
                <text:p>5.23724390340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068158234877">
                <text:p>5.76068158234877</text:p>
              </table:table-cell>
              <table:table-cell office:value-type="float" office:value="5.31253751750817">
                <text:p>5.31253751750817</text:p>
              </table:table-cell>
              <table:table-cell office:value-type="float" office:value="5.29210818285604">
                <text:p>5.29210818285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1390987015191">
                <text:p>6.71390987015191</text:p>
              </table:table-cell>
              <table:table-cell office:value-type="float" office:value="5.90520452986859">
                <text:p>5.90520452986859</text:p>
              </table:table-cell>
              <table:table-cell office:value-type="float" office:value="6.51306584871123">
                <text:p>6.51306584871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514693674249">
                <text:p>7.00514693674249</text:p>
              </table:table-cell>
              <table:table-cell office:value-type="float" office:value="6.48688791611524">
                <text:p>6.48688791611524</text:p>
              </table:table-cell>
              <table:table-cell office:value-type="float" office:value="6.89794186070882">
                <text:p>6.89794186070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9487032961689">
                <text:p>7.69487032961689</text:p>
              </table:table-cell>
              <table:table-cell office:value-type="float" office:value="6.0001789110906">
                <text:p>6.0001789110906</text:p>
              </table:table-cell>
              <table:table-cell office:value-type="float" office:value="5.98642184146386">
                <text:p>5.98642184146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3162166380521">
                <text:p>8.23162166380521</text:p>
              </table:table-cell>
              <table:table-cell office:value-type="float" office:value="5.75595281109987">
                <text:p>5.75595281109987</text:p>
              </table:table-cell>
              <table:table-cell office:value-type="float" office:value="8.26160025101977">
                <text:p>8.26160025101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6448630856503">
                <text:p>8.86448630856503</text:p>
              </table:table-cell>
              <table:table-cell office:value-type="float" office:value="7.01005511611789">
                <text:p>7.01005511611789</text:p>
              </table:table-cell>
              <table:table-cell office:value-type="float" office:value="6.04164257326688">
                <text:p>6.04164257326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2833849132231">
                <text:p>8.62833849132231</text:p>
              </table:table-cell>
              <table:table-cell office:value-type="float" office:value="7.81158976119257">
                <text:p>7.81158976119257</text:p>
              </table:table-cell>
              <table:table-cell office:value-type="float" office:value="9.28371154958182">
                <text:p>9.2837115495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78176197836167">
                <text:p>9.78176197836167</text:p>
              </table:table-cell>
              <table:table-cell office:value-type="float" office:value="7.33864261940135">
                <text:p>7.33864261940135</text:p>
              </table:table-cell>
              <table:table-cell office:value-type="float" office:value="9.3645416909704">
                <text:p>9.3645416909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485035482876">
                <text:p>10.8485035482876</text:p>
              </table:table-cell>
              <table:table-cell office:value-type="float" office:value="7.78619956499426">
                <text:p>7.78619956499426</text:p>
              </table:table-cell>
              <table:table-cell office:value-type="float" office:value="9.60027710931233">
                <text:p>9.60027710931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928974408857">
                <text:p>11.1928974408857</text:p>
              </table:table-cell>
              <table:table-cell office:value-type="float" office:value="6.84800644814616">
                <text:p>6.84800644814616</text:p>
              </table:table-cell>
              <table:table-cell office:value-type="float" office:value="6.86048547635674">
                <text:p>6.86048547635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194222362582">
                <text:p>10.5194222362582</text:p>
              </table:table-cell>
              <table:table-cell office:value-type="float" office:value="6.73160502435056">
                <text:p>6.73160502435056</text:p>
              </table:table-cell>
              <table:table-cell office:value-type="float" office:value="6.39797634205845">
                <text:p>6.39797634205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0329546521453">
                <text:p>9.90329546521453</text:p>
              </table:table-cell>
              <table:table-cell office:value-type="float" office:value="7.62391720507298">
                <text:p>7.62391720507298</text:p>
              </table:table-cell>
              <table:table-cell office:value-type="float" office:value="4.1998532508135">
                <text:p>4.1998532508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617227590231">
                <text:p>10.8617227590231</text:p>
              </table:table-cell>
              <table:table-cell office:value-type="float" office:value="8.1096418662662">
                <text:p>8.1096418662662</text:p>
              </table:table-cell>
              <table:table-cell office:value-type="float" office:value="6.65443094280111">
                <text:p>6.65443094280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822303881361">
                <text:p>10.3822303881361</text:p>
              </table:table-cell>
              <table:table-cell office:value-type="float" office:value="6.19411312978138">
                <text:p>6.19411312978138</text:p>
              </table:table-cell>
              <table:table-cell office:value-type="float" office:value="6.06412890268732">
                <text:p>6.06412890268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162461232148">
                <text:p>12.1162461232148</text:p>
              </table:table-cell>
              <table:table-cell office:value-type="float" office:value="6.78500543050025">
                <text:p>6.78500543050025</text:p>
              </table:table-cell>
              <table:table-cell office:value-type="float" office:value="6.42200823430701">
                <text:p>6.42200823430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3733242281566">
                <text:p>11.3733242281566</text:p>
              </table:table-cell>
              <table:table-cell office:value-type="float" office:value="6.36087486024597">
                <text:p>6.36087486024597</text:p>
              </table:table-cell>
              <table:table-cell office:value-type="float" office:value="6.42012913545568">
                <text:p>6.42012913545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496009522509">
                <text:p>12.3496009522509</text:p>
              </table:table-cell>
              <table:table-cell office:value-type="float" office:value="6.90372593419214">
                <text:p>6.90372593419214</text:p>
              </table:table-cell>
              <table:table-cell office:value-type="float" office:value="8.59920049120148">
                <text:p>8.59920049120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05304113978372">
                <text:p>9.05304113978372</text:p>
              </table:table-cell>
              <table:table-cell office:value-type="float" office:value="6.93777627768221">
                <text:p>6.93777627768221</text:p>
              </table:table-cell>
              <table:table-cell office:value-type="float" office:value="6.39064669275056">
                <text:p>6.39064669275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800769516352">
                <text:p>10.6800769516352</text:p>
              </table:table-cell>
              <table:table-cell office:value-type="float" office:value="6.07129790193799">
                <text:p>6.07129790193799</text:p>
              </table:table-cell>
              <table:table-cell office:value-type="float" office:value="6.31656574768014">
                <text:p>6.31656574768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1240862404">
                <text:p>11.71240862404</text:p>
              </table:table-cell>
              <table:table-cell office:value-type="float" office:value="5.07205228009011">
                <text:p>5.07205228009011</text:p>
              </table:table-cell>
              <table:table-cell office:value-type="float" office:value="6.15358655311352">
                <text:p>6.15358655311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0643356643357">
                <text:p>11.0643356643357</text:p>
              </table:table-cell>
              <table:table-cell office:value-type="float" office:value="4.97173197259804">
                <text:p>4.97173197259804</text:p>
              </table:table-cell>
              <table:table-cell office:value-type="float" office:value="7.6470526731569">
                <text:p>7.64705267315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133124510572">
                <text:p>11.0133124510572</text:p>
              </table:table-cell>
              <table:table-cell office:value-type="float" office:value="4.62588930510788">
                <text:p>4.62588930510788</text:p>
              </table:table-cell>
              <table:table-cell office:value-type="float" office:value="7.78405449191727">
                <text:p>7.78405449191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1160290863105">
                <text:p>11.1160290863105</text:p>
              </table:table-cell>
              <table:table-cell office:value-type="float" office:value="4.93079780236787">
                <text:p>4.93079780236787</text:p>
              </table:table-cell>
              <table:table-cell office:value-type="float" office:value="4.03466199194591">
                <text:p>4.03466199194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8620955977002">
                <text:p>10.8620955977002</text:p>
              </table:table-cell>
              <table:table-cell office:value-type="float" office:value="3.81246036209599">
                <text:p>3.81246036209599</text:p>
              </table:table-cell>
              <table:table-cell office:value-type="float" office:value="3.07833288905725">
                <text:p>3.07833288905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60145642114845">
                <text:p>9.60145642114845</text:p>
              </table:table-cell>
              <table:table-cell office:value-type="float" office:value="3.05346865820407">
                <text:p>3.05346865820407</text:p>
              </table:table-cell>
              <table:table-cell office:value-type="float" office:value="3.13469945615422">
                <text:p>3.13469945615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3658481480959">
                <text:p>8.93658481480959</text:p>
              </table:table-cell>
              <table:table-cell office:value-type="float" office:value="3.07939553270251">
                <text:p>3.07939553270251</text:p>
              </table:table-cell>
              <table:table-cell office:value-type="float" office:value="4.9692593403441">
                <text:p>4.96925934034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59cm" svg:height="20.994cm" xlink:href=".." xlink:type="simple" chart:class="chart:line" chart:style-name="ch1">
        <chart:title svg:x="15.27cm" svg:y="0.555cm" chart:style-name="ch2">
          <text:p>Efficency</text:p>
        </chart:title>
        <chart:legend chart:legend-position="end" svg:x="21.897cm" svg:y="2.851cm" style:legend-expansion="custom" chartooo:width="8.129cm" chartooo:height="3.598cm" style:legend-expansion-aspect-ratio="2.25931072818232" chart:style-name="ch3"/>
        <chart:plot-area chart:style-name="ch4" table:cell-range-address="Sheet1.V59:Sheet1.X91" chart:data-source-has-labels="row" svg:x="0.65cm" svg:y="1.784cm" svg:width="30.917cm" svg:height="18.051cm">
          <chartooo:coordinate-region svg:x="1.377cm" svg:y="1.984cm" svg:width="30.003cm" svg:height="17.204cm"/>
          <chart:axis chart:dimension="x" chart:name="primary-x" chart:style-name="ch5">
            <chart:title svg:x="15.455cm" svg:y="20.254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60:Sheet1.V91" chart:label-cell-address="Sheet1.V59:Sheet1.V59" chart:class="chart:line">
            <chart:data-point chart:repeated="32"/>
          </chart:series>
          <chart:series chart:style-name="ch9" chart:values-cell-range-address="Sheet1.W60:Sheet1.W91" chart:label-cell-address="Sheet1.W59:Sheet1.W59" chart:class="chart:line">
            <chart:data-point chart:repeated="32"/>
          </chart:series>
          <chart:series chart:style-name="ch10" chart:values-cell-range-address="Sheet1.X60:Sheet1.X91" chart:label-cell-address="Sheet1.X59:Sheet1.X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59:Sheet1.V59</svg:desc>
                </draw:g>
              </table:table-cell>
              <table:table-cell office:value-type="string">
                <text:p>par_jacobi2.cpp (Thread poll)</text:p>
                <draw:g>
                  <svg:desc>Sheet1.W59:Sheet1.W59</svg:desc>
                </draw:g>
              </table:table-cell>
              <table:table-cell office:value-type="string">
                <text:p>par_jacobi_ff.cpp (FastFlow)</text:p>
                <draw:g>
                  <svg:desc>Sheet1.X59:Sheet1.X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0915813424346">
                <text:p>0.990915813424346</text:p>
                <draw:g>
                  <svg:desc>Sheet1.V60:Sheet1.V91</svg:desc>
                </draw:g>
              </table:table-cell>
              <table:table-cell office:value-type="float" office:value="0.984186928266639">
                <text:p>0.984186928266639</text:p>
                <draw:g>
                  <svg:desc>Sheet1.W60:Sheet1.W91</svg:desc>
                </draw:g>
              </table:table-cell>
              <table:table-cell office:value-type="float" office:value="0.952734476477532">
                <text:p>0.952734476477532</text:p>
                <draw:g>
                  <svg:desc>Sheet1.X60:Sheet1.X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8116949852283">
                <text:p>0.918116949852283</text:p>
              </table:table-cell>
              <table:table-cell office:value-type="float" office:value="0.640087450166266">
                <text:p>0.640087450166266</text:p>
              </table:table-cell>
              <table:table-cell office:value-type="float" office:value="0.849538202280677">
                <text:p>0.849538202280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127452353368">
                <text:p>0.887127452353368</text:p>
              </table:table-cell>
              <table:table-cell office:value-type="float" office:value="0.787785465563243">
                <text:p>0.787785465563243</text:p>
              </table:table-cell>
              <table:table-cell office:value-type="float" office:value="0.874019441831295">
                <text:p>0.874019441831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2958530251464">
                <text:p>0.842958530251464</text:p>
              </table:table-cell>
              <table:table-cell office:value-type="float" office:value="0.862135009403148">
                <text:p>0.862135009403148</text:p>
              </table:table-cell>
              <table:table-cell office:value-type="float" office:value="0.807192944519955">
                <text:p>0.807192944519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035530181254">
                <text:p>0.869035530181254</text:p>
              </table:table-cell>
              <table:table-cell office:value-type="float" office:value="0.837011411411411">
                <text:p>0.837011411411411</text:p>
              </table:table-cell>
              <table:table-cell office:value-type="float" office:value="0.714960069771021">
                <text:p>0.714960069771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7621810488524">
                <text:p>0.837621810488524</text:p>
              </table:table-cell>
              <table:table-cell office:value-type="float" office:value="0.738502953395699">
                <text:p>0.738502953395699</text:p>
              </table:table-cell>
              <table:table-cell office:value-type="float" office:value="0.831617138083304">
                <text:p>0.831617138083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5478639435968">
                <text:p>0.815478639435968</text:p>
              </table:table-cell>
              <table:table-cell office:value-type="float" office:value="0.746932854379663">
                <text:p>0.746932854379663</text:p>
              </table:table-cell>
              <table:table-cell office:value-type="float" office:value="0.720281988436545">
                <text:p>0.720281988436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1614932529916">
                <text:p>0.831614932529916</text:p>
              </table:table-cell>
              <table:table-cell office:value-type="float" office:value="0.726478138379701">
                <text:p>0.726478138379701</text:p>
              </table:table-cell>
              <table:table-cell office:value-type="float" office:value="0.775652797704448">
                <text:p>0.775652797704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1278986108805">
                <text:p>0.771278986108805</text:p>
              </table:table-cell>
              <table:table-cell office:value-type="float" office:value="0.709367810241271">
                <text:p>0.709367810241271</text:p>
              </table:table-cell>
              <table:table-cell office:value-type="float" office:value="0.730211891937208">
                <text:p>0.730211891937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2496869186718">
                <text:p>0.762496869186718</text:p>
              </table:table-cell>
              <table:table-cell office:value-type="float" office:value="0.590529765155653">
                <text:p>0.590529765155653</text:p>
              </table:table-cell>
              <table:table-cell office:value-type="float" office:value="0.570347047910073">
                <text:p>0.570347047910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1531279708274">
                <text:p>0.741531279708274</text:p>
              </table:table-cell>
              <table:table-cell office:value-type="float" office:value="0.514993956036737">
                <text:p>0.514993956036737</text:p>
              </table:table-cell>
              <table:table-cell office:value-type="float" office:value="0.715555580911088">
                <text:p>0.715555580911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1996638420057">
                <text:p>0.731996638420057</text:p>
              </table:table-cell>
              <table:table-cell office:value-type="float" office:value="0.574933717642658">
                <text:p>0.574933717642658</text:p>
              </table:table-cell>
              <table:table-cell office:value-type="float" office:value="0.479673431175483">
                <text:p>0.479673431175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7689004202249">
                <text:p>0.657689004202249</text:p>
              </table:table-cell>
              <table:table-cell office:value-type="float" office:value="0.591389579380557">
                <text:p>0.591389579380557</text:p>
              </table:table-cell>
              <table:table-cell office:value-type="float" office:value="0.680377850996866">
                <text:p>0.680377850996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2350187679399">
                <text:p>0.692350187679399</text:p>
              </table:table-cell>
              <table:table-cell office:value-type="float" office:value="0.515899724088232">
                <text:p>0.515899724088232</text:p>
              </table:table-cell>
              <table:table-cell office:value-type="float" office:value="0.637280123242764">
                <text:p>0.637280123242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6663581199218">
                <text:p>0.716663581199218</text:p>
              </table:table-cell>
              <table:table-cell office:value-type="float" office:value="0.510871722182849">
                <text:p>0.510871722182849</text:p>
              </table:table-cell>
              <table:table-cell office:value-type="float" office:value="0.609767665718661">
                <text:p>0.609767665718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3201192013158">
                <text:p>0.693201192013158</text:p>
              </table:table-cell>
              <table:table-cell office:value-type="float" office:value="0.421232401934444">
                <text:p>0.421232401934444</text:p>
              </table:table-cell>
              <table:table-cell office:value-type="float" office:value="0.408513814918653">
                <text:p>0.408513814918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3168343646818">
                <text:p>0.613168343646818</text:p>
              </table:table-cell>
              <table:table-cell office:value-type="float" office:value="0.38971515713058">
                <text:p>0.38971515713058</text:p>
              </table:table-cell>
              <table:table-cell office:value-type="float" office:value="0.358563096515688">
                <text:p>0.358563096515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5185115638594">
                <text:p>0.545185115638594</text:p>
              </table:table-cell>
              <table:table-cell office:value-type="float" office:value="0.416853314189998">
                <text:p>0.416853314189998</text:p>
              </table:table-cell>
              <table:table-cell office:value-type="float" office:value="0.222296943788681">
                <text:p>0.222296943788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647646541827">
                <text:p>0.56647646541827</text:p>
              </table:table-cell>
              <table:table-cell office:value-type="float" office:value="0.420073869352793">
                <text:p>0.420073869352793</text:p>
              </table:table-cell>
              <table:table-cell office:value-type="float" office:value="0.333679251607658">
                <text:p>0.333679251607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395813510942">
                <text:p>0.514395813510942</text:p>
              </table:table-cell>
              <table:table-cell office:value-type="float" office:value="0.30480825872678">
                <text:p>0.30480825872678</text:p>
              </table:table-cell>
              <table:table-cell office:value-type="float" office:value="0.288875233769703">
                <text:p>0.28887523376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1722851563568">
                <text:p>0.571722851563568</text:p>
              </table:table-cell>
              <table:table-cell office:value-type="float" office:value="0.317986364424595">
                <text:p>0.317986364424595</text:p>
              </table:table-cell>
              <table:table-cell office:value-type="float" office:value="0.29135565014509">
                <text:p>0.29135565014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2273037676481">
                <text:p>0.512273037676481</text:p>
              </table:table-cell>
              <table:table-cell office:value-type="float" office:value="0.284558631354271">
                <text:p>0.284558631354271</text:p>
              </table:table-cell>
              <table:table-cell office:value-type="float" office:value="0.278030835035751">
                <text:p>0.278030835035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206151622025">
                <text:p>0.53206151622025</text:p>
              </table:table-cell>
              <table:table-cell office:value-type="float" office:value="0.295415513946404">
                <text:p>0.295415513946404</text:p>
              </table:table-cell>
              <table:table-cell office:value-type="float" office:value="0.356206729483051">
                <text:p>0.356206729483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3783401041369">
                <text:p>0.373783401041369</text:p>
              </table:table-cell>
              <table:table-cell office:value-type="float" office:value="0.284502863488884">
                <text:p>0.284502863488884</text:p>
              </table:table-cell>
              <table:table-cell office:value-type="float" office:value="0.253691226298774">
                <text:p>0.253691226298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3322285598569">
                <text:p>0.423322285598569</text:p>
              </table:table-cell>
              <table:table-cell office:value-type="float" office:value="0.239011681308002">
                <text:p>0.239011681308002</text:p>
              </table:table-cell>
              <table:table-cell office:value-type="float" office:value="0.240720398430078">
                <text:p>0.240720398430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6385035340342">
                <text:p>0.446385035340342</text:p>
              </table:table-cell>
              <table:table-cell office:value-type="float" office:value="0.191994136674988">
                <text:p>0.191994136674988</text:p>
              </table:table-cell>
              <table:table-cell office:value-type="float" office:value="0.225489771659223">
                <text:p>0.225489771659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6067599067599">
                <text:p>0.406067599067599</text:p>
              </table:table-cell>
              <table:table-cell office:value-type="float" office:value="0.18122643030653">
                <text:p>0.18122643030653</text:p>
              </table:table-cell>
              <table:table-cell office:value-type="float" office:value="0.269837434265046">
                <text:p>0.269837434265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759480926278">
                <text:p>0.389759480926278</text:p>
              </table:table-cell>
              <table:table-cell office:value-type="float" office:value="0.162597849489129">
                <text:p>0.162597849489129</text:p>
              </table:table-cell>
              <table:table-cell office:value-type="float" office:value="0.264862038615335">
                <text:p>0.264862038615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829276003794">
                <text:p>0.379829276003794</text:p>
              </table:table-cell>
              <table:table-cell office:value-type="float" office:value="0.16733885320746">
                <text:p>0.16733885320746</text:p>
              </table:table-cell>
              <table:table-cell office:value-type="float" office:value="0.132550399333117">
                <text:p>0.132550399333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780743156269">
                <text:p>0.358780743156269</text:p>
              </table:table-cell>
              <table:table-cell office:value-type="float" office:value="0.125072455096986">
                <text:p>0.125072455096986</text:p>
              </table:table-cell>
              <table:table-cell office:value-type="float" office:value="0.0977611291159841">
                <text:p>0.0977611291159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910806439378">
                <text:p>0.306910806439378</text:p>
              </table:table-cell>
              <table:table-cell office:value-type="float" office:value="0.0969414173960103">
                <text:p>0.0969414173960103</text:p>
              </table:table-cell>
              <table:table-cell office:value-type="float" office:value="0.0963398788797902">
                <text:p>0.0963398788797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6731350343834">
                <text:p>0.276731350343834</text:p>
              </table:table-cell>
              <table:table-cell office:value-type="float" office:value="0.0947094009452655">
                <text:p>0.0947094009452655</text:p>
              </table:table-cell>
              <table:table-cell office:value-type="float" office:value="0.147949521753244">
                <text:p>0.1479495217532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